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DE00000143F11045D9C4D97083.jpg" manifest:media-type="image/jpeg"/>
  <manifest:file-entry manifest:full-path="Pictures/10000000000000DE000001435CE74D409DC6C2C3.jpg" manifest:media-type="image/jpeg"/>
  <manifest:file-entry manifest:full-path="Pictures/10000000000000DE00000143FC4788266C3E598D.jpg" manifest:media-type="image/jpeg"/>
  <manifest:file-entry manifest:full-path="Pictures/10000000000000DE0000014372CFC3D8BD884442.jpg" manifest:media-type="image/jpeg"/>
  <manifest:file-entry manifest:full-path="Pictures/10000000000000DE000001433B78602D2AACF6DF.jpg" manifest:media-type="image/jpeg"/>
  <manifest:file-entry manifest:full-path="Pictures/10000000000000DE00000143836ACD61695DF9CC.jpg" manifest:media-type="image/jpeg"/>
  <manifest:file-entry manifest:full-path="Pictures/10000000000000DE0000014324A14FCF692AB12D.jpg" manifest:media-type="image/jpeg"/>
  <manifest:file-entry manifest:full-path="Pictures/10000000000000DE00000143083124FDF56E35CF.jpg" manifest:media-type="image/jpeg"/>
  <manifest:file-entry manifest:full-path="Pictures/10000000000000DE000001432A393D03AB696FDE.jpg" manifest:media-type="image/jpeg"/>
  <manifest:file-entry manifest:full-path="Pictures/10000000000000DE000001437C41948DE9247BAF.jpg" manifest:media-type="image/jpeg"/>
  <manifest:file-entry manifest:full-path="Pictures/10000000000000DE0000014304FF46E9D977E7F9.jpg" manifest:media-type="image/jpeg"/>
  <manifest:file-entry manifest:full-path="Pictures/1000020100000200000000E36FA63761C156AB1D.png" manifest:media-type="image/png"/>
  <manifest:file-entry manifest:full-path="Pictures/10000000000000DE0000014357CC5EDA65CB1103.jpg" manifest:media-type="image/jpeg"/>
  <manifest:file-entry manifest:full-path="Pictures/10000000000000DE00000143DE5F10DB3AC66D86.jpg" manifest:media-type="image/jpeg"/>
  <manifest:file-entry manifest:full-path="Pictures/10000000000000DE000001433483656D855D49AF.jpg" manifest:media-type="image/jpeg"/>
  <manifest:file-entry manifest:full-path="Pictures/10000000000000DE000001434883EECA5DD31EDA.jpg" manifest:media-type="image/jpeg"/>
  <manifest:file-entry manifest:full-path="Pictures/10000000000000DE000001437242D9D0EE19F770.jpg" manifest:media-type="image/jpeg"/>
  <manifest:file-entry manifest:full-path="Pictures/10000000000000DE00000143AD9463861194D4BB.jpg" manifest:media-type="image/jpeg"/>
  <manifest:file-entry manifest:full-path="Pictures/10000000000000DE00000143FAA5246816D2A231.jpg" manifest:media-type="image/jpeg"/>
  <manifest:file-entry manifest:full-path="Pictures/10000000000000DE000001436DCA0E56EA03AD71.jpg" manifest:media-type="image/jpeg"/>
  <manifest:file-entry manifest:full-path="Pictures/10000000000000DE00000143CA14FF8FE24AB2F5.jpg" manifest:media-type="image/jpeg"/>
  <manifest:file-entry manifest:full-path="Pictures/10000000000000DE00000143303AEE133D0C7AF2.jpg" manifest:media-type="image/jpeg"/>
  <manifest:file-entry manifest:full-path="Pictures/10000000000000DE000001432B72D7E2EB1332E7.jpg" manifest:media-type="image/jpeg"/>
  <manifest:file-entry manifest:full-path="Pictures/10000000000000DE0000014366EE07BA0A54E220.jpg" manifest:media-type="image/jpeg"/>
  <manifest:file-entry manifest:full-path="Pictures/10000000000000DE000001430F06DE500CAEC63D.jpg" manifest:media-type="image/jpeg"/>
  <manifest:file-entry manifest:full-path="Pictures/10000000000000DE00000143231F699AE59082C5.jpg" manifest:media-type="image/jpeg"/>
  <manifest:file-entry manifest:full-path="Pictures/10000000000000DE0000014332A1036547933203.jpg" manifest:media-type="image/jpeg"/>
  <manifest:file-entry manifest:full-path="Pictures/10000000000000DE00000143F2464AE8D9AA4172.jpg" manifest:media-type="image/jpeg"/>
  <manifest:file-entry manifest:full-path="Pictures/10000000000000DE0000014371F17A4F8FDA3B5C.jpg" manifest:media-type="image/jpeg"/>
  <manifest:file-entry manifest:full-path="Pictures/10000000000000DE00000143FD40239DCEA3325C.jpg" manifest:media-type="image/jpeg"/>
  <manifest:file-entry manifest:full-path="Pictures/10000000000000DE0000014391825A5137A0A3E2.jpg" manifest:media-type="image/jpeg"/>
  <manifest:file-entry manifest:full-path="Pictures/10000000000000DE0000014363CCD7CBBF2D61AB.jpg" manifest:media-type="image/jpeg"/>
  <manifest:file-entry manifest:full-path="Pictures/10000000000000DE000001437E58492D36CF088A.jpg" manifest:media-type="image/jpeg"/>
  <manifest:file-entry manifest:full-path="Pictures/10000000000000DE000001432379A5A25EB0EA40.jpg" manifest:media-type="image/jpeg"/>
  <manifest:file-entry manifest:full-path="Pictures/10000000000000DE000001439566D1F0AD4261A3.jpg" manifest:media-type="image/jpeg"/>
  <manifest:file-entry manifest:full-path="Pictures/10000000000000DE000001435D1A20C8C4A00095.jpg" manifest:media-type="image/jpeg"/>
  <manifest:file-entry manifest:full-path="Pictures/10000000000000DE00000143AFD06AD0B337762A.jpg" manifest:media-type="image/jpeg"/>
  <manifest:file-entry manifest:full-path="Pictures/10000000000000DE00000143F66ECB05226A1388.jpg" manifest:media-type="image/jpeg"/>
  <manifest:file-entry manifest:full-path="Pictures/10000000000000DE00000143DFCD1FC8F64C2050.jpg" manifest:media-type="image/jpeg"/>
  <manifest:file-entry manifest:full-path="Pictures/10000000000000DE000001438325E470040FF0E2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4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96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743cm, 0cm, 4.584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8.96cm)" draw:image-opacity="100%" style:mirror="none"/>
    </style:style>
    <style:style style:name="gr10" style:family="graphic" style:parent-style-name="standard">
      <style:graphic-properties draw:stroke="solid" svg:stroke-width="0.106cm" svg:stroke-color="#ffff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dash" draw:stroke-dash="Dashed_20__28_var_29__20_5" svg:stroke-width="0.10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6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10pt" fo:letter-spacing="normal" fo:font-style="normal" style:text-underline-style="none" fo:font-weight="normal" style:font-name-asian="Arial" style:font-size-asian="110pt" style:font-style-asian="normal" style:font-weight-asian="normal" style:font-name-complex="Arial" style:font-size-complex="1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ポーカーのルール</text:span></text:p>
          </draw:text-box>
        </draw:frame>
        <draw:frame draw:name="Google Shape;55;p13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3"><text:span text:style-name="T2">テキサスホールデム【中級編】</text:span></text:p>
          </draw:text-box>
        </draw:frame>
        <presentation:notes draw:style-name="dp2">
          <draw:page-thumbnail draw:name="Google Shape;51;g45653f6f75_0_479:notes" draw:style-name="gr1" draw:layer="layout" svg:width="16.932cm" svg:height="9.524cm" svg:x="1.059cm" svg:y="1.905cm" draw:page-number="1" presentation:class="page"/>
          <draw:frame draw:name="Google Shape;52;g45653f6f75_0_479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61;p14" presentation:style-name="pr5" draw:text-style-name="P9" xml:id="id1" draw:id="id1" draw:layer="layout" svg:width="23.667cm" svg:height="9.489cm" svg:x="0.866cm" svg:y="3.201cm" presentation:class="outline" presentation:user-transformed="true">
          <draw:text-box>
            <text:p text:style-name="P7"><text:span text:style-name="T3">同じ役</text:span></text:p>
            <text:p text:style-name="P8"><text:span text:style-name="T3">同士の強さ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57;g45653f6f75_0_484:notes" draw:style-name="gr1" draw:layer="layout" svg:width="16.932cm" svg:height="9.524cm" svg:x="1.059cm" svg:y="1.905cm" draw:page-number="2" presentation:class="page"/>
          <draw:frame draw:name="Google Shape;58;g45653f6f75_0_484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6;p15" presentation:style-name="pr7" draw:text-style-name="P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67;p15" presentation:style-name="pr5" draw:text-style-name="P9" xml:id="id2" draw:id="id2" draw:layer="layout" svg:width="23.667cm" svg:height="9.489cm" svg:x="0.866cm" svg:y="3.201cm" presentation:class="outline" presentation:user-transformed="true">
          <draw:text-box>
            <text:p text:style-name="P7"><text:span text:style-name="T3">チョップ</text:span></text:p>
            <text:p text:style-name="P8"><text:span text:style-name="T3">（引き分け）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63;g45653f6f75_0_682:notes" draw:style-name="gr1" draw:layer="layout" svg:width="16.932cm" svg:height="9.524cm" svg:x="1.059cm" svg:y="1.905cm" draw:page-number="3" presentation:class="page"/>
          <draw:frame draw:name="Google Shape;64;g45653f6f75_0_68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前回のおさらい" draw:style-name="dp1" draw:master-page-name="TITLE_5f_AND_5f_BODY" presentation:presentation-page-layout-name="AL2T1">
        <draw:frame draw:name="Google Shape;72;p16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前回のおさらい</text:span></text:p>
          </draw:text-box>
        </draw:frame>
        <draw:frame draw:name="Google Shape;73;p16" presentation:style-name="pr10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/></text:p>
            <text:p text:style-name="P12"><text:span text:style-name="T5">・数字の強さ・・・</text:span><text:span text:style-name="T5">A</text:span><text:span text:style-name="T5">が一番強く、２が一番弱い</text:span></text:p>
            <text:p text:style-name="P12"><text:span text:style-name="T5"/></text:p>
            <text:p text:style-name="P12"><text:span text:style-name="T5">・</text:span><text:span text:style-name="T5">A</text:span><text:span text:style-name="T5">の特殊性・・・</text:span><text:span text:style-name="T5">A</text:span><text:span text:style-name="T5">は</text:span><text:span text:style-name="T5">1</text:span><text:span text:style-name="T5">と</text:span><text:span text:style-name="T5">A</text:span><text:span text:style-name="T5">の役割を兼ね備える</text:span></text:p>
            <text:p text:style-name="P12"><text:span text:style-name="T5"/></text:p>
            <text:p text:style-name="P13"><text:span text:style-name="T5">・柄の強さ・・・柄に強さなし</text:span></text:p>
          </draw:text-box>
        </draw:frame>
        <draw:frame draw:name="Google Shape;74;p16" draw:style-name="gr2" draw:text-style-name="P14" draw:layer="layout" svg:width="1.6cm" svg:height="2.329cm" svg:x="14.86cm" svg:y="4.663cm">
          <draw:image xlink:href="Pictures/10000000000000DE00000143F2464AE8D9AA4172.jpg" xlink:type="simple" xlink:show="embed" xlink:actuate="onLoad">
            <text:p/>
          </draw:image>
        </draw:frame>
        <draw:frame draw:name="Google Shape;75;p16" draw:style-name="gr2" draw:text-style-name="P14" draw:layer="layout" svg:width="1.6cm" svg:height="2.329cm" svg:x="21.656cm" svg:y="4.663cm">
          <draw:image xlink:href="Pictures/10000000000000DE00000143DFCD1FC8F64C2050.jpg" xlink:type="simple" xlink:show="embed" xlink:actuate="onLoad">
            <text:p/>
          </draw:image>
        </draw:frame>
        <draw:frame draw:name="Google Shape;76;p16" draw:style-name="gr2" draw:text-style-name="P14" draw:layer="layout" svg:width="1.6cm" svg:height="2.329cm" svg:x="16.635cm" svg:y="4.663cm">
          <draw:image xlink:href="Pictures/10000000000000DE000001433483656D855D49AF.jpg" xlink:type="simple" xlink:show="embed" xlink:actuate="onLoad">
            <text:p/>
          </draw:image>
        </draw:frame>
        <draw:frame draw:name="Google Shape;77;p16" draw:style-name="gr2" draw:text-style-name="P14" draw:layer="layout" svg:width="1.6cm" svg:height="2.329cm" svg:x="19.898cm" svg:y="4.663cm">
          <draw:image xlink:href="Pictures/10000000000000DE00000143AD9463861194D4BB.jpg" xlink:type="simple" xlink:show="embed" xlink:actuate="onLoad">
            <text:p/>
          </draw:image>
        </draw:frame>
        <draw:custom-shape draw:name="Google Shape;78;p16" draw:style-name="gr3" draw:text-style-name="P15" draw:layer="layout" svg:width="3.131cm" svg:height="1.318cm" svg:x="17.27cm" svg:y="3.201cm">
          <text:p text:style-name="P1"><text:span text:style-name="T6">数字の強さ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6" draw:style-name="gr3" draw:text-style-name="P15" draw:layer="layout" svg:width="11.306cm" svg:height="1.318cm" svg:x="18.447cm" svg:y="5.168cm">
          <text:p text:style-name="P1"><text:span text:style-name="T6">・・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6" draw:style-name="gr4" draw:text-style-name="P14" draw:layer="layout" svg:width="8.223cm" svg:height="0.019cm" draw:transform="rotate (-3.14159265358979) translate (23.16cm 4.306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81;p16" draw:style-name="gr2" draw:text-style-name="P14" draw:layer="layout" svg:width="1.634cm" svg:height="2.378cm" svg:x="14.631cm" svg:y="10.2cm">
          <draw:image xlink:href="Pictures/10000000000000DE00000143DFCD1FC8F64C2050.jpg" xlink:type="simple" xlink:show="embed" xlink:actuate="onLoad">
            <text:p/>
          </draw:image>
        </draw:frame>
        <draw:frame draw:name="Google Shape;82;p16" draw:style-name="gr2" draw:text-style-name="P14" draw:layer="layout" svg:width="1.634cm" svg:height="2.378cm" svg:x="19.466cm" svg:y="10.2cm">
          <draw:image xlink:href="Pictures/10000000000000DE0000014357CC5EDA65CB1103.jpg" xlink:type="simple" xlink:show="embed" xlink:actuate="onLoad">
            <text:p/>
          </draw:image>
        </draw:frame>
        <draw:frame draw:name="Google Shape;83;p16" draw:style-name="gr2" draw:text-style-name="P14" draw:layer="layout" svg:width="1.634cm" svg:height="2.378cm" svg:x="17.058cm" svg:y="10.2cm">
          <draw:image xlink:href="Pictures/10000000000000DE000001437242D9D0EE19F770.jpg" xlink:type="simple" xlink:show="embed" xlink:actuate="onLoad">
            <text:p/>
          </draw:image>
        </draw:frame>
        <draw:frame draw:name="Google Shape;84;p16" draw:style-name="gr2" draw:text-style-name="P14" draw:layer="layout" svg:width="1.634cm" svg:height="2.378cm" svg:x="21.851cm" svg:y="10.2cm">
          <draw:image xlink:href="Pictures/10000000000000DE00000143CA14FF8FE24AB2F5.jpg" xlink:type="simple" xlink:show="embed" xlink:actuate="onLoad">
            <text:p/>
          </draw:image>
        </draw:frame>
        <draw:custom-shape draw:name="Google Shape;85;p16" draw:style-name="gr3" draw:text-style-name="P15" draw:layer="layout" svg:width="1.634cm" svg:height="1.318cm" svg:x="16.149cm" svg:y="10.837cm">
          <text:p text:style-name="P1"><text:span text:style-name="T6">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3" draw:text-style-name="P15" draw:layer="layout" svg:width="1.634cm" svg:height="1.318cm" svg:x="18.689cm" svg:y="10.837cm">
          <text:p text:style-name="P1"><text:span text:style-name="T6">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3" draw:text-style-name="P15" draw:layer="layout" svg:width="1.634cm" svg:height="1.318cm" svg:x="21.017cm" svg:y="10.837cm">
          <text:p text:style-name="P1"><text:span text:style-name="T6">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;g45653f6f75_0_489:notes" draw:style-name="gr1" draw:layer="layout" svg:width="16.932cm" svg:height="9.524cm" svg:x="1.059cm" svg:y="1.905cm" draw:page-number="4" presentation:class="page"/>
          <draw:frame draw:name="Google Shape;70;g45653f6f75_0_48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前回のおさらい" draw:style-name="dp1" draw:master-page-name="TITLE_5f_AND_5f_BODY" presentation:presentation-page-layout-name="AL2T1">
        <draw:frame draw:name="Google Shape;92;p17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前回のおさらい</text:span></text:p>
          </draw:text-box>
        </draw:frame>
        <draw:frame draw:name="Google Shape;93;p17" presentation:style-name="pr12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4;p17" draw:style-name="gr2" draw:text-style-name="P14" draw:layer="layout" svg:width="0.954cm" svg:height="1.388cm" svg:x="22.161cm" svg:y="9.55cm">
          <draw:image xlink:href="Pictures/10000000000000DE000001437E58492D36CF088A.jpg" xlink:type="simple" xlink:show="embed" xlink:actuate="onLoad">
            <text:p/>
          </draw:image>
        </draw:frame>
        <draw:frame draw:name="Google Shape;95;p17" draw:style-name="gr2" draw:text-style-name="P14" draw:layer="layout" svg:width="0.954cm" svg:height="1.388cm" svg:x="18.03cm" svg:y="9.55cm">
          <draw:image xlink:href="Pictures/10000000000000DE0000014304FF46E9D977E7F9.jpg" xlink:type="simple" xlink:show="embed" xlink:actuate="onLoad">
            <text:p/>
          </draw:image>
        </draw:frame>
        <draw:frame draw:name="Google Shape;96;p17" draw:style-name="gr2" draw:text-style-name="P14" draw:layer="layout" svg:width="0.954cm" svg:height="1.388cm" svg:x="19.063cm" svg:y="9.55cm">
          <draw:image xlink:href="Pictures/10000000000000DE000001437C41948DE9247BAF.jpg" xlink:type="simple" xlink:show="embed" xlink:actuate="onLoad">
            <text:p/>
          </draw:image>
        </draw:frame>
        <draw:frame draw:name="Google Shape;97;p17" draw:style-name="gr2" draw:text-style-name="P14" draw:layer="layout" svg:width="0.954cm" svg:height="1.388cm" svg:x="20.096cm" svg:y="9.55cm">
          <draw:image xlink:href="Pictures/10000000000000DE0000014332A1036547933203.jpg" xlink:type="simple" xlink:show="embed" xlink:actuate="onLoad">
            <text:p/>
          </draw:image>
        </draw:frame>
        <draw:frame draw:name="Google Shape;98;p17" draw:style-name="gr2" draw:text-style-name="P14" draw:layer="layout" svg:width="0.954cm" svg:height="1.388cm" svg:x="21.128cm" svg:y="9.55cm">
          <draw:image xlink:href="Pictures/10000000000000DE00000143FD40239DCEA3325C.jpg" xlink:type="simple" xlink:show="embed" xlink:actuate="onLoad">
            <text:p/>
          </draw:image>
        </draw:frame>
        <draw:frame draw:name="Google Shape;99;p17" draw:style-name="gr2" draw:text-style-name="P14" draw:layer="layout" svg:width="0.962cm" svg:height="1.401cm" svg:x="18.008cm" svg:y="7.946cm">
          <draw:image xlink:href="Pictures/10000000000000DE0000014366EE07BA0A54E220.jpg" xlink:type="simple" xlink:show="embed" xlink:actuate="onLoad">
            <text:p/>
          </draw:image>
        </draw:frame>
        <draw:frame draw:name="Google Shape;100;p17" draw:style-name="gr2" draw:text-style-name="P14" draw:layer="layout" svg:width="0.962cm" svg:height="1.401cm" svg:x="22.175cm" svg:y="7.946cm">
          <draw:image xlink:href="Pictures/10000000000000DE000001437E58492D36CF088A.jpg" xlink:type="simple" xlink:show="embed" xlink:actuate="onLoad">
            <text:p/>
          </draw:image>
        </draw:frame>
        <draw:frame draw:name="Google Shape;101;p17" draw:style-name="gr2" draw:text-style-name="P14" draw:layer="layout" svg:width="0.962cm" svg:height="1.401cm" svg:x="19.049cm" svg:y="7.946cm">
          <draw:image xlink:href="Pictures/10000000000000DE0000014391825A5137A0A3E2.jpg" xlink:type="simple" xlink:show="embed" xlink:actuate="onLoad">
            <text:p/>
          </draw:image>
        </draw:frame>
        <draw:frame draw:name="Google Shape;102;p17" draw:style-name="gr2" draw:text-style-name="P14" draw:layer="layout" svg:width="0.962cm" svg:height="1.401cm" svg:x="20.091cm" svg:y="7.946cm">
          <draw:image xlink:href="Pictures/10000000000000DE000001432B72D7E2EB1332E7.jpg" xlink:type="simple" xlink:show="embed" xlink:actuate="onLoad">
            <text:p/>
          </draw:image>
        </draw:frame>
        <draw:frame draw:name="Google Shape;103;p17" draw:style-name="gr2" draw:text-style-name="P14" draw:layer="layout" svg:width="0.962cm" svg:height="1.401cm" svg:x="21.133cm" svg:y="7.946cm">
          <draw:image xlink:href="Pictures/10000000000000DE000001439566D1F0AD4261A3.jpg" xlink:type="simple" xlink:show="embed" xlink:actuate="onLoad">
            <text:p/>
          </draw:image>
        </draw:frame>
        <draw:frame draw:name="Google Shape;104;p17" draw:style-name="gr2" draw:text-style-name="P14" draw:layer="layout" svg:width="0.962cm" svg:height="1.401cm" svg:x="18.008cm" svg:y="6.342cm">
          <draw:image xlink:href="Pictures/10000000000000DE0000014366EE07BA0A54E220.jpg" xlink:type="simple" xlink:show="embed" xlink:actuate="onLoad">
            <text:p/>
          </draw:image>
        </draw:frame>
        <draw:frame draw:name="Google Shape;105;p17" draw:style-name="gr2" draw:text-style-name="P14" draw:layer="layout" svg:width="0.962cm" svg:height="1.401cm" svg:x="22.175cm" svg:y="6.342cm">
          <draw:image xlink:href="Pictures/10000000000000DE000001437E58492D36CF088A.jpg" xlink:type="simple" xlink:show="embed" xlink:actuate="onLoad">
            <text:p/>
          </draw:image>
        </draw:frame>
        <draw:frame draw:name="Google Shape;106;p17" draw:style-name="gr2" draw:text-style-name="P14" draw:layer="layout" svg:width="0.962cm" svg:height="1.401cm" svg:x="19.049cm" svg:y="6.342cm">
          <draw:image xlink:href="Pictures/10000000000000DE0000014391825A5137A0A3E2.jpg" xlink:type="simple" xlink:show="embed" xlink:actuate="onLoad">
            <text:p/>
          </draw:image>
        </draw:frame>
        <draw:frame draw:name="Google Shape;107;p17" draw:style-name="gr2" draw:text-style-name="P14" draw:layer="layout" svg:width="0.962cm" svg:height="1.401cm" svg:x="20.091cm" svg:y="6.342cm">
          <draw:image xlink:href="Pictures/10000000000000DE000001432B72D7E2EB1332E7.jpg" xlink:type="simple" xlink:show="embed" xlink:actuate="onLoad">
            <text:p/>
          </draw:image>
        </draw:frame>
        <draw:frame draw:name="Google Shape;108;p17" draw:style-name="gr2" draw:text-style-name="P14" draw:layer="layout" svg:width="0.962cm" svg:height="1.401cm" svg:x="21.133cm" svg:y="6.342cm">
          <draw:image xlink:href="Pictures/10000000000000DE000001430F06DE500CAEC63D.jpg" xlink:type="simple" xlink:show="embed" xlink:actuate="onLoad">
            <text:p/>
          </draw:image>
        </draw:frame>
        <draw:frame draw:name="Google Shape;109;p17" draw:style-name="gr2" draw:text-style-name="P14" draw:layer="layout" svg:width="0.962cm" svg:height="1.401cm" svg:x="18.008cm" svg:y="4.738cm">
          <draw:image xlink:href="Pictures/10000000000000DE0000014366EE07BA0A54E220.jpg" xlink:type="simple" xlink:show="embed" xlink:actuate="onLoad">
            <text:p/>
          </draw:image>
        </draw:frame>
        <draw:frame draw:name="Google Shape;110;p17" draw:style-name="gr2" draw:text-style-name="P14" draw:layer="layout" svg:width="0.962cm" svg:height="1.401cm" svg:x="19.049cm" svg:y="4.738cm">
          <draw:image xlink:href="Pictures/10000000000000DE0000014371F17A4F8FDA3B5C.jpg" xlink:type="simple" xlink:show="embed" xlink:actuate="onLoad">
            <text:p/>
          </draw:image>
        </draw:frame>
        <draw:frame draw:name="Google Shape;111;p17" draw:style-name="gr2" draw:text-style-name="P14" draw:layer="layout" svg:width="0.962cm" svg:height="1.401cm" svg:x="20.091cm" svg:y="4.738cm">
          <draw:image xlink:href="Pictures/10000000000000DE000001437C41948DE9247BAF.jpg" xlink:type="simple" xlink:show="embed" xlink:actuate="onLoad">
            <text:p/>
          </draw:image>
        </draw:frame>
        <draw:frame draw:name="Google Shape;112;p17" draw:style-name="gr2" draw:text-style-name="P14" draw:layer="layout" svg:width="0.962cm" svg:height="1.401cm" svg:x="21.133cm" svg:y="4.738cm">
          <draw:image xlink:href="Pictures/10000000000000DE000001437E58492D36CF088A.jpg" xlink:type="simple" xlink:show="embed" xlink:actuate="onLoad">
            <text:p/>
          </draw:image>
        </draw:frame>
        <draw:frame draw:name="Google Shape;113;p17" draw:style-name="gr2" draw:text-style-name="P14" draw:layer="layout" svg:width="0.962cm" svg:height="1.401cm" svg:x="22.175cm" svg:y="4.738cm">
          <draw:image xlink:href="Pictures/10000000000000DE00000143CA14FF8FE24AB2F5.jpg" xlink:type="simple" xlink:show="embed" xlink:actuate="onLoad">
            <text:p/>
          </draw:image>
        </draw:frame>
        <draw:frame draw:name="Google Shape;114;p17" draw:style-name="gr2" draw:text-style-name="P14" draw:layer="layout" svg:width="0.962cm" svg:height="1.401cm" svg:x="8.543cm" svg:y="11.066cm">
          <draw:image xlink:href="Pictures/10000000000000DE000001432379A5A25EB0EA40.jpg" xlink:type="simple" xlink:show="embed" xlink:actuate="onLoad">
            <text:p/>
          </draw:image>
        </draw:frame>
        <draw:frame draw:name="Google Shape;115;p17" draw:style-name="gr2" draw:text-style-name="P14" draw:layer="layout" svg:width="0.962cm" svg:height="1.401cm" svg:x="6.459cm" svg:y="11.066cm">
          <draw:image xlink:href="Pictures/10000000000000DE0000014366EE07BA0A54E220.jpg" xlink:type="simple" xlink:show="embed" xlink:actuate="onLoad">
            <text:p/>
          </draw:image>
        </draw:frame>
        <draw:frame draw:name="Google Shape;116;p17" draw:style-name="gr2" draw:text-style-name="P14" draw:layer="layout" svg:width="0.962cm" svg:height="1.401cm" svg:x="7.501cm" svg:y="11.066cm">
          <draw:image xlink:href="Pictures/10000000000000DE00000143AFD06AD0B337762A.jpg" xlink:type="simple" xlink:show="embed" xlink:actuate="onLoad">
            <text:p/>
          </draw:image>
        </draw:frame>
        <draw:frame draw:name="Google Shape;117;p17" draw:style-name="gr2" draw:text-style-name="P14" draw:layer="layout" svg:width="0.962cm" svg:height="1.401cm" svg:x="9.584cm" svg:y="11.065cm">
          <draw:image xlink:href="Pictures/10000000000000DE00000143F66ECB05226A1388.jpg" xlink:type="simple" xlink:show="embed" xlink:actuate="onLoad">
            <text:p/>
          </draw:image>
        </draw:frame>
        <draw:frame draw:name="Google Shape;118;p17" draw:style-name="gr2" draw:text-style-name="P14" draw:layer="layout" svg:width="0.962cm" svg:height="1.401cm" svg:x="10.626cm" svg:y="11.066cm">
          <draw:image xlink:href="Pictures/10000000000000DE000001438325E470040FF0E2.jpg" xlink:type="simple" xlink:show="embed" xlink:actuate="onLoad">
            <text:p/>
          </draw:image>
        </draw:frame>
        <draw:frame draw:name="Google Shape;119;p17" draw:style-name="gr2" draw:text-style-name="P14" draw:layer="layout" svg:width="0.954cm" svg:height="1.388cm" svg:x="7.514cm" svg:y="9.495cm">
          <draw:image xlink:href="Pictures/10000000000000DE000001435D1A20C8C4A00095.jpg" xlink:type="simple" xlink:show="embed" xlink:actuate="onLoad">
            <text:p/>
          </draw:image>
        </draw:frame>
        <draw:frame draw:name="Google Shape;120;p17" draw:style-name="gr2" draw:text-style-name="P14" draw:layer="layout" svg:width="0.954cm" svg:height="1.388cm" svg:x="10.612cm" svg:y="9.495cm">
          <draw:image xlink:href="Pictures/10000000000000DE0000014357CC5EDA65CB1103.jpg" xlink:type="simple" xlink:show="embed" xlink:actuate="onLoad">
            <text:p/>
          </draw:image>
        </draw:frame>
        <draw:frame draw:name="Google Shape;121;p17" draw:style-name="gr2" draw:text-style-name="P14" draw:layer="layout" svg:width="0.954cm" svg:height="1.388cm" svg:x="6.482cm" svg:y="9.495cm">
          <draw:image xlink:href="Pictures/10000000000000DE000001434883EECA5DD31EDA.jpg" xlink:type="simple" xlink:show="embed" xlink:actuate="onLoad">
            <text:p/>
          </draw:image>
        </draw:frame>
        <draw:frame draw:name="Google Shape;122;p17" draw:style-name="gr2" draw:text-style-name="P14" draw:layer="layout" svg:width="0.954cm" svg:height="1.388cm" svg:x="9.579cm" svg:y="9.495cm">
          <draw:image xlink:href="Pictures/10000000000000DE000001432A393D03AB696FDE.jpg" xlink:type="simple" xlink:show="embed" xlink:actuate="onLoad">
            <text:p/>
          </draw:image>
        </draw:frame>
        <draw:frame draw:name="Google Shape;123;p17" draw:style-name="gr2" draw:text-style-name="P14" draw:layer="layout" svg:width="0.954cm" svg:height="1.388cm" svg:x="8.547cm" svg:y="9.495cm">
          <draw:image xlink:href="Pictures/10000000000000DE000001432379A5A25EB0EA40.jpg" xlink:type="simple" xlink:show="embed" xlink:actuate="onLoad">
            <text:p/>
          </draw:image>
        </draw:frame>
        <draw:frame draw:name="Google Shape;124;p17" draw:style-name="gr2" draw:text-style-name="P14" draw:layer="layout" svg:width="0.962cm" svg:height="1.401cm" svg:x="7.501cm" svg:y="7.912cm">
          <draw:image xlink:href="Pictures/10000000000000DE000001435D1A20C8C4A00095.jpg" xlink:type="simple" xlink:show="embed" xlink:actuate="onLoad">
            <text:p/>
          </draw:image>
        </draw:frame>
        <draw:frame draw:name="Google Shape;125;p17" draw:style-name="gr2" draw:text-style-name="P14" draw:layer="layout" svg:width="0.962cm" svg:height="1.401cm" svg:x="8.543cm" svg:y="7.912cm">
          <draw:image xlink:href="Pictures/10000000000000DE00000143FD40239DCEA3325C.jpg" xlink:type="simple" xlink:show="embed" xlink:actuate="onLoad">
            <text:p/>
          </draw:image>
        </draw:frame>
        <draw:frame draw:name="Google Shape;126;p17" draw:style-name="gr2" draw:text-style-name="P14" draw:layer="layout" svg:width="0.962cm" svg:height="1.401cm" svg:x="10.626cm" svg:y="7.912cm">
          <draw:image xlink:href="Pictures/10000000000000DE0000014357CC5EDA65CB1103.jpg" xlink:type="simple" xlink:show="embed" xlink:actuate="onLoad">
            <text:p/>
          </draw:image>
        </draw:frame>
        <draw:frame draw:name="Google Shape;127;p17" draw:style-name="gr2" draw:text-style-name="P14" draw:layer="layout" svg:width="0.962cm" svg:height="1.401cm" svg:x="6.459cm" svg:y="7.912cm">
          <draw:image xlink:href="Pictures/10000000000000DE000001434883EECA5DD31EDA.jpg" xlink:type="simple" xlink:show="embed" xlink:actuate="onLoad">
            <text:p/>
          </draw:image>
        </draw:frame>
        <draw:frame draw:name="Google Shape;128;p17" draw:style-name="gr2" draw:text-style-name="P14" draw:layer="layout" svg:width="0.962cm" svg:height="1.401cm" svg:x="9.584cm" svg:y="7.912cm">
          <draw:image xlink:href="Pictures/10000000000000DE000001432A393D03AB696FDE.jpg" xlink:type="simple" xlink:show="embed" xlink:actuate="onLoad">
            <text:p/>
          </draw:image>
        </draw:frame>
        <draw:frame draw:name="Google Shape;129;p17" draw:style-name="gr2" draw:text-style-name="P14" draw:layer="layout" svg:width="0.954cm" svg:height="1.388cm" svg:x="7.514cm" svg:y="6.341cm">
          <draw:image xlink:href="Pictures/10000000000000DE000001435D1A20C8C4A00095.jpg" xlink:type="simple" xlink:show="embed" xlink:actuate="onLoad">
            <text:p/>
          </draw:image>
        </draw:frame>
        <draw:frame draw:name="Google Shape;130;p17" draw:style-name="gr2" draw:text-style-name="P14" draw:layer="layout" svg:width="0.954cm" svg:height="1.388cm" svg:x="8.547cm" svg:y="6.341cm">
          <draw:image xlink:href="Pictures/10000000000000DE00000143FD40239DCEA3325C.jpg" xlink:type="simple" xlink:show="embed" xlink:actuate="onLoad">
            <text:p/>
          </draw:image>
        </draw:frame>
        <draw:frame draw:name="Google Shape;131;p17" draw:style-name="gr2" draw:text-style-name="P14" draw:layer="layout" svg:width="0.954cm" svg:height="1.388cm" svg:x="9.579cm" svg:y="6.341cm">
          <draw:image xlink:href="Pictures/10000000000000DE00000143083124FDF56E35CF.jpg" xlink:type="simple" xlink:show="embed" xlink:actuate="onLoad">
            <text:p/>
          </draw:image>
        </draw:frame>
        <draw:frame draw:name="Google Shape;132;p17" draw:style-name="gr2" draw:text-style-name="P14" draw:layer="layout" svg:width="0.954cm" svg:height="1.388cm" svg:x="10.612cm" svg:y="6.341cm">
          <draw:image xlink:href="Pictures/10000000000000DE0000014357CC5EDA65CB1103.jpg" xlink:type="simple" xlink:show="embed" xlink:actuate="onLoad">
            <text:p/>
          </draw:image>
        </draw:frame>
        <draw:frame draw:name="Google Shape;133;p17" draw:style-name="gr2" draw:text-style-name="P14" draw:layer="layout" svg:width="0.954cm" svg:height="1.388cm" svg:x="6.482cm" svg:y="6.341cm">
          <draw:image xlink:href="Pictures/10000000000000DE000001434883EECA5DD31EDA.jpg" xlink:type="simple" xlink:show="embed" xlink:actuate="onLoad">
            <text:p/>
          </draw:image>
        </draw:frame>
        <draw:frame draw:name="Google Shape;134;p17" draw:style-name="gr2" draw:text-style-name="P14" draw:layer="layout" svg:width="0.962cm" svg:height="1.401cm" svg:x="6.459cm" svg:y="4.738cm">
          <draw:image xlink:href="Pictures/10000000000000DE00000143F2464AE8D9AA4172.jpg" xlink:type="simple" xlink:show="embed" xlink:actuate="onLoad">
            <text:p/>
          </draw:image>
        </draw:frame>
        <draw:frame draw:name="Google Shape;135;p17" draw:style-name="gr2" draw:text-style-name="P14" draw:layer="layout" svg:width="0.962cm" svg:height="1.401cm" svg:x="7.501cm" svg:y="4.738cm">
          <draw:image xlink:href="Pictures/10000000000000DE000001435D1A20C8C4A00095.jpg" xlink:type="simple" xlink:show="embed" xlink:actuate="onLoad">
            <text:p/>
          </draw:image>
        </draw:frame>
        <draw:frame draw:name="Google Shape;136;p17" draw:style-name="gr2" draw:text-style-name="P14" draw:layer="layout" svg:width="0.962cm" svg:height="1.401cm" svg:x="8.543cm" svg:y="4.738cm">
          <draw:image xlink:href="Pictures/10000000000000DE00000143FD40239DCEA3325C.jpg" xlink:type="simple" xlink:show="embed" xlink:actuate="onLoad">
            <text:p/>
          </draw:image>
        </draw:frame>
        <draw:frame draw:name="Google Shape;137;p17" draw:style-name="gr2" draw:text-style-name="P14" draw:layer="layout" svg:width="0.962cm" svg:height="1.401cm" svg:x="9.585cm" svg:y="4.738cm">
          <draw:image xlink:href="Pictures/10000000000000DE00000143083124FDF56E35CF.jpg" xlink:type="simple" xlink:show="embed" xlink:actuate="onLoad">
            <text:p/>
          </draw:image>
        </draw:frame>
        <draw:frame draw:name="Google Shape;138;p17" draw:style-name="gr2" draw:text-style-name="P14" draw:layer="layout" svg:width="0.962cm" svg:height="1.401cm" svg:x="10.626cm" svg:y="4.738cm">
          <draw:image xlink:href="Pictures/10000000000000DE0000014357CC5EDA65CB1103.jpg" xlink:type="simple" xlink:show="embed" xlink:actuate="onLoad">
            <text:p/>
          </draw:image>
        </draw:frame>
        <draw:custom-shape draw:name="Google Shape;139;p17" draw:style-name="gr4" draw:text-style-name="P14" draw:layer="layout" svg:width="0.019cm" svg:height="7.674cm" svg:x="12.353cm" svg:y="4.7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0;p17" draw:style-name="gr4" draw:text-style-name="P14" draw:layer="layout" svg:width="0.019cm" svg:height="6.202cm" svg:x="23.942cm" svg:y="4.77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1;p17" draw:style-name="gr5" draw:text-style-name="P14" draw:layer="layout" svg:width="4.435cm" svg:height="0.019cm" draw:transform="rotate (-3.14159265358979) translate (6.098cm 4.3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2;p17" draw:style-name="gr5" draw:text-style-name="P14" draw:layer="layout" svg:width="5.098cm" svg:height="0.001cm" svg:x="6.442cm" svg:y="4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3;p17" draw:style-name="gr5" draw:text-style-name="P14" draw:layer="layout" svg:width="0.907cm" svg:height="0.001cm" svg:x="11.93cm" svg:y="4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4;p17" draw:style-name="gr5" draw:text-style-name="P14" draw:layer="layout" svg:width="4.435cm" svg:height="0.019cm" draw:transform="rotate (-3.14159265358979) translate (17.695cm 4.3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5;p17" draw:style-name="gr5" draw:text-style-name="P14" draw:layer="layout" svg:width="5.098cm" svg:height="0.001cm" svg:x="18.039cm" svg:y="4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17" draw:style-name="gr5" draw:text-style-name="P14" draw:layer="layout" svg:width="0.907cm" svg:height="0.001cm" svg:x="23.527cm" svg:y="4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7" draw:style-name="gr3" draw:text-style-name="P15" draw:layer="layout" svg:width="2.74cm" svg:height="1.318cm" svg:x="2.406cm" svg:y="3.483cm">
          <text:p text:style-name="P1"><text:span text:style-name="T6">役の名前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7" draw:style-name="gr6" draw:text-style-name="P14" draw:layer="layout" svg:width="0.001cm" svg:height="10.127cm" svg:x="13.073cm" svg:y="3.3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9;p17" draw:style-name="gr3" draw:text-style-name="P15" draw:layer="layout" svg:width="2.74cm" svg:height="1.318cm" svg:x="7.698cm" svg:y="3.483cm">
          <text:p text:style-name="P1"><text:span text:style-name="T6">役の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7" draw:style-name="gr3" draw:text-style-name="P15" draw:layer="layout" svg:width="2.74cm" svg:height="1.318cm" svg:x="11.64cm" svg:y="3.483cm">
          <text:p text:style-name="P1"><text:span text:style-name="T6">強さ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17" draw:style-name="gr3" draw:text-style-name="P15" draw:layer="layout" svg:width="2.74cm" svg:height="1.318cm" svg:x="14.042cm" svg:y="3.509cm">
          <text:p text:style-name="P1"><text:span text:style-name="T6">役の名前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7" draw:style-name="gr3" draw:text-style-name="P15" draw:layer="layout" svg:width="2.74cm" svg:height="1.318cm" svg:x="19.333cm" svg:y="3.509cm">
          <text:p text:style-name="P1"><text:span text:style-name="T6">役の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7" draw:style-name="gr3" draw:text-style-name="P15" draw:layer="layout" svg:width="2.74cm" svg:height="1.318cm" svg:x="23.275cm" svg:y="3.509cm">
          <text:p text:style-name="P1"><text:span text:style-name="T6">強さ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7" draw:style-name="gr3" draw:text-style-name="P15" draw:layer="layout" svg:width="2.74cm" svg:height="1.318cm" svg:x="1.555cm" svg:y="4.829cm">
          <text:p text:style-name="P1"><text:span text:style-name="T6">ハイ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7" draw:style-name="gr3" draw:text-style-name="P15" draw:layer="layout" svg:width="2.74cm" svg:height="1.318cm" svg:x="1.555cm" svg:y="6.391cm">
          <text:p text:style-name="P1"><text:span text:style-name="T6">ワンペ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17" draw:style-name="gr3" draw:text-style-name="P15" draw:layer="layout" svg:width="2.74cm" svg:height="1.318cm" svg:x="1.531cm" svg:y="7.953cm">
          <text:p text:style-name="P1"><text:span text:style-name="T6">ツーペ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7" draw:style-name="gr3" draw:text-style-name="P15" draw:layer="layout" svg:width="3.277cm" svg:height="1.318cm" svg:x="1.505cm" svg:y="11.077cm">
          <text:p text:style-name="P1"><text:span text:style-name="T6">ストレー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17" draw:style-name="gr3" draw:text-style-name="P15" draw:layer="layout" svg:width="3.277cm" svg:height="1.318cm" svg:x="1.531cm" svg:y="9.515cm">
          <text:p text:style-name="P1"><text:span text:style-name="T6">スリー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7" draw:style-name="gr3" draw:text-style-name="P15" draw:layer="layout" svg:width="2.74cm" svg:height="1.318cm" svg:x="13.939cm" svg:y="4.904cm">
          <text:p text:style-name="P1"><text:span text:style-name="T6">フラッシ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7" draw:style-name="gr3" draw:text-style-name="P15" draw:layer="layout" svg:width="3.508cm" svg:height="1.318cm" svg:x="13.939cm" svg:y="6.467cm">
          <text:p text:style-name="P1"><text:span text:style-name="T6">フルハウ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7" draw:style-name="gr3" draw:text-style-name="P15" draw:layer="layout" svg:width="3.082cm" svg:height="1.318cm" svg:x="13.915cm" svg:y="8.029cm">
          <text:p text:style-name="P1"><text:span text:style-name="T6">フォー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7" draw:style-name="gr3" draw:text-style-name="P15" draw:layer="layout" svg:width="3.277cm" svg:height="1.318cm" svg:x="13.915cm" svg:y="9.591cm">
          <text:p text:style-name="P1"><text:span text:style-name="T6">ストレート</text:span></text:p>
          <text:p text:style-name="P1"><text:span text:style-name="T6">フラッシ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9;g456fdbdf8b_0_86:notes" draw:style-name="gr1" draw:layer="layout" svg:width="16.932cm" svg:height="9.524cm" svg:x="1.059cm" svg:y="1.905cm" draw:page-number="5" presentation:class="page"/>
          <draw:frame draw:name="Google Shape;90;g456fdbdf8b_0_86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ハイカード同士の場合" draw:style-name="dp1" draw:master-page-name="TITLE_5f_AND_5f_BODY" presentation:presentation-page-layout-name="AL2T1">
        <draw:frame draw:name="Google Shape;167;p18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ハイカード同士の場合</text:span></text:p>
          </draw:text-box>
        </draw:frame>
        <draw:frame draw:name="Google Shape;168;p18" presentation:style-name="pr14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69;p18" draw:style-name="gr2" draw:text-style-name="P14" draw:layer="layout" svg:width="1.768cm" svg:height="2.558cm" svg:x="1.598cm" svg:y="3.841cm">
          <draw:image xlink:href="Pictures/10000000000000DE00000143F2464AE8D9AA4172.jpg" xlink:type="simple" xlink:show="embed" xlink:actuate="onLoad">
            <text:p/>
          </draw:image>
        </draw:frame>
        <draw:frame draw:name="Google Shape;170;p18" draw:style-name="gr2" draw:text-style-name="P14" draw:layer="layout" svg:width="1.768cm" svg:height="2.558cm" svg:x="3.512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171;p18" draw:style-name="gr2" draw:text-style-name="P14" draw:layer="layout" svg:width="1.768cm" svg:height="2.558cm" svg:x="5.425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172;p18" draw:style-name="gr2" draw:text-style-name="P14" draw:layer="layout" svg:width="1.795cm" svg:height="2.597cm" svg:x="9.279cm" svg:y="7.045cm">
          <draw:image xlink:href="Pictures/10000000000000DE00000143083124FDF56E35CF.jpg" xlink:type="simple" xlink:show="embed" xlink:actuate="onLoad">
            <text:p/>
          </draw:image>
        </draw:frame>
        <draw:frame draw:name="Google Shape;173;p18" draw:style-name="gr2" draw:text-style-name="P14" draw:layer="layout" svg:width="1.768cm" svg:height="2.558cm" svg:x="9.252cm" svg:y="3.841cm">
          <draw:image xlink:href="Pictures/10000000000000DE0000014357CC5EDA65CB1103.jpg" xlink:type="simple" xlink:show="embed" xlink:actuate="onLoad">
            <text:p/>
          </draw:image>
        </draw:frame>
        <draw:frame draw:name="Google Shape;174;p18" draw:style-name="gr2" draw:text-style-name="P14" draw:layer="layout" svg:width="1.795cm" svg:height="2.612cm" svg:x="7.338cm" svg:y="7.045cm">
          <draw:image xlink:href="Pictures/10000000000000DE0000014324A14FCF692AB12D.jpg" xlink:type="simple" xlink:show="embed" xlink:actuate="onLoad">
            <text:p/>
          </draw:image>
        </draw:frame>
        <draw:frame draw:name="Google Shape;175;p18" draw:style-name="gr2" draw:text-style-name="P14" draw:layer="layout" svg:width="1.795cm" svg:height="2.612cm" svg:x="7.297cm" svg:y="3.813cm">
          <draw:image xlink:href="Pictures/10000000000000DE00000143836ACD61695DF9CC.jpg" xlink:type="simple" xlink:show="embed" xlink:actuate="onLoad">
            <text:p/>
          </draw:image>
        </draw:frame>
        <draw:frame draw:name="Google Shape;176;p18" draw:style-name="gr2" draw:text-style-name="P14" draw:layer="layout" svg:width="1.768cm" svg:height="2.558cm" svg:x="1.598cm" svg:y="7.064cm">
          <draw:image xlink:href="Pictures/10000000000000DE00000143F2464AE8D9AA4172.jpg" xlink:type="simple" xlink:show="embed" xlink:actuate="onLoad">
            <text:p/>
          </draw:image>
        </draw:frame>
        <draw:frame draw:name="Google Shape;177;p18" draw:style-name="gr2" draw:text-style-name="P14" draw:layer="layout" svg:width="1.768cm" svg:height="2.558cm" svg:x="3.512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178;p18" draw:style-name="gr2" draw:text-style-name="P14" draw:layer="layout" svg:width="1.768cm" svg:height="2.558cm" svg:x="5.425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179;p18" draw:style-name="gr2" draw:text-style-name="P14" draw:layer="layout" svg:width="1.768cm" svg:height="2.558cm" svg:x="1.571cm" svg:y="10.296cm">
          <draw:image xlink:href="Pictures/10000000000000DE00000143F2464AE8D9AA4172.jpg" xlink:type="simple" xlink:show="embed" xlink:actuate="onLoad">
            <text:p/>
          </draw:image>
        </draw:frame>
        <draw:frame draw:name="Google Shape;180;p18" draw:style-name="gr2" draw:text-style-name="P14" draw:layer="layout" svg:width="1.768cm" svg:height="2.558cm" svg:x="3.484cm" svg:y="10.296cm">
          <draw:image xlink:href="Pictures/10000000000000DE000001435D1A20C8C4A00095.jpg" xlink:type="simple" xlink:show="embed" xlink:actuate="onLoad">
            <text:p/>
          </draw:image>
        </draw:frame>
        <draw:frame draw:name="Google Shape;181;p18" draw:style-name="gr2" draw:text-style-name="P14" draw:layer="layout" svg:width="1.768cm" svg:height="2.558cm" svg:x="5.398cm" svg:y="10.296cm">
          <draw:image xlink:href="Pictures/10000000000000DE00000143FD40239DCEA3325C.jpg" xlink:type="simple" xlink:show="embed" xlink:actuate="onLoad">
            <text:p/>
          </draw:image>
        </draw:frame>
        <draw:frame draw:name="Google Shape;182;p18" draw:style-name="gr2" draw:text-style-name="P14" draw:layer="layout" svg:width="1.768cm" svg:height="2.573cm" svg:x="7.338cm" svg:y="10.317cm">
          <draw:image xlink:href="Pictures/10000000000000DE00000143303AEE133D0C7AF2.jpg" xlink:type="simple" xlink:show="embed" xlink:actuate="onLoad">
            <text:p/>
          </draw:image>
        </draw:frame>
        <draw:frame draw:name="Google Shape;183;p18" draw:style-name="gr2" draw:text-style-name="P14" draw:layer="layout" svg:width="1.768cm" svg:height="2.573cm" svg:x="9.279cm" svg:y="10.288cm">
          <draw:image xlink:href="Pictures/10000000000000DE00000143231F699AE59082C5.jpg" xlink:type="simple" xlink:show="embed" xlink:actuate="onLoad">
            <text:p/>
          </draw:image>
        </draw:frame>
        <presentation:notes draw:style-name="dp2">
          <draw:page-thumbnail draw:name="Google Shape;164;g45653f6f75_0_523:notes" draw:style-name="gr1" draw:layer="layout" svg:width="16.932cm" svg:height="9.524cm" svg:x="1.059cm" svg:y="1.905cm" draw:page-number="6" presentation:class="page"/>
          <draw:frame draw:name="Google Shape;165;g45653f6f75_0_52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ハイカード同士の場合" draw:style-name="dp1" draw:master-page-name="TITLE_5f_AND_5f_BODY" presentation:presentation-page-layout-name="AL2T1">
        <draw:frame draw:name="Google Shape;188;p19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ハイカード同士の場合</text:span></text:p>
          </draw:text-box>
        </draw:frame>
        <draw:frame draw:name="Google Shape;189;p19" presentation:style-name="pr16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90;p19" draw:style-name="gr2" draw:text-style-name="P14" draw:layer="layout" svg:width="1.768cm" svg:height="2.558cm" svg:x="1.598cm" svg:y="3.841cm">
          <draw:image xlink:href="Pictures/10000000000000DE00000143F2464AE8D9AA4172.jpg" xlink:type="simple" xlink:show="embed" xlink:actuate="onLoad">
            <text:p/>
          </draw:image>
        </draw:frame>
        <draw:frame draw:name="Google Shape;191;p19" draw:style-name="gr2" draw:text-style-name="P14" draw:layer="layout" svg:width="1.768cm" svg:height="2.558cm" svg:x="3.512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192;p19" draw:style-name="gr2" draw:text-style-name="P14" draw:layer="layout" svg:width="1.768cm" svg:height="2.558cm" svg:x="5.425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193;p19" draw:style-name="gr2" draw:text-style-name="P14" draw:layer="layout" svg:width="1.795cm" svg:height="2.597cm" svg:x="9.279cm" svg:y="7.045cm">
          <draw:image xlink:href="Pictures/10000000000000DE00000143083124FDF56E35CF.jpg" xlink:type="simple" xlink:show="embed" xlink:actuate="onLoad">
            <text:p/>
          </draw:image>
        </draw:frame>
        <draw:frame draw:name="Google Shape;194;p19" draw:style-name="gr2" draw:text-style-name="P14" draw:layer="layout" svg:width="1.768cm" svg:height="2.558cm" svg:x="9.252cm" svg:y="3.841cm">
          <draw:image xlink:href="Pictures/10000000000000DE0000014357CC5EDA65CB1103.jpg" xlink:type="simple" xlink:show="embed" xlink:actuate="onLoad">
            <text:p/>
          </draw:image>
        </draw:frame>
        <draw:frame draw:name="Google Shape;195;p19" draw:style-name="gr2" draw:text-style-name="P14" draw:layer="layout" svg:width="1.795cm" svg:height="2.612cm" svg:x="7.338cm" svg:y="7.045cm">
          <draw:image xlink:href="Pictures/10000000000000DE0000014324A14FCF692AB12D.jpg" xlink:type="simple" xlink:show="embed" xlink:actuate="onLoad">
            <text:p/>
          </draw:image>
        </draw:frame>
        <draw:frame draw:name="Google Shape;196;p19" draw:style-name="gr2" draw:text-style-name="P14" draw:layer="layout" svg:width="1.795cm" svg:height="2.612cm" svg:x="7.297cm" svg:y="3.813cm">
          <draw:image xlink:href="Pictures/10000000000000DE00000143836ACD61695DF9CC.jpg" xlink:type="simple" xlink:show="embed" xlink:actuate="onLoad">
            <text:p/>
          </draw:image>
        </draw:frame>
        <draw:custom-shape draw:name="Google Shape;197;p19" draw:style-name="gr3" draw:text-style-name="P15" draw:layer="layout" svg:width="11.306cm" svg:height="1.318cm" svg:x="12.7cm" svg:y="4.46cm">
          <text:p text:style-name="P1"><text:span text:style-name="T7">・・・</text:span><text:span text:style-name="T7">A</text:span><text:span text:style-name="T7">ハイ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19" draw:style-name="gr3" draw:text-style-name="P15" draw:layer="layout" svg:width="11.306cm" svg:height="1.318cm" svg:x="12.7cm" svg:y="7.692cm">
          <text:p text:style-name="P1"><text:span text:style-name="T7">・・・</text:span><text:span text:style-name="T7">K</text:span><text:span text:style-name="T7">ハイ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19" draw:style-name="gr2" draw:text-style-name="P14" draw:layer="layout" svg:width="1.768cm" svg:height="2.558cm" svg:x="1.598cm" svg:y="7.064cm">
          <draw:image xlink:href="Pictures/10000000000000DE00000143F2464AE8D9AA4172.jpg" xlink:type="simple" xlink:show="embed" xlink:actuate="onLoad">
            <text:p/>
          </draw:image>
        </draw:frame>
        <draw:frame draw:name="Google Shape;200;p19" draw:style-name="gr2" draw:text-style-name="P14" draw:layer="layout" svg:width="1.768cm" svg:height="2.558cm" svg:x="3.512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201;p19" draw:style-name="gr2" draw:text-style-name="P14" draw:layer="layout" svg:width="1.768cm" svg:height="2.558cm" svg:x="5.425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202;p19" draw:style-name="gr2" draw:text-style-name="P14" draw:layer="layout" svg:width="1.768cm" svg:height="2.558cm" svg:x="1.571cm" svg:y="10.296cm">
          <draw:image xlink:href="Pictures/10000000000000DE00000143F2464AE8D9AA4172.jpg" xlink:type="simple" xlink:show="embed" xlink:actuate="onLoad">
            <text:p/>
          </draw:image>
        </draw:frame>
        <draw:frame draw:name="Google Shape;203;p19" draw:style-name="gr2" draw:text-style-name="P14" draw:layer="layout" svg:width="1.768cm" svg:height="2.558cm" svg:x="3.484cm" svg:y="10.296cm">
          <draw:image xlink:href="Pictures/10000000000000DE000001435D1A20C8C4A00095.jpg" xlink:type="simple" xlink:show="embed" xlink:actuate="onLoad">
            <text:p/>
          </draw:image>
        </draw:frame>
        <draw:frame draw:name="Google Shape;204;p19" draw:style-name="gr2" draw:text-style-name="P14" draw:layer="layout" svg:width="1.768cm" svg:height="2.558cm" svg:x="5.398cm" svg:y="10.296cm">
          <draw:image xlink:href="Pictures/10000000000000DE00000143FD40239DCEA3325C.jpg" xlink:type="simple" xlink:show="embed" xlink:actuate="onLoad">
            <text:p/>
          </draw:image>
        </draw:frame>
        <draw:frame draw:name="Google Shape;205;p19" draw:style-name="gr2" draw:text-style-name="P14" draw:layer="layout" svg:width="1.768cm" svg:height="2.573cm" svg:x="7.338cm" svg:y="10.317cm">
          <draw:image xlink:href="Pictures/10000000000000DE00000143303AEE133D0C7AF2.jpg" xlink:type="simple" xlink:show="embed" xlink:actuate="onLoad">
            <text:p/>
          </draw:image>
        </draw:frame>
        <draw:custom-shape draw:name="Google Shape;206;p19" draw:style-name="gr3" draw:text-style-name="P15" draw:layer="layout" svg:width="11.306cm" svg:height="1.318cm" svg:x="12.712cm" svg:y="10.923cm">
          <text:p text:style-name="P1"><text:span text:style-name="T7">・・・</text:span><text:span text:style-name="T7">K</text:span><text:span text:style-name="T7">ハイ</text:span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7;p19" draw:style-name="gr2" draw:text-style-name="P14" draw:layer="layout" svg:width="1.768cm" svg:height="2.573cm" svg:x="9.279cm" svg:y="10.288cm">
          <draw:image xlink:href="Pictures/10000000000000DE00000143231F699AE59082C5.jpg" xlink:type="simple" xlink:show="embed" xlink:actuate="onLoad">
            <text:p/>
          </draw:image>
        </draw:frame>
        <draw:frame draw:name="Google Shape;208;p19" draw:style-name="gr7" draw:text-style-name="P14" draw:layer="layout" svg:width="2.19cm" svg:height="2.868cm" svg:x="17.804cm" svg:y="3.66cm">
          <draw:image xlink:href="Pictures/1000020100000200000000E36FA63761C156AB1D.png" xlink:type="simple" xlink:show="embed" xlink:actuate="onLoad">
            <text:p/>
          </draw:image>
        </draw:frame>
        <draw:frame draw:name="Google Shape;209;p19" draw:style-name="gr8" draw:text-style-name="P14" draw:layer="layout" svg:width="2.014cm" svg:height="2.868cm" svg:x="17.898cm" svg:y="10.092cm">
          <draw:image xlink:href="Pictures/1000020100000200000000E36FA63761C156AB1D.png" xlink:type="simple" xlink:show="embed" xlink:actuate="onLoad">
            <text:p/>
          </draw:image>
        </draw:frame>
        <draw:frame draw:name="Google Shape;210;p19" draw:style-name="gr9" draw:text-style-name="P14" draw:layer="layout" svg:width="2.19cm" svg:height="2.868cm" svg:x="17.824cm" svg:y="6.965cm">
          <draw:image xlink:href="Pictures/1000020100000200000000E36FA63761C156AB1D.png" xlink:type="simple" xlink:show="embed" xlink:actuate="onLoad">
            <text:p/>
          </draw:image>
        </draw:frame>
        <presentation:notes draw:style-name="dp2">
          <draw:page-thumbnail draw:name="Google Shape;185;g45653f6f75_0_612:notes" draw:style-name="gr1" draw:layer="layout" svg:width="16.932cm" svg:height="9.524cm" svg:x="1.059cm" svg:y="1.905cm" draw:page-number="7" presentation:class="page"/>
          <draw:frame draw:name="Google Shape;186;g45653f6f75_0_612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ハイカードのチョップ（引き分け）" draw:style-name="dp1" draw:master-page-name="TITLE_5f_AND_5f_BODY" presentation:presentation-page-layout-name="AL2T1">
        <draw:frame draw:name="Google Shape;215;p20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ハイカードのチョップ（引き分け）</text:span></text:p>
          </draw:text-box>
        </draw:frame>
        <draw:frame draw:name="Google Shape;216;p20" presentation:style-name="pr18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17;p20" draw:style-name="gr2" draw:text-style-name="P14" draw:layer="layout" svg:width="2.372cm" svg:height="3.431cm" svg:x="11.753cm" svg:y="4.533cm">
          <draw:image xlink:href="Pictures/10000000000000DE00000143083124FDF56E35CF.jpg" xlink:type="simple" xlink:show="embed" xlink:actuate="onLoad">
            <text:p/>
          </draw:image>
        </draw:frame>
        <draw:frame draw:name="Google Shape;218;p20" draw:style-name="gr2" draw:text-style-name="P14" draw:layer="layout" svg:width="2.372cm" svg:height="3.451cm" svg:x="9.189cm" svg:y="4.533cm">
          <draw:image xlink:href="Pictures/10000000000000DE0000014324A14FCF692AB12D.jpg" xlink:type="simple" xlink:show="embed" xlink:actuate="onLoad">
            <text:p/>
          </draw:image>
        </draw:frame>
        <draw:frame draw:name="Google Shape;219;p20" draw:style-name="gr2" draw:text-style-name="P14" draw:layer="layout" svg:width="2.336cm" svg:height="3.379cm" svg:x="1.607cm" svg:y="4.559cm">
          <draw:image xlink:href="Pictures/10000000000000DE00000143F2464AE8D9AA4172.jpg" xlink:type="simple" xlink:show="embed" xlink:actuate="onLoad">
            <text:p/>
          </draw:image>
        </draw:frame>
        <draw:frame draw:name="Google Shape;220;p20" draw:style-name="gr2" draw:text-style-name="P14" draw:layer="layout" svg:width="2.336cm" svg:height="3.379cm" svg:x="4.135cm" svg:y="4.559cm">
          <draw:image xlink:href="Pictures/10000000000000DE000001435D1A20C8C4A00095.jpg" xlink:type="simple" xlink:show="embed" xlink:actuate="onLoad">
            <text:p/>
          </draw:image>
        </draw:frame>
        <draw:frame draw:name="Google Shape;221;p20" draw:style-name="gr2" draw:text-style-name="P14" draw:layer="layout" svg:width="2.336cm" svg:height="3.379cm" svg:x="6.662cm" svg:y="4.559cm">
          <draw:image xlink:href="Pictures/10000000000000DE00000143FD40239DCEA3325C.jpg" xlink:type="simple" xlink:show="embed" xlink:actuate="onLoad">
            <text:p/>
          </draw:image>
        </draw:frame>
        <draw:frame draw:name="Google Shape;222;p20" draw:style-name="gr2" draw:text-style-name="P14" draw:layer="layout" svg:width="2.336cm" svg:height="3.379cm" svg:x="1.571cm" svg:y="8.828cm">
          <draw:image xlink:href="Pictures/10000000000000DE00000143F2464AE8D9AA4172.jpg" xlink:type="simple" xlink:show="embed" xlink:actuate="onLoad">
            <text:p/>
          </draw:image>
        </draw:frame>
        <draw:frame draw:name="Google Shape;223;p20" draw:style-name="gr2" draw:text-style-name="P14" draw:layer="layout" svg:width="2.336cm" svg:height="3.379cm" svg:x="4.098cm" svg:y="8.828cm">
          <draw:image xlink:href="Pictures/10000000000000DE000001435D1A20C8C4A00095.jpg" xlink:type="simple" xlink:show="embed" xlink:actuate="onLoad">
            <text:p/>
          </draw:image>
        </draw:frame>
        <draw:frame draw:name="Google Shape;224;p20" draw:style-name="gr2" draw:text-style-name="P14" draw:layer="layout" svg:width="2.336cm" svg:height="3.379cm" svg:x="6.626cm" svg:y="8.828cm">
          <draw:image xlink:href="Pictures/10000000000000DE00000143FD40239DCEA3325C.jpg" xlink:type="simple" xlink:show="embed" xlink:actuate="onLoad">
            <text:p/>
          </draw:image>
        </draw:frame>
        <draw:frame draw:name="Google Shape;225;p20" draw:style-name="gr2" draw:text-style-name="P14" draw:layer="layout" svg:width="2.336cm" svg:height="3.399cm" svg:x="11.753cm" svg:y="8.818cm">
          <draw:image xlink:href="Pictures/10000000000000DE00000143231F699AE59082C5.jpg" xlink:type="simple" xlink:show="embed" xlink:actuate="onLoad">
            <text:p/>
          </draw:image>
        </draw:frame>
        <draw:frame draw:name="Google Shape;226;p20" draw:style-name="gr2" draw:text-style-name="P14" draw:layer="layout" svg:width="2.336cm" svg:height="3.399cm" svg:x="9.213cm" svg:y="8.819cm">
          <draw:image xlink:href="Pictures/10000000000000DE00000143DE5F10DB3AC66D86.jpg" xlink:type="simple" xlink:show="embed" xlink:actuate="onLoad">
            <text:p/>
          </draw:image>
        </draw:frame>
        <draw:custom-shape draw:name="Google Shape;227;p20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228;p20" draw:style-name="gr3" draw:text-style-name="P15" draw:layer="layout" svg:width="11.306cm" svg:height="1.318cm" svg:x="15.452cm" svg:y="7.692cm">
          <text:p text:style-name="P1"><text:span text:style-name="T7">・・・チョ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0" draw:style-name="gr11" draw:text-style-name="P15" draw:layer="layout" svg:width="5.167cm" svg:height="8.273cm" svg:x="9.158cm" svg:y="4.24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2;g45653f6f75_0_661:notes" draw:style-name="gr1" draw:layer="layout" svg:width="16.932cm" svg:height="9.524cm" svg:x="1.059cm" svg:y="1.905cm" draw:page-number="8" presentation:class="page"/>
          <draw:frame draw:name="Google Shape;213;g45653f6f75_0_661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ワンペア同士の場合" draw:style-name="dp1" draw:master-page-name="TITLE_5f_AND_5f_BODY" presentation:presentation-page-layout-name="AL2T1">
        <draw:frame draw:name="Google Shape;234;p21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ワンペア同士の場合</text:span></text:p>
          </draw:text-box>
        </draw:frame>
        <draw:frame draw:name="Google Shape;235;p21" presentation:style-name="pr20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36;p21" draw:style-name="gr2" draw:text-style-name="P14" draw:layer="layout" svg:width="1.768cm" svg:height="2.558cm" svg:x="3.512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237;p21" draw:style-name="gr2" draw:text-style-name="P14" draw:layer="layout" svg:width="1.768cm" svg:height="2.558cm" svg:x="7.33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238;p21" draw:style-name="gr2" draw:text-style-name="P14" draw:layer="layout" svg:width="1.768cm" svg:height="2.558cm" svg:x="9.252cm" svg:y="3.841cm">
          <draw:image xlink:href="Pictures/10000000000000DE0000014357CC5EDA65CB1103.jpg" xlink:type="simple" xlink:show="embed" xlink:actuate="onLoad">
            <text:p/>
          </draw:image>
        </draw:frame>
        <draw:frame draw:name="Google Shape;239;p21" draw:style-name="gr2" draw:text-style-name="P14" draw:layer="layout" svg:width="1.768cm" svg:height="2.558cm" svg:x="3.512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240;p21" draw:style-name="gr2" draw:text-style-name="P14" draw:layer="layout" svg:width="1.768cm" svg:height="2.558cm" svg:x="5.425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241;p21" draw:style-name="gr2" draw:text-style-name="P14" draw:layer="layout" svg:width="1.768cm" svg:height="2.558cm" svg:x="1.579cm" svg:y="10.296cm">
          <draw:image xlink:href="Pictures/10000000000000DE000001435D1A20C8C4A00095.jpg" xlink:type="simple" xlink:show="embed" xlink:actuate="onLoad">
            <text:p/>
          </draw:image>
        </draw:frame>
        <draw:frame draw:name="Google Shape;242;p21" draw:style-name="gr2" draw:text-style-name="P14" draw:layer="layout" svg:width="1.768cm" svg:height="2.558cm" svg:x="5.398cm" svg:y="10.296cm">
          <draw:image xlink:href="Pictures/10000000000000DE00000143FD40239DCEA3325C.jpg" xlink:type="simple" xlink:show="embed" xlink:actuate="onLoad">
            <text:p/>
          </draw:image>
        </draw:frame>
        <draw:frame draw:name="Google Shape;243;p21" draw:style-name="gr2" draw:text-style-name="P14" draw:layer="layout" svg:width="1.768cm" svg:height="2.573cm" svg:x="5.421cm" svg:y="3.818cm">
          <draw:image xlink:href="Pictures/10000000000000DE000001434883EECA5DD31EDA.jpg" xlink:type="simple" xlink:show="embed" xlink:actuate="onLoad">
            <text:p/>
          </draw:image>
        </draw:frame>
        <draw:frame draw:name="Google Shape;244;p21" draw:style-name="gr2" draw:text-style-name="P14" draw:layer="layout" svg:width="1.768cm" svg:height="2.558cm" svg:x="9.252cm" svg:y="7.079cm">
          <draw:image xlink:href="Pictures/10000000000000DE0000014357CC5EDA65CB1103.jpg" xlink:type="simple" xlink:show="embed" xlink:actuate="onLoad">
            <text:p/>
          </draw:image>
        </draw:frame>
        <draw:frame draw:name="Google Shape;245;p21" draw:style-name="gr2" draw:text-style-name="P14" draw:layer="layout" svg:width="1.768cm" svg:height="2.573cm" svg:x="7.338cm" svg:y="7.071cm">
          <draw:image xlink:href="Pictures/10000000000000DE000001433B78602D2AACF6DF.jpg" xlink:type="simple" xlink:show="embed" xlink:actuate="onLoad">
            <text:p/>
          </draw:image>
        </draw:frame>
        <draw:frame draw:name="Google Shape;246;p21" draw:style-name="gr2" draw:text-style-name="P14" draw:layer="layout" svg:width="1.768cm" svg:height="2.558cm" svg:x="9.259cm" svg:y="10.317cm">
          <draw:image xlink:href="Pictures/10000000000000DE0000014357CC5EDA65CB1103.jpg" xlink:type="simple" xlink:show="embed" xlink:actuate="onLoad">
            <text:p/>
          </draw:image>
        </draw:frame>
        <draw:frame draw:name="Google Shape;247;p21" draw:style-name="gr2" draw:text-style-name="P14" draw:layer="layout" svg:width="1.768cm" svg:height="2.573cm" svg:x="7.338cm" svg:y="10.281cm">
          <draw:image xlink:href="Pictures/10000000000000DE000001432A393D03AB696FDE.jpg" xlink:type="simple" xlink:show="embed" xlink:actuate="onLoad">
            <text:p/>
          </draw:image>
        </draw:frame>
        <draw:frame draw:name="Google Shape;248;p21" draw:style-name="gr2" draw:text-style-name="P14" draw:layer="layout" svg:width="1.768cm" svg:height="2.558cm" svg:x="1.603cm" svg:y="3.833cm">
          <draw:image xlink:href="Pictures/10000000000000DE0000014366EE07BA0A54E220.jpg" xlink:type="simple" xlink:show="embed" xlink:actuate="onLoad">
            <text:p/>
          </draw:image>
        </draw:frame>
        <draw:frame draw:name="Google Shape;249;p21" draw:style-name="gr2" draw:text-style-name="P14" draw:layer="layout" svg:width="1.768cm" svg:height="2.558cm" svg:x="1.598cm" svg:y="7.064cm">
          <draw:image xlink:href="Pictures/10000000000000DE0000014366EE07BA0A54E220.jpg" xlink:type="simple" xlink:show="embed" xlink:actuate="onLoad">
            <text:p/>
          </draw:image>
        </draw:frame>
        <draw:frame draw:name="Google Shape;250;p21" draw:style-name="gr2" draw:text-style-name="P14" draw:layer="layout" svg:width="1.768cm" svg:height="2.573cm" svg:x="3.492cm" svg:y="10.302cm">
          <draw:image xlink:href="Pictures/10000000000000DE0000014332A1036547933203.jpg" xlink:type="simple" xlink:show="embed" xlink:actuate="onLoad">
            <text:p/>
          </draw:image>
        </draw:frame>
        <presentation:notes draw:style-name="dp2">
          <draw:page-thumbnail draw:name="Google Shape;231;g45653f6f75_0_639:notes" draw:style-name="gr1" draw:layer="layout" svg:width="16.932cm" svg:height="9.524cm" svg:x="1.059cm" svg:y="1.905cm" draw:page-number="9" presentation:class="page"/>
          <draw:frame draw:name="Google Shape;232;g45653f6f75_0_639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ワンペア同士の場合" draw:style-name="dp1" draw:master-page-name="TITLE_5f_AND_5f_BODY" presentation:presentation-page-layout-name="AL2T1">
        <draw:frame draw:name="Google Shape;255;p22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ワンペア同士の場合</text:span></text:p>
          </draw:text-box>
        </draw:frame>
        <draw:frame draw:name="Google Shape;256;p22" presentation:style-name="pr22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57;p22" draw:style-name="gr2" draw:text-style-name="P14" draw:layer="layout" svg:width="1.768cm" svg:height="2.558cm" svg:x="3.512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258;p22" draw:style-name="gr2" draw:text-style-name="P14" draw:layer="layout" svg:width="1.768cm" svg:height="2.558cm" svg:x="7.33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259;p22" draw:style-name="gr2" draw:text-style-name="P14" draw:layer="layout" svg:width="1.768cm" svg:height="2.558cm" svg:x="9.252cm" svg:y="3.841cm">
          <draw:image xlink:href="Pictures/10000000000000DE0000014357CC5EDA65CB1103.jpg" xlink:type="simple" xlink:show="embed" xlink:actuate="onLoad">
            <text:p/>
          </draw:image>
        </draw:frame>
        <draw:frame draw:name="Google Shape;260;p22" draw:style-name="gr2" draw:text-style-name="P14" draw:layer="layout" svg:width="1.768cm" svg:height="2.558cm" svg:x="3.512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261;p22" draw:style-name="gr2" draw:text-style-name="P14" draw:layer="layout" svg:width="1.768cm" svg:height="2.558cm" svg:x="5.425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262;p22" draw:style-name="gr2" draw:text-style-name="P14" draw:layer="layout" svg:width="1.768cm" svg:height="2.558cm" svg:x="1.579cm" svg:y="10.296cm">
          <draw:image xlink:href="Pictures/10000000000000DE000001435D1A20C8C4A00095.jpg" xlink:type="simple" xlink:show="embed" xlink:actuate="onLoad">
            <text:p/>
          </draw:image>
        </draw:frame>
        <draw:frame draw:name="Google Shape;263;p22" draw:style-name="gr2" draw:text-style-name="P14" draw:layer="layout" svg:width="1.768cm" svg:height="2.558cm" svg:x="5.398cm" svg:y="10.296cm">
          <draw:image xlink:href="Pictures/10000000000000DE00000143FD40239DCEA3325C.jpg" xlink:type="simple" xlink:show="embed" xlink:actuate="onLoad">
            <text:p/>
          </draw:image>
        </draw:frame>
        <draw:frame draw:name="Google Shape;264;p22" draw:style-name="gr2" draw:text-style-name="P14" draw:layer="layout" svg:width="1.768cm" svg:height="2.573cm" svg:x="5.421cm" svg:y="3.818cm">
          <draw:image xlink:href="Pictures/10000000000000DE000001434883EECA5DD31EDA.jpg" xlink:type="simple" xlink:show="embed" xlink:actuate="onLoad">
            <text:p/>
          </draw:image>
        </draw:frame>
        <draw:frame draw:name="Google Shape;265;p22" draw:style-name="gr2" draw:text-style-name="P14" draw:layer="layout" svg:width="1.768cm" svg:height="2.558cm" svg:x="9.252cm" svg:y="7.079cm">
          <draw:image xlink:href="Pictures/10000000000000DE0000014357CC5EDA65CB1103.jpg" xlink:type="simple" xlink:show="embed" xlink:actuate="onLoad">
            <text:p/>
          </draw:image>
        </draw:frame>
        <draw:frame draw:name="Google Shape;266;p22" draw:style-name="gr2" draw:text-style-name="P14" draw:layer="layout" svg:width="1.768cm" svg:height="2.573cm" svg:x="7.338cm" svg:y="7.071cm">
          <draw:image xlink:href="Pictures/10000000000000DE000001433B78602D2AACF6DF.jpg" xlink:type="simple" xlink:show="embed" xlink:actuate="onLoad">
            <text:p/>
          </draw:image>
        </draw:frame>
        <draw:frame draw:name="Google Shape;267;p22" draw:style-name="gr2" draw:text-style-name="P14" draw:layer="layout" svg:width="1.768cm" svg:height="2.558cm" svg:x="9.259cm" svg:y="10.317cm">
          <draw:image xlink:href="Pictures/10000000000000DE0000014357CC5EDA65CB1103.jpg" xlink:type="simple" xlink:show="embed" xlink:actuate="onLoad">
            <text:p/>
          </draw:image>
        </draw:frame>
        <draw:frame draw:name="Google Shape;268;p22" draw:style-name="gr2" draw:text-style-name="P14" draw:layer="layout" svg:width="1.768cm" svg:height="2.573cm" svg:x="7.338cm" svg:y="10.281cm">
          <draw:image xlink:href="Pictures/10000000000000DE000001432A393D03AB696FDE.jpg" xlink:type="simple" xlink:show="embed" xlink:actuate="onLoad">
            <text:p/>
          </draw:image>
        </draw:frame>
        <draw:frame draw:name="Google Shape;269;p22" draw:style-name="gr2" draw:text-style-name="P14" draw:layer="layout" svg:width="1.768cm" svg:height="2.558cm" svg:x="1.603cm" svg:y="3.833cm">
          <draw:image xlink:href="Pictures/10000000000000DE0000014366EE07BA0A54E220.jpg" xlink:type="simple" xlink:show="embed" xlink:actuate="onLoad">
            <text:p/>
          </draw:image>
        </draw:frame>
        <draw:frame draw:name="Google Shape;270;p22" draw:style-name="gr2" draw:text-style-name="P14" draw:layer="layout" svg:width="1.768cm" svg:height="2.558cm" svg:x="1.598cm" svg:y="7.064cm">
          <draw:image xlink:href="Pictures/10000000000000DE0000014366EE07BA0A54E220.jpg" xlink:type="simple" xlink:show="embed" xlink:actuate="onLoad">
            <text:p/>
          </draw:image>
        </draw:frame>
        <draw:frame draw:name="Google Shape;271;p22" draw:style-name="gr2" draw:text-style-name="P14" draw:layer="layout" svg:width="1.768cm" svg:height="2.573cm" svg:x="3.492cm" svg:y="10.302cm">
          <draw:image xlink:href="Pictures/10000000000000DE0000014332A1036547933203.jpg" xlink:type="simple" xlink:show="embed" xlink:actuate="onLoad">
            <text:p/>
          </draw:image>
        </draw:frame>
        <draw:custom-shape draw:name="Google Shape;272;p22" draw:style-name="gr3" draw:text-style-name="P15" draw:layer="layout" svg:width="11.306cm" svg:height="1.318cm" svg:x="12.7cm" svg:y="4.46cm">
          <text:p text:style-name="P1"><text:span text:style-name="T7">・・・</text:span><text:span text:style-name="T7">6</text:span><text:span text:style-name="T7">のワンペ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22" draw:style-name="gr3" draw:text-style-name="P15" draw:layer="layout" svg:width="11.306cm" svg:height="1.318cm" svg:x="12.7cm" svg:y="7.692cm">
          <text:p text:style-name="P1"><text:span text:style-name="T7">・・・</text:span><text:span text:style-name="T7">T</text:span><text:span text:style-name="T7">のワンペ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22" draw:style-name="gr3" draw:text-style-name="P15" draw:layer="layout" svg:width="11.306cm" svg:height="1.318cm" svg:x="12.712cm" svg:y="10.923cm">
          <text:p text:style-name="P1"><text:span text:style-name="T7">・・・</text:span><text:span text:style-name="T7">T</text:span><text:span text:style-name="T7">のワンペア</text:span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5;p22" draw:style-name="gr7" draw:text-style-name="P14" draw:layer="layout" svg:width="2.19cm" svg:height="2.868cm" svg:x="19.775cm" svg:y="10.105cm">
          <draw:image xlink:href="Pictures/1000020100000200000000E36FA63761C156AB1D.png" xlink:type="simple" xlink:show="embed" xlink:actuate="onLoad">
            <text:p/>
          </draw:image>
        </draw:frame>
        <draw:frame draw:name="Google Shape;276;p22" draw:style-name="gr8" draw:text-style-name="P14" draw:layer="layout" svg:width="2.014cm" svg:height="2.868cm" svg:x="19.843cm" svg:y="7.013cm">
          <draw:image xlink:href="Pictures/1000020100000200000000E36FA63761C156AB1D.png" xlink:type="simple" xlink:show="embed" xlink:actuate="onLoad">
            <text:p/>
          </draw:image>
        </draw:frame>
        <draw:frame draw:name="Google Shape;277;p22" draw:style-name="gr9" draw:text-style-name="P14" draw:layer="layout" svg:width="2.19cm" svg:height="2.868cm" svg:x="19.82cm" svg:y="3.702cm">
          <draw:image xlink:href="Pictures/1000020100000200000000E36FA63761C156AB1D.png" xlink:type="simple" xlink:show="embed" xlink:actuate="onLoad">
            <text:p/>
          </draw:image>
        </draw:frame>
        <presentation:notes draw:style-name="dp2">
          <draw:page-thumbnail draw:name="Google Shape;252;g45653f6f75_0_702:notes" draw:style-name="gr1" draw:layer="layout" svg:width="16.932cm" svg:height="9.524cm" svg:x="1.059cm" svg:y="1.905cm" draw:page-number="10" presentation:class="page"/>
          <draw:frame draw:name="Google Shape;253;g45653f6f75_0_702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ワンペアのチョップ（引き分け）" draw:style-name="dp1" draw:master-page-name="TITLE_5f_AND_5f_BODY" presentation:presentation-page-layout-name="AL2T1">
        <draw:frame draw:name="Google Shape;282;p23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ワンペアのチョップ（引き分け）</text:span></text:p>
          </draw:text-box>
        </draw:frame>
        <draw:frame draw:name="Google Shape;283;p23" presentation:style-name="pr24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custom-shape draw:name="Google Shape;284;p23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285;p23" draw:style-name="gr3" draw:text-style-name="P15" draw:layer="layout" svg:width="11.306cm" svg:height="1.318cm" svg:x="15.452cm" svg:y="7.692cm">
          <text:p text:style-name="P1"><text:span text:style-name="T7">・・・チョ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6;p23" draw:style-name="gr2" draw:text-style-name="P14" draw:layer="layout" svg:width="2.265cm" svg:height="3.276cm" svg:x="4.142cm" svg:y="4.741cm">
          <draw:image xlink:href="Pictures/10000000000000DE000001435D1A20C8C4A00095.jpg" xlink:type="simple" xlink:show="embed" xlink:actuate="onLoad">
            <text:p/>
          </draw:image>
        </draw:frame>
        <draw:frame draw:name="Google Shape;287;p23" draw:style-name="gr2" draw:text-style-name="P14" draw:layer="layout" svg:width="2.265cm" svg:height="3.276cm" svg:x="6.593cm" svg:y="4.741cm">
          <draw:image xlink:href="Pictures/10000000000000DE00000143FD40239DCEA3325C.jpg" xlink:type="simple" xlink:show="embed" xlink:actuate="onLoad">
            <text:p/>
          </draw:image>
        </draw:frame>
        <draw:frame draw:name="Google Shape;288;p23" draw:style-name="gr2" draw:text-style-name="P14" draw:layer="layout" svg:width="2.265cm" svg:height="3.276cm" svg:x="4.134cm" svg:y="8.88cm">
          <draw:image xlink:href="Pictures/10000000000000DE000001435D1A20C8C4A00095.jpg" xlink:type="simple" xlink:show="embed" xlink:actuate="onLoad">
            <text:p/>
          </draw:image>
        </draw:frame>
        <draw:frame draw:name="Google Shape;289;p23" draw:style-name="gr2" draw:text-style-name="P14" draw:layer="layout" svg:width="2.265cm" svg:height="3.276cm" svg:x="6.577cm" svg:y="8.88cm">
          <draw:image xlink:href="Pictures/10000000000000DE00000143FD40239DCEA3325C.jpg" xlink:type="simple" xlink:show="embed" xlink:actuate="onLoad">
            <text:p/>
          </draw:image>
        </draw:frame>
        <draw:frame draw:name="Google Shape;290;p23" draw:style-name="gr2" draw:text-style-name="P14" draw:layer="layout" svg:width="2.265cm" svg:height="3.276cm" svg:x="11.494cm" svg:y="4.76cm">
          <draw:image xlink:href="Pictures/10000000000000DE0000014357CC5EDA65CB1103.jpg" xlink:type="simple" xlink:show="embed" xlink:actuate="onLoad">
            <text:p/>
          </draw:image>
        </draw:frame>
        <draw:frame draw:name="Google Shape;291;p23" draw:style-name="gr2" draw:text-style-name="P14" draw:layer="layout" svg:width="2.265cm" svg:height="3.296cm" svg:x="9.043cm" svg:y="4.75cm">
          <draw:image xlink:href="Pictures/10000000000000DE000001433B78602D2AACF6DF.jpg" xlink:type="simple" xlink:show="embed" xlink:actuate="onLoad">
            <text:p/>
          </draw:image>
        </draw:frame>
        <draw:frame draw:name="Google Shape;292;p23" draw:style-name="gr2" draw:text-style-name="P14" draw:layer="layout" svg:width="2.265cm" svg:height="3.276cm" svg:x="11.503cm" svg:y="8.907cm">
          <draw:image xlink:href="Pictures/10000000000000DE0000014357CC5EDA65CB1103.jpg" xlink:type="simple" xlink:show="embed" xlink:actuate="onLoad">
            <text:p/>
          </draw:image>
        </draw:frame>
        <draw:frame draw:name="Google Shape;293;p23" draw:style-name="gr2" draw:text-style-name="P14" draw:layer="layout" svg:width="2.265cm" svg:height="3.295cm" svg:x="9.043cm" svg:y="8.861cm">
          <draw:image xlink:href="Pictures/10000000000000DE000001432A393D03AB696FDE.jpg" xlink:type="simple" xlink:show="embed" xlink:actuate="onLoad">
            <text:p/>
          </draw:image>
        </draw:frame>
        <draw:frame draw:name="Google Shape;294;p23" draw:style-name="gr2" draw:text-style-name="P14" draw:layer="layout" svg:width="2.265cm" svg:height="3.276cm" svg:x="1.691cm" svg:y="4.741cm">
          <draw:image xlink:href="Pictures/10000000000000DE0000014366EE07BA0A54E220.jpg" xlink:type="simple" xlink:show="embed" xlink:actuate="onLoad">
            <text:p/>
          </draw:image>
        </draw:frame>
        <draw:frame draw:name="Google Shape;295;p23" draw:style-name="gr2" draw:text-style-name="P14" draw:layer="layout" svg:width="2.265cm" svg:height="3.276cm" svg:x="1.693cm" svg:y="8.87cm">
          <draw:image xlink:href="Pictures/10000000000000DE0000014366EE07BA0A54E220.jpg" xlink:type="simple" xlink:show="embed" xlink:actuate="onLoad">
            <text:p/>
          </draw:image>
        </draw:frame>
        <draw:custom-shape draw:name="Google Shape;296;p23" draw:style-name="gr11" draw:text-style-name="P15" draw:layer="layout" svg:width="2.457cm" svg:height="8.273cm" svg:x="8.93cm" svg:y="4.2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9;g45653f6f75_0_728:notes" draw:style-name="gr1" draw:layer="layout" svg:width="16.932cm" svg:height="9.524cm" svg:x="1.059cm" svg:y="1.905cm" draw:page-number="11" presentation:class="page"/>
          <draw:frame draw:name="Google Shape;280;g45653f6f75_0_728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ツーペア同士の場合" draw:style-name="dp1" draw:master-page-name="TITLE_5f_AND_5f_BODY" presentation:presentation-page-layout-name="AL2T1">
        <draw:frame draw:name="Google Shape;301;p24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ツーペア同士の場合</text:span></text:p>
          </draw:text-box>
        </draw:frame>
        <draw:frame draw:name="Google Shape;302;p24" presentation:style-name="pr26" draw:text-style-name="P16" draw:layer="layout" svg:width="23.667cm" svg:height="9.489cm" svg:x="0.735cm" svg:y="2.249cm" presentation:class="outline" presentation:placeholder="true" presentation:user-transformed="true">
          <draw:text-box/>
        </draw:frame>
        <draw:frame draw:name="Google Shape;303;p24" draw:style-name="gr2" draw:text-style-name="P14" draw:layer="layout" svg:width="1.768cm" svg:height="2.558cm" svg:x="1.646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304;p24" draw:style-name="gr2" draw:text-style-name="P14" draw:layer="layout" svg:width="1.768cm" svg:height="2.558cm" svg:x="5.464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305;p24" draw:style-name="gr2" draw:text-style-name="P14" draw:layer="layout" svg:width="1.768cm" svg:height="2.558cm" svg:x="1.646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306;p24" draw:style-name="gr2" draw:text-style-name="P14" draw:layer="layout" svg:width="1.768cm" svg:height="2.558cm" svg:x="5.425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307;p24" draw:style-name="gr2" draw:text-style-name="P14" draw:layer="layout" svg:width="1.768cm" svg:height="2.558cm" svg:x="1.579cm" svg:y="10.296cm">
          <draw:image xlink:href="Pictures/10000000000000DE000001435D1A20C8C4A00095.jpg" xlink:type="simple" xlink:show="embed" xlink:actuate="onLoad">
            <text:p/>
          </draw:image>
        </draw:frame>
        <draw:frame draw:name="Google Shape;308;p24" draw:style-name="gr2" draw:text-style-name="P14" draw:layer="layout" svg:width="1.768cm" svg:height="2.573cm" svg:x="3.535cm" svg:y="7.071cm">
          <draw:image xlink:href="Pictures/10000000000000DE000001432379A5A25EB0EA40.jpg" xlink:type="simple" xlink:show="embed" xlink:actuate="onLoad">
            <text:p/>
          </draw:image>
        </draw:frame>
        <draw:frame draw:name="Google Shape;309;p24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310;p24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311;p24" draw:style-name="gr2" draw:text-style-name="P14" draw:layer="layout" svg:width="1.768cm" svg:height="2.573cm" svg:x="9.252cm" svg:y="7.079cm">
          <draw:image xlink:href="Pictures/10000000000000DE00000143DE5F10DB3AC66D86.jpg" xlink:type="simple" xlink:show="embed" xlink:actuate="onLoad">
            <text:p/>
          </draw:image>
        </draw:frame>
        <draw:frame draw:name="Google Shape;312;p24" draw:style-name="gr2" draw:text-style-name="P14" draw:layer="layout" svg:width="1.768cm" svg:height="2.573cm" svg:x="3.489cm" svg:y="10.285cm">
          <draw:image xlink:href="Pictures/10000000000000DE000001432379A5A25EB0EA40.jpg" xlink:type="simple" xlink:show="embed" xlink:actuate="onLoad">
            <text:p/>
          </draw:image>
        </draw:frame>
        <draw:frame draw:name="Google Shape;313;p24" draw:style-name="gr2" draw:text-style-name="P14" draw:layer="layout" svg:width="1.768cm" svg:height="2.573cm" svg:x="9.252cm" svg:y="10.28cm">
          <draw:image xlink:href="Pictures/10000000000000DE000001436DCA0E56EA03AD71.jpg" xlink:type="simple" xlink:show="embed" xlink:actuate="onLoad">
            <text:p/>
          </draw:image>
        </draw:frame>
        <draw:frame draw:name="Google Shape;314;p24" draw:style-name="gr2" draw:text-style-name="P14" draw:layer="layout" svg:width="1.768cm" svg:height="2.573cm" svg:x="7.351cm" svg:y="7.058cm">
          <draw:image xlink:href="Pictures/10000000000000DE0000014324A14FCF692AB12D.jpg" xlink:type="simple" xlink:show="embed" xlink:actuate="onLoad">
            <text:p/>
          </draw:image>
        </draw:frame>
        <draw:frame draw:name="Google Shape;315;p24" draw:style-name="gr2" draw:text-style-name="P14" draw:layer="layout" svg:width="1.768cm" svg:height="2.573cm" svg:x="3.545cm" svg:y="3.839cm">
          <draw:image xlink:href="Pictures/10000000000000DE000001433B78602D2AACF6DF.jpg" xlink:type="simple" xlink:show="embed" xlink:actuate="onLoad">
            <text:p/>
          </draw:image>
        </draw:frame>
        <draw:frame draw:name="Google Shape;316;p24" draw:style-name="gr2" draw:text-style-name="P14" draw:layer="layout" svg:width="1.768cm" svg:height="2.573cm" svg:x="7.351cm" svg:y="10.291cm">
          <draw:image xlink:href="Pictures/10000000000000DE00000143DE5F10DB3AC66D86.jpg" xlink:type="simple" xlink:show="embed" xlink:actuate="onLoad">
            <text:p/>
          </draw:image>
        </draw:frame>
        <draw:frame draw:name="Google Shape;317;p24" draw:style-name="gr2" draw:text-style-name="P14" draw:layer="layout" svg:width="1.768cm" svg:height="2.573cm" svg:x="5.42cm" svg:y="10.288cm">
          <draw:image xlink:href="Pictures/10000000000000DE000001437E58492D36CF088A.jpg" xlink:type="simple" xlink:show="embed" xlink:actuate="onLoad">
            <text:p/>
          </draw:image>
        </draw:frame>
        <presentation:notes draw:style-name="dp2">
          <draw:page-thumbnail draw:name="Google Shape;298;g45653f6f75_0_756:notes" draw:style-name="gr1" draw:layer="layout" svg:width="16.932cm" svg:height="9.524cm" svg:x="1.059cm" svg:y="1.905cm" draw:page-number="12" presentation:class="page"/>
          <draw:frame draw:name="Google Shape;299;g45653f6f75_0_756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ツーペア同士の場合" draw:style-name="dp1" draw:master-page-name="TITLE_5f_AND_5f_BODY" presentation:presentation-page-layout-name="AL2T1">
        <draw:frame draw:name="Google Shape;322;p25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ツーペア同士の場合</text:span></text:p>
          </draw:text-box>
        </draw:frame>
        <draw:frame draw:name="Google Shape;323;p25" presentation:style-name="pr28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24;p25" draw:style-name="gr2" draw:text-style-name="P14" draw:layer="layout" svg:width="1.768cm" svg:height="2.558cm" svg:x="1.646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325;p25" draw:style-name="gr2" draw:text-style-name="P14" draw:layer="layout" svg:width="1.768cm" svg:height="2.558cm" svg:x="5.464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326;p25" draw:style-name="gr2" draw:text-style-name="P14" draw:layer="layout" svg:width="1.768cm" svg:height="2.558cm" svg:x="1.646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327;p25" draw:style-name="gr2" draw:text-style-name="P14" draw:layer="layout" svg:width="1.768cm" svg:height="2.558cm" svg:x="5.425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328;p25" draw:style-name="gr2" draw:text-style-name="P14" draw:layer="layout" svg:width="1.768cm" svg:height="2.558cm" svg:x="1.579cm" svg:y="10.296cm">
          <draw:image xlink:href="Pictures/10000000000000DE000001435D1A20C8C4A00095.jpg" xlink:type="simple" xlink:show="embed" xlink:actuate="onLoad">
            <text:p/>
          </draw:image>
        </draw:frame>
        <draw:frame draw:name="Google Shape;329;p25" draw:style-name="gr2" draw:text-style-name="P14" draw:layer="layout" svg:width="1.768cm" svg:height="2.573cm" svg:x="3.535cm" svg:y="7.071cm">
          <draw:image xlink:href="Pictures/10000000000000DE000001432379A5A25EB0EA40.jpg" xlink:type="simple" xlink:show="embed" xlink:actuate="onLoad">
            <text:p/>
          </draw:image>
        </draw:frame>
        <draw:frame draw:name="Google Shape;330;p25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331;p25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332;p25" draw:style-name="gr2" draw:text-style-name="P14" draw:layer="layout" svg:width="1.768cm" svg:height="2.573cm" svg:x="9.252cm" svg:y="7.079cm">
          <draw:image xlink:href="Pictures/10000000000000DE00000143DE5F10DB3AC66D86.jpg" xlink:type="simple" xlink:show="embed" xlink:actuate="onLoad">
            <text:p/>
          </draw:image>
        </draw:frame>
        <draw:frame draw:name="Google Shape;333;p25" draw:style-name="gr2" draw:text-style-name="P14" draw:layer="layout" svg:width="1.768cm" svg:height="2.573cm" svg:x="3.489cm" svg:y="10.285cm">
          <draw:image xlink:href="Pictures/10000000000000DE000001432379A5A25EB0EA40.jpg" xlink:type="simple" xlink:show="embed" xlink:actuate="onLoad">
            <text:p/>
          </draw:image>
        </draw:frame>
        <draw:frame draw:name="Google Shape;334;p25" draw:style-name="gr2" draw:text-style-name="P14" draw:layer="layout" svg:width="1.768cm" svg:height="2.573cm" svg:x="9.252cm" svg:y="10.28cm">
          <draw:image xlink:href="Pictures/10000000000000DE000001436DCA0E56EA03AD71.jpg" xlink:type="simple" xlink:show="embed" xlink:actuate="onLoad">
            <text:p/>
          </draw:image>
        </draw:frame>
        <draw:custom-shape draw:name="Google Shape;335;p25" draw:style-name="gr3" draw:text-style-name="P15" draw:layer="layout" svg:width="11.306cm" svg:height="1.318cm" svg:x="12.7cm" svg:y="4.46cm">
          <text:p text:style-name="P1"><text:span text:style-name="T7">・・・</text:span><text:span text:style-name="T7">J</text:span><text:span text:style-name="T7">と</text:span><text:span text:style-name="T7">T</text:span><text:span text:style-name="T7">のツーペ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25" draw:style-name="gr3" draw:text-style-name="P15" draw:layer="layout" svg:width="11.306cm" svg:height="1.318cm" svg:x="12.7cm" svg:y="7.692cm">
          <text:p text:style-name="P1"><text:span text:style-name="T7">・・・</text:span><text:span text:style-name="T7">J</text:span><text:span text:style-name="T7">と６のツーペ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25" draw:style-name="gr3" draw:text-style-name="P15" draw:layer="layout" svg:width="11.306cm" svg:height="1.318cm" svg:x="12.712cm" svg:y="10.923cm">
          <text:p text:style-name="P1"><text:span text:style-name="T7">・・・</text:span><text:span text:style-name="T7">J</text:span><text:span text:style-name="T7">と</text:span><text:span text:style-name="T7">6</text:span><text:span text:style-name="T7">のツーペア</text:span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8;p25" draw:style-name="gr7" draw:text-style-name="P14" draw:layer="layout" svg:width="2.19cm" svg:height="2.868cm" svg:x="19.921cm" svg:y="3.66cm">
          <draw:image xlink:href="Pictures/1000020100000200000000E36FA63761C156AB1D.png" xlink:type="simple" xlink:show="embed" xlink:actuate="onLoad">
            <text:p/>
          </draw:image>
        </draw:frame>
        <draw:frame draw:name="Google Shape;339;p25" draw:style-name="gr8" draw:text-style-name="P14" draw:layer="layout" svg:width="2.014cm" svg:height="2.868cm" svg:x="20.014cm" svg:y="10.092cm">
          <draw:image xlink:href="Pictures/1000020100000200000000E36FA63761C156AB1D.png" xlink:type="simple" xlink:show="embed" xlink:actuate="onLoad">
            <text:p/>
          </draw:image>
        </draw:frame>
        <draw:frame draw:name="Google Shape;340;p25" draw:style-name="gr9" draw:text-style-name="P14" draw:layer="layout" svg:width="2.19cm" svg:height="2.868cm" svg:x="19.941cm" svg:y="6.965cm">
          <draw:image xlink:href="Pictures/1000020100000200000000E36FA63761C156AB1D.png" xlink:type="simple" xlink:show="embed" xlink:actuate="onLoad">
            <text:p/>
          </draw:image>
        </draw:frame>
        <draw:frame draw:name="Google Shape;341;p25" draw:style-name="gr2" draw:text-style-name="P14" draw:layer="layout" svg:width="1.768cm" svg:height="2.573cm" svg:x="7.351cm" svg:y="7.058cm">
          <draw:image xlink:href="Pictures/10000000000000DE0000014324A14FCF692AB12D.jpg" xlink:type="simple" xlink:show="embed" xlink:actuate="onLoad">
            <text:p/>
          </draw:image>
        </draw:frame>
        <draw:frame draw:name="Google Shape;342;p25" draw:style-name="gr2" draw:text-style-name="P14" draw:layer="layout" svg:width="1.768cm" svg:height="2.573cm" svg:x="3.545cm" svg:y="3.839cm">
          <draw:image xlink:href="Pictures/10000000000000DE000001433B78602D2AACF6DF.jpg" xlink:type="simple" xlink:show="embed" xlink:actuate="onLoad">
            <text:p/>
          </draw:image>
        </draw:frame>
        <draw:frame draw:name="Google Shape;343;p25" draw:style-name="gr2" draw:text-style-name="P14" draw:layer="layout" svg:width="1.768cm" svg:height="2.573cm" svg:x="7.351cm" svg:y="10.291cm">
          <draw:image xlink:href="Pictures/10000000000000DE00000143DE5F10DB3AC66D86.jpg" xlink:type="simple" xlink:show="embed" xlink:actuate="onLoad">
            <text:p/>
          </draw:image>
        </draw:frame>
        <draw:frame draw:name="Google Shape;344;p25" draw:style-name="gr2" draw:text-style-name="P14" draw:layer="layout" svg:width="1.768cm" svg:height="2.573cm" svg:x="5.42cm" svg:y="10.288cm">
          <draw:image xlink:href="Pictures/10000000000000DE000001437E58492D36CF088A.jpg" xlink:type="simple" xlink:show="embed" xlink:actuate="onLoad">
            <text:p/>
          </draw:image>
        </draw:frame>
        <presentation:notes draw:style-name="dp2">
          <draw:page-thumbnail draw:name="Google Shape;319;g45653f6f75_0_783:notes" draw:style-name="gr1" draw:layer="layout" svg:width="16.932cm" svg:height="9.524cm" svg:x="1.059cm" svg:y="1.905cm" draw:page-number="13" presentation:class="page"/>
          <draw:frame draw:name="Google Shape;320;g45653f6f75_0_783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ツーペアのチョップ（引き分け）" draw:style-name="dp1" draw:master-page-name="TITLE_5f_AND_5f_BODY" presentation:presentation-page-layout-name="AL2T1">
        <draw:frame draw:name="Google Shape;349;p26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ツーペアのチョップ（引き分け）</text:span></text:p>
          </draw:text-box>
        </draw:frame>
        <draw:frame draw:name="Google Shape;350;p26" presentation:style-name="pr30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custom-shape draw:name="Google Shape;351;p26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352;p26" draw:style-name="gr3" draw:text-style-name="P15" draw:layer="layout" svg:width="11.306cm" svg:height="1.318cm" svg:x="15.452cm" svg:y="7.692cm">
          <text:p text:style-name="P1"><text:span text:style-name="T7">・・・チョ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3;p26" draw:style-name="gr2" draw:text-style-name="P14" draw:layer="layout" svg:width="2.123cm" svg:height="3.328cm" svg:x="1.443cm" svg:y="4.646cm">
          <draw:image xlink:href="Pictures/10000000000000DE000001435D1A20C8C4A00095.jpg" xlink:type="simple" xlink:show="embed" xlink:actuate="onLoad">
            <text:p/>
          </draw:image>
        </draw:frame>
        <draw:frame draw:name="Google Shape;354;p26" draw:style-name="gr2" draw:text-style-name="P14" draw:layer="layout" svg:width="2.123cm" svg:height="3.328cm" svg:x="5.981cm" svg:y="4.646cm">
          <draw:image xlink:href="Pictures/10000000000000DE00000143FD40239DCEA3325C.jpg" xlink:type="simple" xlink:show="embed" xlink:actuate="onLoad">
            <text:p/>
          </draw:image>
        </draw:frame>
        <draw:frame draw:name="Google Shape;355;p26" draw:style-name="gr2" draw:text-style-name="P14" draw:layer="layout" svg:width="2.123cm" svg:height="3.328cm" svg:x="1.442cm" svg:y="8.85cm">
          <draw:image xlink:href="Pictures/10000000000000DE000001435D1A20C8C4A00095.jpg" xlink:type="simple" xlink:show="embed" xlink:actuate="onLoad">
            <text:p/>
          </draw:image>
        </draw:frame>
        <draw:frame draw:name="Google Shape;356;p26" draw:style-name="gr2" draw:text-style-name="P14" draw:layer="layout" svg:width="2.123cm" svg:height="3.348cm" svg:x="3.712cm" svg:y="4.655cm">
          <draw:image xlink:href="Pictures/10000000000000DE000001432379A5A25EB0EA40.jpg" xlink:type="simple" xlink:show="embed" xlink:actuate="onLoad">
            <text:p/>
          </draw:image>
        </draw:frame>
        <draw:frame draw:name="Google Shape;357;p26" draw:style-name="gr2" draw:text-style-name="P14" draw:layer="layout" svg:width="2.123cm" svg:height="3.347cm" svg:x="10.576cm" svg:y="4.665cm">
          <draw:image xlink:href="Pictures/10000000000000DE00000143DE5F10DB3AC66D86.jpg" xlink:type="simple" xlink:show="embed" xlink:actuate="onLoad">
            <text:p/>
          </draw:image>
        </draw:frame>
        <draw:frame draw:name="Google Shape;358;p26" draw:style-name="gr2" draw:text-style-name="P14" draw:layer="layout" svg:width="2.123cm" svg:height="3.347cm" svg:x="8.294cm" svg:y="4.638cm">
          <draw:image xlink:href="Pictures/10000000000000DE0000014324A14FCF692AB12D.jpg" xlink:type="simple" xlink:show="embed" xlink:actuate="onLoad">
            <text:p/>
          </draw:image>
        </draw:frame>
        <draw:frame draw:name="Google Shape;359;p26" draw:style-name="gr2" draw:text-style-name="P14" draw:layer="layout" svg:width="2.123cm" svg:height="3.347cm" svg:x="10.602cm" svg:y="8.844cm">
          <draw:image xlink:href="Pictures/10000000000000DE00000143DE5F10DB3AC66D86.jpg" xlink:type="simple" xlink:show="embed" xlink:actuate="onLoad">
            <text:p/>
          </draw:image>
        </draw:frame>
        <draw:frame draw:name="Google Shape;360;p26" draw:style-name="gr2" draw:text-style-name="P14" draw:layer="layout" svg:width="2.123cm" svg:height="3.347cm" svg:x="8.283cm" svg:y="8.84cm">
          <draw:image xlink:href="Pictures/10000000000000DE000001437E58492D36CF088A.jpg" xlink:type="simple" xlink:show="embed" xlink:actuate="onLoad">
            <text:p/>
          </draw:image>
        </draw:frame>
        <draw:frame draw:name="Google Shape;361;p26" draw:style-name="gr2" draw:text-style-name="P14" draw:layer="layout" svg:width="2.123cm" svg:height="3.328cm" svg:x="5.97cm" svg:y="8.846cm">
          <draw:image xlink:href="Pictures/10000000000000DE00000143FD40239DCEA3325C.jpg" xlink:type="simple" xlink:show="embed" xlink:actuate="onLoad">
            <text:p/>
          </draw:image>
        </draw:frame>
        <draw:frame draw:name="Google Shape;362;p26" draw:style-name="gr2" draw:text-style-name="P14" draw:layer="layout" svg:width="2.123cm" svg:height="3.328cm" svg:x="3.693cm" svg:y="8.85cm">
          <draw:image xlink:href="Pictures/10000000000000DE000001434883EECA5DD31EDA.jpg" xlink:type="simple" xlink:show="embed" xlink:actuate="onLoad">
            <text:p/>
          </draw:image>
        </draw:frame>
        <draw:custom-shape draw:name="Google Shape;363;p26" draw:style-name="gr11" draw:text-style-name="P15" draw:layer="layout" svg:width="2.263cm" svg:height="8.273cm" svg:x="8.233cm" svg:y="4.24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26" draw:style-name="gr11" draw:text-style-name="P15" draw:layer="layout" svg:width="2.263cm" svg:height="8.273cm" svg:x="3.635cm" svg:y="4.24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6;g45653f6f75_0_813:notes" draw:style-name="gr1" draw:layer="layout" svg:width="16.932cm" svg:height="9.524cm" svg:x="1.059cm" svg:y="1.905cm" draw:page-number="14" presentation:class="page"/>
          <draw:frame draw:name="Google Shape;347;g45653f6f75_0_813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リーカード同士の場合" draw:style-name="dp1" draw:master-page-name="TITLE_5f_AND_5f_BODY" presentation:presentation-page-layout-name="AL2T1">
        <draw:frame draw:name="Google Shape;369;p27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リーカード同士の場合</text:span></text:p>
          </draw:text-box>
        </draw:frame>
        <draw:frame draw:name="Google Shape;370;p27" presentation:style-name="pr32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71;p27" draw:style-name="gr2" draw:text-style-name="P14" draw:layer="layout" svg:width="1.768cm" svg:height="2.558cm" svg:x="1.646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372;p27" draw:style-name="gr2" draw:text-style-name="P14" draw:layer="layout" svg:width="1.768cm" svg:height="2.558cm" svg:x="3.559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373;p27" draw:style-name="gr2" draw:text-style-name="P14" draw:layer="layout" svg:width="1.768cm" svg:height="2.558cm" svg:x="1.646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374;p27" draw:style-name="gr2" draw:text-style-name="P14" draw:layer="layout" svg:width="1.768cm" svg:height="2.558cm" svg:x="3.559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375;p27" draw:style-name="gr2" draw:text-style-name="P14" draw:layer="layout" svg:width="1.768cm" svg:height="2.573cm" svg:x="7.338cm" svg:y="7.071cm">
          <draw:image xlink:href="Pictures/10000000000000DE000001433B78602D2AACF6DF.jpg" xlink:type="simple" xlink:show="embed" xlink:actuate="onLoad">
            <text:p/>
          </draw:image>
        </draw:frame>
        <draw:frame draw:name="Google Shape;376;p27" draw:style-name="gr2" draw:text-style-name="P14" draw:layer="layout" svg:width="1.768cm" svg:height="2.573cm" svg:x="7.338cm" svg:y="10.281cm">
          <draw:image xlink:href="Pictures/10000000000000DE000001432A393D03AB696FDE.jpg" xlink:type="simple" xlink:show="embed" xlink:actuate="onLoad">
            <text:p/>
          </draw:image>
        </draw:frame>
        <draw:frame draw:name="Google Shape;377;p27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378;p27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379;p27" draw:style-name="gr2" draw:text-style-name="P14" draw:layer="layout" svg:width="1.768cm" svg:height="2.573cm" svg:x="9.252cm" svg:y="7.079cm">
          <draw:image xlink:href="Pictures/10000000000000DE00000143DE5F10DB3AC66D86.jpg" xlink:type="simple" xlink:show="embed" xlink:actuate="onLoad">
            <text:p/>
          </draw:image>
        </draw:frame>
        <draw:frame draw:name="Google Shape;380;p27" draw:style-name="gr2" draw:text-style-name="P14" draw:layer="layout" svg:width="1.768cm" svg:height="2.573cm" svg:x="9.252cm" svg:y="10.28cm">
          <draw:image xlink:href="Pictures/10000000000000DE000001436DCA0E56EA03AD71.jpg" xlink:type="simple" xlink:show="embed" xlink:actuate="onLoad">
            <text:p/>
          </draw:image>
        </draw:frame>
        <draw:frame draw:name="Google Shape;381;p27" draw:style-name="gr2" draw:text-style-name="P14" draw:layer="layout" svg:width="1.768cm" svg:height="2.573cm" svg:x="5.445cm" svg:y="3.825cm">
          <draw:image xlink:href="Pictures/10000000000000DE0000014324A14FCF692AB12D.jpg" xlink:type="simple" xlink:show="embed" xlink:actuate="onLoad">
            <text:p/>
          </draw:image>
        </draw:frame>
        <draw:frame draw:name="Google Shape;382;p27" draw:style-name="gr2" draw:text-style-name="P14" draw:layer="layout" svg:width="1.768cm" svg:height="2.573cm" svg:x="5.453cm" svg:y="7.064cm">
          <draw:image xlink:href="Pictures/10000000000000DE0000014372CFC3D8BD884442.jpg" xlink:type="simple" xlink:show="embed" xlink:actuate="onLoad">
            <text:p/>
          </draw:image>
        </draw:frame>
        <draw:frame draw:name="Google Shape;383;p27" draw:style-name="gr2" draw:text-style-name="P14" draw:layer="layout" svg:width="1.768cm" svg:height="2.558cm" svg:x="1.618cm" svg:y="10.264cm">
          <draw:image xlink:href="Pictures/10000000000000DE000001435D1A20C8C4A00095.jpg" xlink:type="simple" xlink:show="embed" xlink:actuate="onLoad">
            <text:p/>
          </draw:image>
        </draw:frame>
        <draw:frame draw:name="Google Shape;384;p27" draw:style-name="gr2" draw:text-style-name="P14" draw:layer="layout" svg:width="1.768cm" svg:height="2.558cm" svg:x="3.532cm" svg:y="10.264cm">
          <draw:image xlink:href="Pictures/10000000000000DE00000143FD40239DCEA3325C.jpg" xlink:type="simple" xlink:show="embed" xlink:actuate="onLoad">
            <text:p/>
          </draw:image>
        </draw:frame>
        <draw:frame draw:name="Google Shape;385;p27" draw:style-name="gr2" draw:text-style-name="P14" draw:layer="layout" svg:width="1.768cm" svg:height="2.573cm" svg:x="5.425cm" svg:y="10.264cm">
          <draw:image xlink:href="Pictures/10000000000000DE0000014372CFC3D8BD884442.jpg" xlink:type="simple" xlink:show="embed" xlink:actuate="onLoad">
            <text:p/>
          </draw:image>
        </draw:frame>
        <presentation:notes draw:style-name="dp2">
          <draw:page-thumbnail draw:name="Google Shape;366;g45653f6f75_0_846:notes" draw:style-name="gr1" draw:layer="layout" svg:width="16.932cm" svg:height="9.524cm" svg:x="1.059cm" svg:y="1.905cm" draw:page-number="15" presentation:class="page"/>
          <draw:frame draw:name="Google Shape;367;g45653f6f75_0_846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リーカード同士の場合" draw:style-name="dp1" draw:master-page-name="TITLE_5f_AND_5f_BODY" presentation:presentation-page-layout-name="AL2T1">
        <draw:frame draw:name="Google Shape;390;p28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リーカード同士の場合</text:span></text:p>
          </draw:text-box>
        </draw:frame>
        <draw:frame draw:name="Google Shape;391;p28" presentation:style-name="pr34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92;p28" draw:style-name="gr2" draw:text-style-name="P14" draw:layer="layout" svg:width="1.768cm" svg:height="2.558cm" svg:x="1.646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393;p28" draw:style-name="gr2" draw:text-style-name="P14" draw:layer="layout" svg:width="1.768cm" svg:height="2.558cm" svg:x="3.559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394;p28" draw:style-name="gr2" draw:text-style-name="P14" draw:layer="layout" svg:width="1.768cm" svg:height="2.558cm" svg:x="1.646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395;p28" draw:style-name="gr2" draw:text-style-name="P14" draw:layer="layout" svg:width="1.768cm" svg:height="2.558cm" svg:x="3.559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396;p28" draw:style-name="gr2" draw:text-style-name="P14" draw:layer="layout" svg:width="1.768cm" svg:height="2.573cm" svg:x="7.338cm" svg:y="7.071cm">
          <draw:image xlink:href="Pictures/10000000000000DE000001433B78602D2AACF6DF.jpg" xlink:type="simple" xlink:show="embed" xlink:actuate="onLoad">
            <text:p/>
          </draw:image>
        </draw:frame>
        <draw:frame draw:name="Google Shape;397;p28" draw:style-name="gr2" draw:text-style-name="P14" draw:layer="layout" svg:width="1.768cm" svg:height="2.573cm" svg:x="7.338cm" svg:y="10.281cm">
          <draw:image xlink:href="Pictures/10000000000000DE000001432A393D03AB696FDE.jpg" xlink:type="simple" xlink:show="embed" xlink:actuate="onLoad">
            <text:p/>
          </draw:image>
        </draw:frame>
        <draw:frame draw:name="Google Shape;398;p28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399;p28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400;p28" draw:style-name="gr2" draw:text-style-name="P14" draw:layer="layout" svg:width="1.768cm" svg:height="2.573cm" svg:x="9.252cm" svg:y="7.079cm">
          <draw:image xlink:href="Pictures/10000000000000DE00000143DE5F10DB3AC66D86.jpg" xlink:type="simple" xlink:show="embed" xlink:actuate="onLoad">
            <text:p/>
          </draw:image>
        </draw:frame>
        <draw:frame draw:name="Google Shape;401;p28" draw:style-name="gr2" draw:text-style-name="P14" draw:layer="layout" svg:width="1.768cm" svg:height="2.573cm" svg:x="9.252cm" svg:y="10.28cm">
          <draw:image xlink:href="Pictures/10000000000000DE000001436DCA0E56EA03AD71.jpg" xlink:type="simple" xlink:show="embed" xlink:actuate="onLoad">
            <text:p/>
          </draw:image>
        </draw:frame>
        <draw:frame draw:name="Google Shape;402;p28" draw:style-name="gr2" draw:text-style-name="P14" draw:layer="layout" svg:width="1.768cm" svg:height="2.573cm" svg:x="5.445cm" svg:y="3.825cm">
          <draw:image xlink:href="Pictures/10000000000000DE0000014324A14FCF692AB12D.jpg" xlink:type="simple" xlink:show="embed" xlink:actuate="onLoad">
            <text:p/>
          </draw:image>
        </draw:frame>
        <draw:frame draw:name="Google Shape;403;p28" draw:style-name="gr2" draw:text-style-name="P14" draw:layer="layout" svg:width="1.768cm" svg:height="2.573cm" svg:x="5.453cm" svg:y="7.064cm">
          <draw:image xlink:href="Pictures/10000000000000DE0000014372CFC3D8BD884442.jpg" xlink:type="simple" xlink:show="embed" xlink:actuate="onLoad">
            <text:p/>
          </draw:image>
        </draw:frame>
        <draw:frame draw:name="Google Shape;404;p28" draw:style-name="gr2" draw:text-style-name="P14" draw:layer="layout" svg:width="1.768cm" svg:height="2.558cm" svg:x="1.618cm" svg:y="10.264cm">
          <draw:image xlink:href="Pictures/10000000000000DE000001435D1A20C8C4A00095.jpg" xlink:type="simple" xlink:show="embed" xlink:actuate="onLoad">
            <text:p/>
          </draw:image>
        </draw:frame>
        <draw:frame draw:name="Google Shape;405;p28" draw:style-name="gr2" draw:text-style-name="P14" draw:layer="layout" svg:width="1.768cm" svg:height="2.558cm" svg:x="3.532cm" svg:y="10.264cm">
          <draw:image xlink:href="Pictures/10000000000000DE00000143FD40239DCEA3325C.jpg" xlink:type="simple" xlink:show="embed" xlink:actuate="onLoad">
            <text:p/>
          </draw:image>
        </draw:frame>
        <draw:frame draw:name="Google Shape;406;p28" draw:style-name="gr2" draw:text-style-name="P14" draw:layer="layout" svg:width="1.768cm" svg:height="2.573cm" svg:x="5.425cm" svg:y="10.264cm">
          <draw:image xlink:href="Pictures/10000000000000DE0000014372CFC3D8BD884442.jpg" xlink:type="simple" xlink:show="embed" xlink:actuate="onLoad">
            <text:p/>
          </draw:image>
        </draw:frame>
        <draw:custom-shape draw:name="Google Shape;407;p28" draw:style-name="gr3" draw:text-style-name="P15" draw:layer="layout" svg:width="11.306cm" svg:height="1.318cm" svg:x="12.7cm" svg:y="4.46cm">
          <text:p text:style-name="P1"><text:span text:style-name="T7">・・・</text:span><text:span text:style-name="T7">J</text:span><text:span text:style-name="T7">のスリー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;p28" draw:style-name="gr3" draw:text-style-name="P15" draw:layer="layout" svg:width="11.306cm" svg:height="1.318cm" svg:x="12.7cm" svg:y="7.692cm">
          <text:p text:style-name="P1"><text:span text:style-name="T7">・・・</text:span><text:span text:style-name="T7">T</text:span><text:span text:style-name="T7">のスリー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;p28" draw:style-name="gr3" draw:text-style-name="P15" draw:layer="layout" svg:width="11.306cm" svg:height="1.318cm" svg:x="12.712cm" svg:y="10.923cm">
          <text:p text:style-name="P1"><text:span text:style-name="T7">・・・</text:span><text:span text:style-name="T7">T</text:span><text:span text:style-name="T7">のスリーカード</text:span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0;p28" draw:style-name="gr7" draw:text-style-name="P14" draw:layer="layout" svg:width="2.19cm" svg:height="2.868cm" svg:x="19.921cm" svg:y="3.66cm">
          <draw:image xlink:href="Pictures/1000020100000200000000E36FA63761C156AB1D.png" xlink:type="simple" xlink:show="embed" xlink:actuate="onLoad">
            <text:p/>
          </draw:image>
        </draw:frame>
        <draw:frame draw:name="Google Shape;411;p28" draw:style-name="gr8" draw:text-style-name="P14" draw:layer="layout" svg:width="2.014cm" svg:height="2.868cm" svg:x="20.014cm" svg:y="10.092cm">
          <draw:image xlink:href="Pictures/1000020100000200000000E36FA63761C156AB1D.png" xlink:type="simple" xlink:show="embed" xlink:actuate="onLoad">
            <text:p/>
          </draw:image>
        </draw:frame>
        <draw:frame draw:name="Google Shape;412;p28" draw:style-name="gr9" draw:text-style-name="P14" draw:layer="layout" svg:width="2.19cm" svg:height="2.868cm" svg:x="19.941cm" svg:y="6.965cm">
          <draw:image xlink:href="Pictures/1000020100000200000000E36FA63761C156AB1D.png" xlink:type="simple" xlink:show="embed" xlink:actuate="onLoad">
            <text:p/>
          </draw:image>
        </draw:frame>
        <presentation:notes draw:style-name="dp2">
          <draw:page-thumbnail draw:name="Google Shape;387;g45653f6f75_0_873:notes" draw:style-name="gr1" draw:layer="layout" svg:width="16.932cm" svg:height="9.524cm" svg:x="1.059cm" svg:y="1.905cm" draw:page-number="16" presentation:class="page"/>
          <draw:frame draw:name="Google Shape;388;g45653f6f75_0_873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リーカードのチョップ（引き分け）" draw:style-name="dp1" draw:master-page-name="TITLE_5f_AND_5f_BODY" presentation:presentation-page-layout-name="AL2T1">
        <draw:frame draw:name="Google Shape;417;p29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リーカードのチョップ（引き分け）</text:span></text:p>
          </draw:text-box>
        </draw:frame>
        <draw:frame draw:name="Google Shape;418;p29" presentation:style-name="pr36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custom-shape draw:name="Google Shape;419;p29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420;p29" draw:style-name="gr3" draw:text-style-name="P15" draw:layer="layout" svg:width="11.306cm" svg:height="1.318cm" svg:x="15.452cm" svg:y="7.692cm">
          <text:p text:style-name="P1"><text:span text:style-name="T7">・・・チョ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29" draw:style-name="gr11" draw:text-style-name="P15" draw:layer="layout" svg:width="5.056cm" svg:height="8.273cm" svg:x="8.445cm" svg:y="4.24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2;p29" draw:style-name="gr2" draw:text-style-name="P14" draw:layer="layout" svg:width="2.253cm" svg:height="3.385cm" svg:x="1.27cm" svg:y="4.53cm">
          <draw:image xlink:href="Pictures/10000000000000DE000001435D1A20C8C4A00095.jpg" xlink:type="simple" xlink:show="embed" xlink:actuate="onLoad">
            <text:p/>
          </draw:image>
        </draw:frame>
        <draw:frame draw:name="Google Shape;423;p29" draw:style-name="gr2" draw:text-style-name="P14" draw:layer="layout" svg:width="2.253cm" svg:height="3.385cm" svg:x="3.708cm" svg:y="4.53cm">
          <draw:image xlink:href="Pictures/10000000000000DE00000143FD40239DCEA3325C.jpg" xlink:type="simple" xlink:show="embed" xlink:actuate="onLoad">
            <text:p/>
          </draw:image>
        </draw:frame>
        <draw:frame draw:name="Google Shape;424;p29" draw:style-name="gr2" draw:text-style-name="P14" draw:layer="layout" svg:width="2.253cm" svg:height="3.405cm" svg:x="8.523cm" svg:y="4.539cm">
          <draw:image xlink:href="Pictures/10000000000000DE000001433B78602D2AACF6DF.jpg" xlink:type="simple" xlink:show="embed" xlink:actuate="onLoad">
            <text:p/>
          </draw:image>
        </draw:frame>
        <draw:frame draw:name="Google Shape;425;p29" draw:style-name="gr2" draw:text-style-name="P14" draw:layer="layout" svg:width="2.253cm" svg:height="3.405cm" svg:x="8.523cm" svg:y="8.786cm">
          <draw:image xlink:href="Pictures/10000000000000DE000001432A393D03AB696FDE.jpg" xlink:type="simple" xlink:show="embed" xlink:actuate="onLoad">
            <text:p/>
          </draw:image>
        </draw:frame>
        <draw:frame draw:name="Google Shape;426;p29" draw:style-name="gr2" draw:text-style-name="P14" draw:layer="layout" svg:width="2.253cm" svg:height="3.405cm" svg:x="10.961cm" svg:y="4.549cm">
          <draw:image xlink:href="Pictures/10000000000000DE00000143DE5F10DB3AC66D86.jpg" xlink:type="simple" xlink:show="embed" xlink:actuate="onLoad">
            <text:p/>
          </draw:image>
        </draw:frame>
        <draw:frame draw:name="Google Shape;427;p29" draw:style-name="gr2" draw:text-style-name="P14" draw:layer="layout" svg:width="2.253cm" svg:height="3.405cm" svg:x="6.12cm" svg:y="4.53cm">
          <draw:image xlink:href="Pictures/10000000000000DE0000014372CFC3D8BD884442.jpg" xlink:type="simple" xlink:show="embed" xlink:actuate="onLoad">
            <text:p/>
          </draw:image>
        </draw:frame>
        <draw:frame draw:name="Google Shape;428;p29" draw:style-name="gr2" draw:text-style-name="P14" draw:layer="layout" svg:width="2.253cm" svg:height="3.385cm" svg:x="1.234cm" svg:y="8.764cm">
          <draw:image xlink:href="Pictures/10000000000000DE000001435D1A20C8C4A00095.jpg" xlink:type="simple" xlink:show="embed" xlink:actuate="onLoad">
            <text:p/>
          </draw:image>
        </draw:frame>
        <draw:frame draw:name="Google Shape;429;p29" draw:style-name="gr2" draw:text-style-name="P14" draw:layer="layout" svg:width="2.253cm" svg:height="3.385cm" svg:x="3.673cm" svg:y="8.764cm">
          <draw:image xlink:href="Pictures/10000000000000DE00000143FD40239DCEA3325C.jpg" xlink:type="simple" xlink:show="embed" xlink:actuate="onLoad">
            <text:p/>
          </draw:image>
        </draw:frame>
        <draw:frame draw:name="Google Shape;430;p29" draw:style-name="gr2" draw:text-style-name="P14" draw:layer="layout" svg:width="2.253cm" svg:height="3.405cm" svg:x="6.085cm" svg:y="8.764cm">
          <draw:image xlink:href="Pictures/10000000000000DE0000014372CFC3D8BD884442.jpg" xlink:type="simple" xlink:show="embed" xlink:actuate="onLoad">
            <text:p/>
          </draw:image>
        </draw:frame>
        <draw:frame draw:name="Google Shape;431;p29" draw:style-name="gr2" draw:text-style-name="P14" draw:layer="layout" svg:width="2.34cm" svg:height="3.405cm" svg:x="10.961cm" svg:y="8.79cm">
          <draw:image xlink:href="Pictures/10000000000000DE0000014324A14FCF692AB12D.jpg" xlink:type="simple" xlink:show="embed" xlink:actuate="onLoad">
            <text:p/>
          </draw:image>
        </draw:frame>
        <presentation:notes draw:style-name="dp2">
          <draw:page-thumbnail draw:name="Google Shape;414;g45653f6f75_0_899:notes" draw:style-name="gr1" draw:layer="layout" svg:width="16.932cm" svg:height="9.524cm" svg:x="1.059cm" svg:y="1.905cm" draw:page-number="17" presentation:class="page"/>
          <draw:frame draw:name="Google Shape;415;g45653f6f75_0_899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トレート同士の場合" draw:style-name="dp1" draw:master-page-name="TITLE_5f_AND_5f_BODY" presentation:presentation-page-layout-name="AL2T1">
        <draw:frame draw:name="Google Shape;436;p30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トレート同士の場合</text:span></text:p>
          </draw:text-box>
        </draw:frame>
        <draw:frame draw:name="Google Shape;437;p30" presentation:style-name="pr38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438;p30" draw:style-name="gr2" draw:text-style-name="P14" draw:layer="layout" svg:width="2.293cm" svg:height="3.317cm" svg:x="1.194cm" svg:y="4.529cm">
          <draw:image xlink:href="Pictures/10000000000000DE000001435D1A20C8C4A00095.jpg" xlink:type="simple" xlink:show="embed" xlink:actuate="onLoad">
            <text:p/>
          </draw:image>
        </draw:frame>
        <draw:frame draw:name="Google Shape;439;p30" draw:style-name="gr2" draw:text-style-name="P14" draw:layer="layout" svg:width="2.293cm" svg:height="3.337cm" svg:x="3.64cm" svg:y="4.529cm">
          <draw:image xlink:href="Pictures/10000000000000DE00000143FAA5246816D2A231.jpg" xlink:type="simple" xlink:show="embed" xlink:actuate="onLoad">
            <text:p/>
          </draw:image>
        </draw:frame>
        <draw:frame draw:name="Google Shape;440;p30" draw:style-name="gr2" draw:text-style-name="P14" draw:layer="layout" svg:width="2.293cm" svg:height="3.337cm" svg:x="6.085cm" svg:y="4.544cm">
          <draw:image xlink:href="Pictures/10000000000000DE000001437C41948DE9247BAF.jpg" xlink:type="simple" xlink:show="embed" xlink:actuate="onLoad">
            <text:p/>
          </draw:image>
        </draw:frame>
        <draw:frame draw:name="Google Shape;441;p30" draw:style-name="gr2" draw:text-style-name="P14" draw:layer="layout" svg:width="2.293cm" svg:height="3.337cm" svg:x="8.531cm" svg:y="4.556cm">
          <draw:image xlink:href="Pictures/10000000000000DE00000143FC4788266C3E598D.jpg" xlink:type="simple" xlink:show="embed" xlink:actuate="onLoad">
            <text:p/>
          </draw:image>
        </draw:frame>
        <draw:frame draw:name="Google Shape;442;p30" draw:style-name="gr2" draw:text-style-name="P14" draw:layer="layout" svg:width="2.293cm" svg:height="3.337cm" svg:x="11.022cm" svg:y="4.556cm">
          <draw:image xlink:href="Pictures/10000000000000DE000001432A393D03AB696FDE.jpg" xlink:type="simple" xlink:show="embed" xlink:actuate="onLoad">
            <text:p/>
          </draw:image>
        </draw:frame>
        <draw:frame draw:name="Google Shape;443;p30" draw:style-name="gr2" draw:text-style-name="P14" draw:layer="layout" svg:width="2.293cm" svg:height="3.337cm" svg:x="1.194cm" svg:y="8.544cm">
          <draw:image xlink:href="Pictures/10000000000000DE00000143FAA5246816D2A231.jpg" xlink:type="simple" xlink:show="embed" xlink:actuate="onLoad">
            <text:p/>
          </draw:image>
        </draw:frame>
        <draw:frame draw:name="Google Shape;444;p30" draw:style-name="gr2" draw:text-style-name="P14" draw:layer="layout" svg:width="2.293cm" svg:height="3.337cm" svg:x="3.64cm" svg:y="8.56cm">
          <draw:image xlink:href="Pictures/10000000000000DE000001437C41948DE9247BAF.jpg" xlink:type="simple" xlink:show="embed" xlink:actuate="onLoad">
            <text:p/>
          </draw:image>
        </draw:frame>
        <draw:frame draw:name="Google Shape;445;p30" draw:style-name="gr2" draw:text-style-name="P14" draw:layer="layout" svg:width="2.293cm" svg:height="3.337cm" svg:x="6.085cm" svg:y="8.571cm">
          <draw:image xlink:href="Pictures/10000000000000DE00000143FC4788266C3E598D.jpg" xlink:type="simple" xlink:show="embed" xlink:actuate="onLoad">
            <text:p/>
          </draw:image>
        </draw:frame>
        <draw:frame draw:name="Google Shape;446;p30" draw:style-name="gr2" draw:text-style-name="P14" draw:layer="layout" svg:width="2.293cm" svg:height="3.337cm" svg:x="8.576cm" svg:y="8.571cm">
          <draw:image xlink:href="Pictures/10000000000000DE000001432A393D03AB696FDE.jpg" xlink:type="simple" xlink:show="embed" xlink:actuate="onLoad">
            <text:p/>
          </draw:image>
        </draw:frame>
        <draw:frame draw:name="Google Shape;447;p30" draw:style-name="gr2" draw:text-style-name="P14" draw:layer="layout" svg:width="2.293cm" svg:height="3.337cm" svg:x="11.058cm" svg:y="8.569cm">
          <draw:image xlink:href="Pictures/10000000000000DE000001430F06DE500CAEC63D.jpg" xlink:type="simple" xlink:show="embed" xlink:actuate="onLoad">
            <text:p/>
          </draw:image>
        </draw:frame>
        <presentation:notes draw:style-name="dp2">
          <draw:page-thumbnail draw:name="Google Shape;433;g45653f6f75_0_929:notes" draw:style-name="gr1" draw:layer="layout" svg:width="16.932cm" svg:height="9.524cm" svg:x="1.059cm" svg:y="1.905cm" draw:page-number="18" presentation:class="page"/>
          <draw:frame draw:name="Google Shape;434;g45653f6f75_0_929:notes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トレート同士の場合" draw:style-name="dp1" draw:master-page-name="TITLE_5f_AND_5f_BODY" presentation:presentation-page-layout-name="AL2T1">
        <draw:frame draw:name="Google Shape;452;p31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トレート同士の場合</text:span></text:p>
          </draw:text-box>
        </draw:frame>
        <draw:frame draw:name="Google Shape;453;p31" presentation:style-name="pr40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454;p31" draw:style-name="gr2" draw:text-style-name="P14" draw:layer="layout" svg:width="2.293cm" svg:height="3.317cm" svg:x="1.194cm" svg:y="4.529cm">
          <draw:image xlink:href="Pictures/10000000000000DE000001435D1A20C8C4A00095.jpg" xlink:type="simple" xlink:show="embed" xlink:actuate="onLoad">
            <text:p/>
          </draw:image>
        </draw:frame>
        <draw:frame draw:name="Google Shape;455;p31" draw:style-name="gr2" draw:text-style-name="P14" draw:layer="layout" svg:width="2.293cm" svg:height="3.337cm" svg:x="3.64cm" svg:y="4.529cm">
          <draw:image xlink:href="Pictures/10000000000000DE00000143FAA5246816D2A231.jpg" xlink:type="simple" xlink:show="embed" xlink:actuate="onLoad">
            <text:p/>
          </draw:image>
        </draw:frame>
        <draw:frame draw:name="Google Shape;456;p31" draw:style-name="gr2" draw:text-style-name="P14" draw:layer="layout" svg:width="2.293cm" svg:height="3.337cm" svg:x="6.085cm" svg:y="4.544cm">
          <draw:image xlink:href="Pictures/10000000000000DE000001437C41948DE9247BAF.jpg" xlink:type="simple" xlink:show="embed" xlink:actuate="onLoad">
            <text:p/>
          </draw:image>
        </draw:frame>
        <draw:frame draw:name="Google Shape;457;p31" draw:style-name="gr2" draw:text-style-name="P14" draw:layer="layout" svg:width="2.293cm" svg:height="3.337cm" svg:x="8.531cm" svg:y="4.556cm">
          <draw:image xlink:href="Pictures/10000000000000DE00000143FC4788266C3E598D.jpg" xlink:type="simple" xlink:show="embed" xlink:actuate="onLoad">
            <text:p/>
          </draw:image>
        </draw:frame>
        <draw:frame draw:name="Google Shape;458;p31" draw:style-name="gr2" draw:text-style-name="P14" draw:layer="layout" svg:width="2.293cm" svg:height="3.337cm" svg:x="11.022cm" svg:y="4.556cm">
          <draw:image xlink:href="Pictures/10000000000000DE000001432A393D03AB696FDE.jpg" xlink:type="simple" xlink:show="embed" xlink:actuate="onLoad">
            <text:p/>
          </draw:image>
        </draw:frame>
        <draw:frame draw:name="Google Shape;459;p31" draw:style-name="gr2" draw:text-style-name="P14" draw:layer="layout" svg:width="2.293cm" svg:height="3.337cm" svg:x="1.194cm" svg:y="8.544cm">
          <draw:image xlink:href="Pictures/10000000000000DE00000143FAA5246816D2A231.jpg" xlink:type="simple" xlink:show="embed" xlink:actuate="onLoad">
            <text:p/>
          </draw:image>
        </draw:frame>
        <draw:frame draw:name="Google Shape;460;p31" draw:style-name="gr2" draw:text-style-name="P14" draw:layer="layout" svg:width="2.293cm" svg:height="3.337cm" svg:x="3.64cm" svg:y="8.56cm">
          <draw:image xlink:href="Pictures/10000000000000DE000001437C41948DE9247BAF.jpg" xlink:type="simple" xlink:show="embed" xlink:actuate="onLoad">
            <text:p/>
          </draw:image>
        </draw:frame>
        <draw:frame draw:name="Google Shape;461;p31" draw:style-name="gr2" draw:text-style-name="P14" draw:layer="layout" svg:width="2.293cm" svg:height="3.337cm" svg:x="6.085cm" svg:y="8.571cm">
          <draw:image xlink:href="Pictures/10000000000000DE00000143FC4788266C3E598D.jpg" xlink:type="simple" xlink:show="embed" xlink:actuate="onLoad">
            <text:p/>
          </draw:image>
        </draw:frame>
        <draw:frame draw:name="Google Shape;462;p31" draw:style-name="gr2" draw:text-style-name="P14" draw:layer="layout" svg:width="2.293cm" svg:height="3.337cm" svg:x="8.576cm" svg:y="8.571cm">
          <draw:image xlink:href="Pictures/10000000000000DE000001432A393D03AB696FDE.jpg" xlink:type="simple" xlink:show="embed" xlink:actuate="onLoad">
            <text:p/>
          </draw:image>
        </draw:frame>
        <draw:frame draw:name="Google Shape;463;p31" draw:style-name="gr2" draw:text-style-name="P14" draw:layer="layout" svg:width="2.293cm" svg:height="3.337cm" svg:x="11.058cm" svg:y="8.569cm">
          <draw:image xlink:href="Pictures/10000000000000DE000001430F06DE500CAEC63D.jpg" xlink:type="simple" xlink:show="embed" xlink:actuate="onLoad">
            <text:p/>
          </draw:image>
        </draw:frame>
        <draw:custom-shape draw:name="Google Shape;464;p31" draw:style-name="gr3" draw:text-style-name="P15" draw:layer="layout" svg:width="11.306cm" svg:height="1.318cm" svg:x="13.228cm" svg:y="5.452cm">
          <text:p text:style-name="P1"><text:span text:style-name="T7">・・・</text:span><text:span text:style-name="T7">T</text:span><text:span text:style-name="T7">ハイのストレー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31" draw:style-name="gr3" draw:text-style-name="P15" draw:layer="layout" svg:width="11.306cm" svg:height="1.318cm" svg:x="13.316cm" svg:y="9.396cm">
          <text:p text:style-name="P1"><text:span text:style-name="T7">・・・</text:span><text:span text:style-name="T7">J</text:span><text:span text:style-name="T7">ハイのストレー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6;p31" draw:style-name="gr7" draw:text-style-name="P14" draw:layer="layout" svg:width="2.19cm" svg:height="2.868cm" svg:x="20.818cm" svg:y="8.806cm">
          <draw:image xlink:href="Pictures/1000020100000200000000E36FA63761C156AB1D.png" xlink:type="simple" xlink:show="embed" xlink:actuate="onLoad">
            <text:p/>
          </draw:image>
        </draw:frame>
        <draw:frame draw:name="Google Shape;467;p31" draw:style-name="gr8" draw:text-style-name="P14" draw:layer="layout" svg:width="2.014cm" svg:height="2.868cm" svg:x="20.85cm" svg:y="4.556cm">
          <draw:image xlink:href="Pictures/1000020100000200000000E36FA63761C156AB1D.png" xlink:type="simple" xlink:show="embed" xlink:actuate="onLoad">
            <text:p/>
          </draw:image>
        </draw:frame>
        <presentation:notes draw:style-name="dp2">
          <draw:page-thumbnail draw:name="Google Shape;449;g45653f6f75_0_962:notes" draw:style-name="gr1" draw:layer="layout" svg:width="16.932cm" svg:height="9.524cm" svg:x="1.059cm" svg:y="1.905cm" draw:page-number="19" presentation:class="page"/>
          <draw:frame draw:name="Google Shape;450;g45653f6f75_0_962:notes" presentation:style-name="pr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トレートのチョップ（引き分け）" draw:style-name="dp1" draw:master-page-name="TITLE_5f_AND_5f_BODY" presentation:presentation-page-layout-name="AL2T1">
        <draw:frame draw:name="Google Shape;472;p32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トレートのチョップ（引き分け）</text:span></text:p>
          </draw:text-box>
        </draw:frame>
        <draw:frame draw:name="Google Shape;473;p32" presentation:style-name="pr42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474;p32" draw:style-name="gr2" draw:text-style-name="P14" draw:layer="layout" svg:width="2.293cm" svg:height="3.317cm" svg:x="1.194cm" svg:y="4.529cm">
          <draw:image xlink:href="Pictures/10000000000000DE000001435D1A20C8C4A00095.jpg" xlink:type="simple" xlink:show="embed" xlink:actuate="onLoad">
            <text:p/>
          </draw:image>
        </draw:frame>
        <draw:frame draw:name="Google Shape;475;p32" draw:style-name="gr2" draw:text-style-name="P14" draw:layer="layout" svg:width="2.293cm" svg:height="3.337cm" svg:x="3.64cm" svg:y="4.529cm">
          <draw:image xlink:href="Pictures/10000000000000DE00000143FAA5246816D2A231.jpg" xlink:type="simple" xlink:show="embed" xlink:actuate="onLoad">
            <text:p/>
          </draw:image>
        </draw:frame>
        <draw:frame draw:name="Google Shape;476;p32" draw:style-name="gr2" draw:text-style-name="P14" draw:layer="layout" svg:width="2.293cm" svg:height="3.337cm" svg:x="6.085cm" svg:y="4.544cm">
          <draw:image xlink:href="Pictures/10000000000000DE000001437C41948DE9247BAF.jpg" xlink:type="simple" xlink:show="embed" xlink:actuate="onLoad">
            <text:p/>
          </draw:image>
        </draw:frame>
        <draw:frame draw:name="Google Shape;477;p32" draw:style-name="gr2" draw:text-style-name="P14" draw:layer="layout" svg:width="2.293cm" svg:height="3.337cm" svg:x="8.531cm" svg:y="4.556cm">
          <draw:image xlink:href="Pictures/10000000000000DE00000143FC4788266C3E598D.jpg" xlink:type="simple" xlink:show="embed" xlink:actuate="onLoad">
            <text:p/>
          </draw:image>
        </draw:frame>
        <draw:frame draw:name="Google Shape;478;p32" draw:style-name="gr2" draw:text-style-name="P14" draw:layer="layout" svg:width="2.293cm" svg:height="3.337cm" svg:x="11.022cm" svg:y="4.556cm">
          <draw:image xlink:href="Pictures/10000000000000DE000001432A393D03AB696FDE.jpg" xlink:type="simple" xlink:show="embed" xlink:actuate="onLoad">
            <text:p/>
          </draw:image>
        </draw:frame>
        <draw:custom-shape draw:name="Google Shape;479;p32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480;p32" draw:style-name="gr3" draw:text-style-name="P15" draw:layer="layout" svg:width="11.306cm" svg:height="1.318cm" svg:x="15.452cm" svg:y="7.692cm">
          <text:p text:style-name="P1"><text:span text:style-name="T7">・・・チョ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1;p32" draw:style-name="gr2" draw:text-style-name="P14" draw:layer="layout" svg:width="2.293cm" svg:height="3.317cm" svg:x="1.157cm" svg:y="8.371cm">
          <draw:image xlink:href="Pictures/10000000000000DE000001435D1A20C8C4A00095.jpg" xlink:type="simple" xlink:show="embed" xlink:actuate="onLoad">
            <text:p/>
          </draw:image>
        </draw:frame>
        <draw:frame draw:name="Google Shape;482;p32" draw:style-name="gr2" draw:text-style-name="P14" draw:layer="layout" svg:width="2.293cm" svg:height="3.337cm" svg:x="3.602cm" svg:y="8.371cm">
          <draw:image xlink:href="Pictures/10000000000000DE00000143FAA5246816D2A231.jpg" xlink:type="simple" xlink:show="embed" xlink:actuate="onLoad">
            <text:p/>
          </draw:image>
        </draw:frame>
        <draw:frame draw:name="Google Shape;483;p32" draw:style-name="gr2" draw:text-style-name="P14" draw:layer="layout" svg:width="2.293cm" svg:height="3.337cm" svg:x="8.494cm" svg:y="8.399cm">
          <draw:image xlink:href="Pictures/10000000000000DE00000143FC4788266C3E598D.jpg" xlink:type="simple" xlink:show="embed" xlink:actuate="onLoad">
            <text:p/>
          </draw:image>
        </draw:frame>
        <draw:frame draw:name="Google Shape;484;p32" draw:style-name="gr2" draw:text-style-name="P14" draw:layer="layout" svg:width="2.293cm" svg:height="3.337cm" svg:x="10.985cm" svg:y="8.399cm">
          <draw:image xlink:href="Pictures/10000000000000DE000001432A393D03AB696FDE.jpg" xlink:type="simple" xlink:show="embed" xlink:actuate="onLoad">
            <text:p/>
          </draw:image>
        </draw:frame>
        <draw:frame draw:name="Google Shape;485;p32" draw:style-name="gr2" draw:text-style-name="P14" draw:layer="layout" svg:width="2.293cm" svg:height="3.337cm" svg:x="6.073cm" svg:y="8.403cm">
          <draw:image xlink:href="Pictures/10000000000000DE000001435CE74D409DC6C2C3.jpg" xlink:type="simple" xlink:show="embed" xlink:actuate="onLoad">
            <text:p/>
          </draw:image>
        </draw:frame>
        <draw:custom-shape draw:name="Google Shape;486;p32" draw:style-name="gr11" draw:text-style-name="P15" draw:layer="layout" svg:width="2.293cm" svg:height="8.273cm" svg:x="6.085cm" svg:y="4.1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9;g45653f6f75_0_981:notes" draw:style-name="gr1" draw:layer="layout" svg:width="16.932cm" svg:height="9.524cm" svg:x="1.059cm" svg:y="1.905cm" draw:page-number="20" presentation:class="page"/>
          <draw:frame draw:name="Google Shape;470;g45653f6f75_0_981:notes" presentation:style-name="pr4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ラッシュ同士の場合" draw:style-name="dp1" draw:master-page-name="TITLE_5f_AND_5f_BODY" presentation:presentation-page-layout-name="AL2T1">
        <draw:frame draw:name="Google Shape;491;p33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ラッシュ同士の場合</text:span></text:p>
          </draw:text-box>
        </draw:frame>
        <draw:frame draw:name="Google Shape;492;p33" presentation:style-name="pr44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493;p33" draw:style-name="gr2" draw:text-style-name="P14" draw:layer="layout" svg:width="2.293cm" svg:height="3.317cm" svg:x="1.194cm" svg:y="4.529cm">
          <draw:image xlink:href="Pictures/10000000000000DE000001435D1A20C8C4A00095.jpg" xlink:type="simple" xlink:show="embed" xlink:actuate="onLoad">
            <text:p/>
          </draw:image>
        </draw:frame>
        <draw:frame draw:name="Google Shape;494;p33" draw:style-name="gr2" draw:text-style-name="P14" draw:layer="layout" svg:width="2.293cm" svg:height="3.337cm" svg:x="3.64cm" svg:y="4.529cm">
          <draw:image xlink:href="Pictures/10000000000000DE00000143FAA5246816D2A231.jpg" xlink:type="simple" xlink:show="embed" xlink:actuate="onLoad">
            <text:p/>
          </draw:image>
        </draw:frame>
        <draw:frame draw:name="Google Shape;495;p33" draw:style-name="gr2" draw:text-style-name="P14" draw:layer="layout" svg:width="2.293cm" svg:height="3.337cm" svg:x="6.085cm" svg:y="4.528cm">
          <draw:image xlink:href="Pictures/10000000000000DE000001433B78602D2AACF6DF.jpg" xlink:type="simple" xlink:show="embed" xlink:actuate="onLoad">
            <text:p/>
          </draw:image>
        </draw:frame>
        <draw:frame draw:name="Google Shape;496;p33" draw:style-name="gr2" draw:text-style-name="P14" draw:layer="layout" svg:width="2.293cm" svg:height="3.337cm" svg:x="8.554cm" svg:y="4.556cm">
          <draw:image xlink:href="Pictures/10000000000000DE00000143303AEE133D0C7AF2.jpg" xlink:type="simple" xlink:show="embed" xlink:actuate="onLoad">
            <text:p/>
          </draw:image>
        </draw:frame>
        <draw:frame draw:name="Google Shape;497;p33" draw:style-name="gr2" draw:text-style-name="P14" draw:layer="layout" svg:width="2.293cm" svg:height="3.337cm" svg:x="11.022cm" svg:y="4.556cm">
          <draw:image xlink:href="Pictures/10000000000000DE0000014357CC5EDA65CB1103.jpg" xlink:type="simple" xlink:show="embed" xlink:actuate="onLoad">
            <text:p/>
          </draw:image>
        </draw:frame>
        <draw:frame draw:name="Google Shape;498;p33" draw:style-name="gr2" draw:text-style-name="P14" draw:layer="layout" svg:width="2.293cm" svg:height="3.317cm" svg:x="1.194cm" svg:y="8.556cm">
          <draw:image xlink:href="Pictures/10000000000000DE000001435D1A20C8C4A00095.jpg" xlink:type="simple" xlink:show="embed" xlink:actuate="onLoad">
            <text:p/>
          </draw:image>
        </draw:frame>
        <draw:frame draw:name="Google Shape;499;p33" draw:style-name="gr2" draw:text-style-name="P14" draw:layer="layout" svg:width="2.293cm" svg:height="3.337cm" svg:x="3.64cm" svg:y="8.556cm">
          <draw:image xlink:href="Pictures/10000000000000DE00000143FAA5246816D2A231.jpg" xlink:type="simple" xlink:show="embed" xlink:actuate="onLoad">
            <text:p/>
          </draw:image>
        </draw:frame>
        <draw:frame draw:name="Google Shape;500;p33" draw:style-name="gr2" draw:text-style-name="P14" draw:layer="layout" svg:width="2.293cm" svg:height="3.337cm" svg:x="6.085cm" svg:y="8.556cm">
          <draw:image xlink:href="Pictures/10000000000000DE000001433B78602D2AACF6DF.jpg" xlink:type="simple" xlink:show="embed" xlink:actuate="onLoad">
            <text:p/>
          </draw:image>
        </draw:frame>
        <draw:frame draw:name="Google Shape;501;p33" draw:style-name="gr2" draw:text-style-name="P14" draw:layer="layout" svg:width="2.293cm" svg:height="3.337cm" svg:x="8.554cm" svg:y="8.583cm">
          <draw:image xlink:href="Pictures/10000000000000DE00000143303AEE133D0C7AF2.jpg" xlink:type="simple" xlink:show="embed" xlink:actuate="onLoad">
            <text:p/>
          </draw:image>
        </draw:frame>
        <draw:frame draw:name="Google Shape;502;p33" draw:style-name="gr2" draw:text-style-name="P14" draw:layer="layout" svg:width="2.293cm" svg:height="3.337cm" svg:x="11.022cm" svg:y="8.583cm">
          <draw:image xlink:href="Pictures/10000000000000DE00000143F11045D9C4D97083.jpg" xlink:type="simple" xlink:show="embed" xlink:actuate="onLoad">
            <text:p/>
          </draw:image>
        </draw:frame>
        <presentation:notes draw:style-name="dp2">
          <draw:page-thumbnail draw:name="Google Shape;488;g45653f6f75_0_1015:notes" draw:style-name="gr1" draw:layer="layout" svg:width="16.932cm" svg:height="9.524cm" svg:x="1.059cm" svg:y="1.905cm" draw:page-number="21" presentation:class="page"/>
          <draw:frame draw:name="Google Shape;489;g45653f6f75_0_1015:notes" presentation:style-name="pr4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ラッシュ同士の場合" draw:style-name="dp1" draw:master-page-name="TITLE_5f_AND_5f_BODY" presentation:presentation-page-layout-name="AL2T1">
        <draw:frame draw:name="Google Shape;507;p34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ラッシュ同士の場合</text:span></text:p>
          </draw:text-box>
        </draw:frame>
        <draw:frame draw:name="Google Shape;508;p34" presentation:style-name="pr46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509;p34" draw:style-name="gr2" draw:text-style-name="P14" draw:layer="layout" svg:width="2.293cm" svg:height="3.317cm" svg:x="1.194cm" svg:y="4.529cm">
          <draw:image xlink:href="Pictures/10000000000000DE000001435D1A20C8C4A00095.jpg" xlink:type="simple" xlink:show="embed" xlink:actuate="onLoad">
            <text:p/>
          </draw:image>
        </draw:frame>
        <draw:frame draw:name="Google Shape;510;p34" draw:style-name="gr2" draw:text-style-name="P14" draw:layer="layout" svg:width="2.293cm" svg:height="3.337cm" svg:x="3.64cm" svg:y="4.529cm">
          <draw:image xlink:href="Pictures/10000000000000DE00000143FAA5246816D2A231.jpg" xlink:type="simple" xlink:show="embed" xlink:actuate="onLoad">
            <text:p/>
          </draw:image>
        </draw:frame>
        <draw:frame draw:name="Google Shape;511;p34" draw:style-name="gr2" draw:text-style-name="P14" draw:layer="layout" svg:width="2.293cm" svg:height="3.337cm" svg:x="6.085cm" svg:y="4.528cm">
          <draw:image xlink:href="Pictures/10000000000000DE000001433B78602D2AACF6DF.jpg" xlink:type="simple" xlink:show="embed" xlink:actuate="onLoad">
            <text:p/>
          </draw:image>
        </draw:frame>
        <draw:frame draw:name="Google Shape;512;p34" draw:style-name="gr2" draw:text-style-name="P14" draw:layer="layout" svg:width="2.293cm" svg:height="3.337cm" svg:x="8.554cm" svg:y="4.556cm">
          <draw:image xlink:href="Pictures/10000000000000DE00000143303AEE133D0C7AF2.jpg" xlink:type="simple" xlink:show="embed" xlink:actuate="onLoad">
            <text:p/>
          </draw:image>
        </draw:frame>
        <draw:frame draw:name="Google Shape;513;p34" draw:style-name="gr2" draw:text-style-name="P14" draw:layer="layout" svg:width="2.293cm" svg:height="3.337cm" svg:x="11.022cm" svg:y="4.556cm">
          <draw:image xlink:href="Pictures/10000000000000DE0000014357CC5EDA65CB1103.jpg" xlink:type="simple" xlink:show="embed" xlink:actuate="onLoad">
            <text:p/>
          </draw:image>
        </draw:frame>
        <draw:frame draw:name="Google Shape;514;p34" draw:style-name="gr2" draw:text-style-name="P14" draw:layer="layout" svg:width="2.293cm" svg:height="3.317cm" svg:x="1.194cm" svg:y="8.556cm">
          <draw:image xlink:href="Pictures/10000000000000DE000001435D1A20C8C4A00095.jpg" xlink:type="simple" xlink:show="embed" xlink:actuate="onLoad">
            <text:p/>
          </draw:image>
        </draw:frame>
        <draw:frame draw:name="Google Shape;515;p34" draw:style-name="gr2" draw:text-style-name="P14" draw:layer="layout" svg:width="2.293cm" svg:height="3.337cm" svg:x="3.64cm" svg:y="8.556cm">
          <draw:image xlink:href="Pictures/10000000000000DE00000143FAA5246816D2A231.jpg" xlink:type="simple" xlink:show="embed" xlink:actuate="onLoad">
            <text:p/>
          </draw:image>
        </draw:frame>
        <draw:frame draw:name="Google Shape;516;p34" draw:style-name="gr2" draw:text-style-name="P14" draw:layer="layout" svg:width="2.293cm" svg:height="3.337cm" svg:x="6.085cm" svg:y="8.556cm">
          <draw:image xlink:href="Pictures/10000000000000DE000001433B78602D2AACF6DF.jpg" xlink:type="simple" xlink:show="embed" xlink:actuate="onLoad">
            <text:p/>
          </draw:image>
        </draw:frame>
        <draw:frame draw:name="Google Shape;517;p34" draw:style-name="gr2" draw:text-style-name="P14" draw:layer="layout" svg:width="2.293cm" svg:height="3.337cm" svg:x="8.554cm" svg:y="8.583cm">
          <draw:image xlink:href="Pictures/10000000000000DE00000143303AEE133D0C7AF2.jpg" xlink:type="simple" xlink:show="embed" xlink:actuate="onLoad">
            <text:p/>
          </draw:image>
        </draw:frame>
        <draw:frame draw:name="Google Shape;518;p34" draw:style-name="gr2" draw:text-style-name="P14" draw:layer="layout" svg:width="2.293cm" svg:height="3.337cm" svg:x="11.022cm" svg:y="8.583cm">
          <draw:image xlink:href="Pictures/10000000000000DE00000143F11045D9C4D97083.jpg" xlink:type="simple" xlink:show="embed" xlink:actuate="onLoad">
            <text:p/>
          </draw:image>
        </draw:frame>
        <draw:custom-shape draw:name="Google Shape;519;p34" draw:style-name="gr3" draw:text-style-name="P15" draw:layer="layout" svg:width="11.306cm" svg:height="1.318cm" svg:x="13.228cm" svg:y="5.452cm">
          <text:p text:style-name="P1"><text:span text:style-name="T7">・・・</text:span><text:span text:style-name="T7">A</text:span><text:span text:style-name="T7">ハイのフラッシ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0;p34" draw:style-name="gr3" draw:text-style-name="P15" draw:layer="layout" svg:width="11.306cm" svg:height="1.318cm" svg:x="13.316cm" svg:y="9.396cm">
          <text:p text:style-name="P1"><text:span text:style-name="T7">・・・</text:span><text:span text:style-name="T7">K</text:span><text:span text:style-name="T7">ハイのフラッシ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1;p34" draw:style-name="gr7" draw:text-style-name="P14" draw:layer="layout" svg:width="2.19cm" svg:height="2.868cm" svg:x="20.621cm" svg:y="4.79cm">
          <draw:image xlink:href="Pictures/1000020100000200000000E36FA63761C156AB1D.png" xlink:type="simple" xlink:show="embed" xlink:actuate="onLoad">
            <text:p/>
          </draw:image>
        </draw:frame>
        <draw:frame draw:name="Google Shape;522;p34" draw:style-name="gr8" draw:text-style-name="P14" draw:layer="layout" svg:width="2.014cm" svg:height="2.868cm" svg:x="20.709cm" svg:y="8.78cm">
          <draw:image xlink:href="Pictures/1000020100000200000000E36FA63761C156AB1D.png" xlink:type="simple" xlink:show="embed" xlink:actuate="onLoad">
            <text:p/>
          </draw:image>
        </draw:frame>
        <presentation:notes draw:style-name="dp2">
          <draw:page-thumbnail draw:name="Google Shape;504;g45653f6f75_0_1038:notes" draw:style-name="gr1" draw:layer="layout" svg:width="16.932cm" svg:height="9.524cm" svg:x="1.059cm" svg:y="1.905cm" draw:page-number="22" presentation:class="page"/>
          <draw:frame draw:name="Google Shape;505;g45653f6f75_0_1038:notes" presentation:style-name="pr4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ラッシュのチョップ（引き分け）" draw:style-name="dp1" draw:master-page-name="TITLE_5f_AND_5f_BODY" presentation:presentation-page-layout-name="AL2T1">
        <draw:frame draw:name="Google Shape;527;p35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ラッシュのチョップ（引き分け）</text:span></text:p>
          </draw:text-box>
        </draw:frame>
        <draw:frame draw:name="Google Shape;528;p35" presentation:style-name="pr48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529;p35" draw:style-name="gr2" draw:text-style-name="P14" draw:layer="layout" svg:width="2.293cm" svg:height="3.317cm" svg:x="3.522cm" svg:y="4.529cm">
          <draw:image xlink:href="Pictures/10000000000000DE000001435D1A20C8C4A00095.jpg" xlink:type="simple" xlink:show="embed" xlink:actuate="onLoad">
            <text:p/>
          </draw:image>
        </draw:frame>
        <draw:frame draw:name="Google Shape;530;p35" draw:style-name="gr2" draw:text-style-name="P14" draw:layer="layout" svg:width="2.293cm" svg:height="3.337cm" svg:x="5.968cm" svg:y="4.529cm">
          <draw:image xlink:href="Pictures/10000000000000DE00000143FAA5246816D2A231.jpg" xlink:type="simple" xlink:show="embed" xlink:actuate="onLoad">
            <text:p/>
          </draw:image>
        </draw:frame>
        <draw:frame draw:name="Google Shape;531;p35" draw:style-name="gr2" draw:text-style-name="P14" draw:layer="layout" svg:width="2.293cm" svg:height="3.337cm" svg:x="8.414cm" svg:y="4.528cm">
          <draw:image xlink:href="Pictures/10000000000000DE000001433B78602D2AACF6DF.jpg" xlink:type="simple" xlink:show="embed" xlink:actuate="onLoad">
            <text:p/>
          </draw:image>
        </draw:frame>
        <draw:frame draw:name="Google Shape;532;p35" draw:style-name="gr2" draw:text-style-name="P14" draw:layer="layout" svg:width="2.293cm" svg:height="3.337cm" svg:x="10.882cm" svg:y="4.556cm">
          <draw:image xlink:href="Pictures/10000000000000DE00000143303AEE133D0C7AF2.jpg" xlink:type="simple" xlink:show="embed" xlink:actuate="onLoad">
            <text:p/>
          </draw:image>
        </draw:frame>
        <draw:frame draw:name="Google Shape;533;p35" draw:style-name="gr2" draw:text-style-name="P14" draw:layer="layout" svg:width="2.293cm" svg:height="3.337cm" svg:x="1.077cm" svg:y="4.519cm">
          <draw:image xlink:href="Pictures/10000000000000DE000001432B72D7E2EB1332E7.jpg" xlink:type="simple" xlink:show="embed" xlink:actuate="onLoad">
            <text:p/>
          </draw:image>
        </draw:frame>
        <draw:frame draw:name="Google Shape;534;p35" draw:style-name="gr2" draw:text-style-name="P14" draw:layer="layout" svg:width="2.293cm" svg:height="3.337cm" svg:x="1.077cm" svg:y="8.881cm">
          <draw:image xlink:href="Pictures/10000000000000DE0000014391825A5137A0A3E2.jpg" xlink:type="simple" xlink:show="embed" xlink:actuate="onLoad">
            <text:p/>
          </draw:image>
        </draw:frame>
        <draw:frame draw:name="Google Shape;535;p35" draw:style-name="gr2" draw:text-style-name="P14" draw:layer="layout" svg:width="2.293cm" svg:height="3.337cm" svg:x="3.522cm" svg:y="8.881cm">
          <draw:image xlink:href="Pictures/10000000000000DE000001434883EECA5DD31EDA.jpg" xlink:type="simple" xlink:show="embed" xlink:actuate="onLoad">
            <text:p/>
          </draw:image>
        </draw:frame>
        <draw:frame draw:name="Google Shape;536;p35" draw:style-name="gr2" draw:text-style-name="P14" draw:layer="layout" svg:width="2.293cm" svg:height="3.337cm" svg:x="5.968cm" svg:y="8.881cm">
          <draw:image xlink:href="Pictures/10000000000000DE00000143F66ECB05226A1388.jpg" xlink:type="simple" xlink:show="embed" xlink:actuate="onLoad">
            <text:p/>
          </draw:image>
        </draw:frame>
        <draw:frame draw:name="Google Shape;537;p35" draw:style-name="gr2" draw:text-style-name="P14" draw:layer="layout" svg:width="2.293cm" svg:height="3.337cm" svg:x="8.414cm" svg:y="8.881cm">
          <draw:image xlink:href="Pictures/10000000000000DE000001432A393D03AB696FDE.jpg" xlink:type="simple" xlink:show="embed" xlink:actuate="onLoad">
            <text:p/>
          </draw:image>
        </draw:frame>
        <draw:frame draw:name="Google Shape;538;p35" draw:style-name="gr2" draw:text-style-name="P14" draw:layer="layout" svg:width="2.293cm" svg:height="3.337cm" svg:x="10.86cm" svg:y="8.881cm">
          <draw:image xlink:href="Pictures/10000000000000DE00000143836ACD61695DF9CC.jpg" xlink:type="simple" xlink:show="embed" xlink:actuate="onLoad">
            <text:p/>
          </draw:image>
        </draw:frame>
        <draw:custom-shape draw:name="Google Shape;539;p35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540;p35" draw:style-name="gr3" draw:text-style-name="P15" draw:layer="layout" svg:width="11.306cm" svg:height="1.318cm" svg:x="15.452cm" svg:y="7.692cm">
          <text:p text:style-name="P1"><text:span text:style-name="T7">・・・柄違いのチョップはな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24;g45653f6f75_0_1057:notes" draw:style-name="gr1" draw:layer="layout" svg:width="16.932cm" svg:height="9.524cm" svg:x="1.059cm" svg:y="1.905cm" draw:page-number="23" presentation:class="page"/>
          <draw:frame draw:name="Google Shape;525;g45653f6f75_0_1057:notes" presentation:style-name="pr4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ルハウス同士の場合" draw:style-name="dp1" draw:master-page-name="TITLE_5f_AND_5f_BODY" presentation:presentation-page-layout-name="AL2T1">
        <draw:frame draw:name="Google Shape;545;p36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ルハウス同士の場合</text:span></text:p>
          </draw:text-box>
        </draw:frame>
        <draw:frame draw:name="Google Shape;546;p36" presentation:style-name="pr50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547;p36" draw:style-name="gr2" draw:text-style-name="P14" draw:layer="layout" svg:width="1.768cm" svg:height="2.558cm" svg:x="3.559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548;p36" draw:style-name="gr2" draw:text-style-name="P14" draw:layer="layout" svg:width="1.768cm" svg:height="2.558cm" svg:x="3.559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549;p36" draw:style-name="gr2" draw:text-style-name="P14" draw:layer="layout" svg:width="1.768cm" svg:height="2.573cm" svg:x="1.666cm" svg:y="7.057cm">
          <draw:image xlink:href="Pictures/10000000000000DE000001433B78602D2AACF6DF.jpg" xlink:type="simple" xlink:show="embed" xlink:actuate="onLoad">
            <text:p/>
          </draw:image>
        </draw:frame>
        <draw:frame draw:name="Google Shape;550;p36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551;p36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552;p36" draw:style-name="gr2" draw:text-style-name="P14" draw:layer="layout" svg:width="1.768cm" svg:height="2.573cm" svg:x="5.445cm" svg:y="3.825cm">
          <draw:image xlink:href="Pictures/10000000000000DE0000014324A14FCF692AB12D.jpg" xlink:type="simple" xlink:show="embed" xlink:actuate="onLoad">
            <text:p/>
          </draw:image>
        </draw:frame>
        <draw:frame draw:name="Google Shape;553;p36" draw:style-name="gr2" draw:text-style-name="P14" draw:layer="layout" svg:width="1.793cm" svg:height="2.554cm" svg:x="1.634cm" svg:y="10.321cm">
          <draw:image xlink:href="Pictures/10000000000000DE000001435D1A20C8C4A00095.jpg" xlink:type="simple" xlink:show="embed" xlink:actuate="onLoad">
            <text:p/>
          </draw:image>
        </draw:frame>
        <draw:frame draw:name="Google Shape;554;p36" draw:style-name="gr2" draw:text-style-name="P14" draw:layer="layout" svg:width="1.768cm" svg:height="2.573cm" svg:x="1.674cm" svg:y="3.85cm">
          <draw:image xlink:href="Pictures/10000000000000DE0000014372CFC3D8BD884442.jpg" xlink:type="simple" xlink:show="embed" xlink:actuate="onLoad">
            <text:p/>
          </draw:image>
        </draw:frame>
        <draw:frame draw:name="Google Shape;555;p36" draw:style-name="gr2" draw:text-style-name="P14" draw:layer="layout" svg:width="1.768cm" svg:height="2.573cm" svg:x="5.459cm" svg:y="7.065cm">
          <draw:image xlink:href="Pictures/10000000000000DE00000143303AEE133D0C7AF2.jpg" xlink:type="simple" xlink:show="embed" xlink:actuate="onLoad">
            <text:p/>
          </draw:image>
        </draw:frame>
        <draw:frame draw:name="Google Shape;556;p36" draw:style-name="gr2" draw:text-style-name="P14" draw:layer="layout" svg:width="1.768cm" svg:height="2.573cm" svg:x="7.358cm" svg:y="7.057cm">
          <draw:image xlink:href="Pictures/10000000000000DE000001436DCA0E56EA03AD71.jpg" xlink:type="simple" xlink:show="embed" xlink:actuate="onLoad">
            <text:p/>
          </draw:image>
        </draw:frame>
        <draw:frame draw:name="Google Shape;557;p36" draw:style-name="gr2" draw:text-style-name="P14" draw:layer="layout" svg:width="1.768cm" svg:height="2.573cm" svg:x="9.258cm" svg:y="7.061cm">
          <draw:image xlink:href="Pictures/10000000000000DE0000014363CCD7CBBF2D61AB.jpg" xlink:type="simple" xlink:show="embed" xlink:actuate="onLoad">
            <text:p/>
          </draw:image>
        </draw:frame>
        <draw:frame draw:name="Google Shape;558;p36" draw:style-name="gr2" draw:text-style-name="P14" draw:layer="layout" svg:width="1.768cm" svg:height="2.573cm" svg:x="5.474cm" svg:y="10.311cm">
          <draw:image xlink:href="Pictures/10000000000000DE00000143303AEE133D0C7AF2.jpg" xlink:type="simple" xlink:show="embed" xlink:actuate="onLoad">
            <text:p/>
          </draw:image>
        </draw:frame>
        <draw:frame draw:name="Google Shape;559;p36" draw:style-name="gr2" draw:text-style-name="P14" draw:layer="layout" svg:width="1.768cm" svg:height="2.573cm" svg:x="7.373cm" svg:y="10.304cm">
          <draw:image xlink:href="Pictures/10000000000000DE000001436DCA0E56EA03AD71.jpg" xlink:type="simple" xlink:show="embed" xlink:actuate="onLoad">
            <text:p/>
          </draw:image>
        </draw:frame>
        <draw:frame draw:name="Google Shape;560;p36" draw:style-name="gr2" draw:text-style-name="P14" draw:layer="layout" svg:width="1.768cm" svg:height="2.573cm" svg:x="9.273cm" svg:y="10.307cm">
          <draw:image xlink:href="Pictures/10000000000000DE0000014363CCD7CBBF2D61AB.jpg" xlink:type="simple" xlink:show="embed" xlink:actuate="onLoad">
            <text:p/>
          </draw:image>
        </draw:frame>
        <draw:frame draw:name="Google Shape;561;p36" draw:style-name="gr2" draw:text-style-name="P14" draw:layer="layout" svg:width="1.793cm" svg:height="2.569cm" svg:x="3.546cm" svg:y="10.311cm">
          <draw:image xlink:href="Pictures/10000000000000DE000001434883EECA5DD31EDA.jpg" xlink:type="simple" xlink:show="embed" xlink:actuate="onLoad">
            <text:p/>
          </draw:image>
        </draw:frame>
        <presentation:notes draw:style-name="dp2">
          <draw:page-thumbnail draw:name="Google Shape;542;g45653f6f75_0_1087:notes" draw:style-name="gr1" draw:layer="layout" svg:width="16.932cm" svg:height="9.524cm" svg:x="1.059cm" svg:y="1.905cm" draw:page-number="24" presentation:class="page"/>
          <draw:frame draw:name="Google Shape;543;g45653f6f75_0_1087:notes" presentation:style-name="pr5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ルハウス同士の場合" draw:style-name="dp1" draw:master-page-name="TITLE_5f_AND_5f_BODY" presentation:presentation-page-layout-name="AL2T1">
        <draw:frame draw:name="Google Shape;566;p37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ルハウス同士の場合</text:span></text:p>
          </draw:text-box>
        </draw:frame>
        <draw:frame draw:name="Google Shape;567;p37" presentation:style-name="pr52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568;p37" draw:style-name="gr2" draw:text-style-name="P14" draw:layer="layout" svg:width="1.768cm" svg:height="2.558cm" svg:x="3.559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569;p37" draw:style-name="gr2" draw:text-style-name="P14" draw:layer="layout" svg:width="1.768cm" svg:height="2.558cm" svg:x="3.559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570;p37" draw:style-name="gr2" draw:text-style-name="P14" draw:layer="layout" svg:width="1.768cm" svg:height="2.573cm" svg:x="1.666cm" svg:y="7.057cm">
          <draw:image xlink:href="Pictures/10000000000000DE000001433B78602D2AACF6DF.jpg" xlink:type="simple" xlink:show="embed" xlink:actuate="onLoad">
            <text:p/>
          </draw:image>
        </draw:frame>
        <draw:frame draw:name="Google Shape;571;p37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572;p37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573;p37" draw:style-name="gr2" draw:text-style-name="P14" draw:layer="layout" svg:width="1.768cm" svg:height="2.573cm" svg:x="5.445cm" svg:y="3.825cm">
          <draw:image xlink:href="Pictures/10000000000000DE0000014324A14FCF692AB12D.jpg" xlink:type="simple" xlink:show="embed" xlink:actuate="onLoad">
            <text:p/>
          </draw:image>
        </draw:frame>
        <draw:frame draw:name="Google Shape;574;p37" draw:style-name="gr2" draw:text-style-name="P14" draw:layer="layout" svg:width="1.793cm" svg:height="2.554cm" svg:x="1.634cm" svg:y="10.321cm">
          <draw:image xlink:href="Pictures/10000000000000DE000001435D1A20C8C4A00095.jpg" xlink:type="simple" xlink:show="embed" xlink:actuate="onLoad">
            <text:p/>
          </draw:image>
        </draw:frame>
        <draw:frame draw:name="Google Shape;575;p37" draw:style-name="gr2" draw:text-style-name="P14" draw:layer="layout" svg:width="1.768cm" svg:height="2.573cm" svg:x="1.674cm" svg:y="3.85cm">
          <draw:image xlink:href="Pictures/10000000000000DE0000014372CFC3D8BD884442.jpg" xlink:type="simple" xlink:show="embed" xlink:actuate="onLoad">
            <text:p/>
          </draw:image>
        </draw:frame>
        <draw:frame draw:name="Google Shape;576;p37" draw:style-name="gr2" draw:text-style-name="P14" draw:layer="layout" svg:width="1.768cm" svg:height="2.573cm" svg:x="5.459cm" svg:y="7.065cm">
          <draw:image xlink:href="Pictures/10000000000000DE00000143303AEE133D0C7AF2.jpg" xlink:type="simple" xlink:show="embed" xlink:actuate="onLoad">
            <text:p/>
          </draw:image>
        </draw:frame>
        <draw:frame draw:name="Google Shape;577;p37" draw:style-name="gr2" draw:text-style-name="P14" draw:layer="layout" svg:width="1.768cm" svg:height="2.573cm" svg:x="7.358cm" svg:y="7.057cm">
          <draw:image xlink:href="Pictures/10000000000000DE000001436DCA0E56EA03AD71.jpg" xlink:type="simple" xlink:show="embed" xlink:actuate="onLoad">
            <text:p/>
          </draw:image>
        </draw:frame>
        <draw:frame draw:name="Google Shape;578;p37" draw:style-name="gr2" draw:text-style-name="P14" draw:layer="layout" svg:width="1.768cm" svg:height="2.573cm" svg:x="9.258cm" svg:y="7.061cm">
          <draw:image xlink:href="Pictures/10000000000000DE0000014363CCD7CBBF2D61AB.jpg" xlink:type="simple" xlink:show="embed" xlink:actuate="onLoad">
            <text:p/>
          </draw:image>
        </draw:frame>
        <draw:frame draw:name="Google Shape;579;p37" draw:style-name="gr2" draw:text-style-name="P14" draw:layer="layout" svg:width="1.768cm" svg:height="2.573cm" svg:x="5.474cm" svg:y="10.311cm">
          <draw:image xlink:href="Pictures/10000000000000DE00000143303AEE133D0C7AF2.jpg" xlink:type="simple" xlink:show="embed" xlink:actuate="onLoad">
            <text:p/>
          </draw:image>
        </draw:frame>
        <draw:frame draw:name="Google Shape;580;p37" draw:style-name="gr2" draw:text-style-name="P14" draw:layer="layout" svg:width="1.768cm" svg:height="2.573cm" svg:x="7.373cm" svg:y="10.304cm">
          <draw:image xlink:href="Pictures/10000000000000DE000001436DCA0E56EA03AD71.jpg" xlink:type="simple" xlink:show="embed" xlink:actuate="onLoad">
            <text:p/>
          </draw:image>
        </draw:frame>
        <draw:frame draw:name="Google Shape;581;p37" draw:style-name="gr2" draw:text-style-name="P14" draw:layer="layout" svg:width="1.768cm" svg:height="2.573cm" svg:x="9.273cm" svg:y="10.307cm">
          <draw:image xlink:href="Pictures/10000000000000DE0000014363CCD7CBBF2D61AB.jpg" xlink:type="simple" xlink:show="embed" xlink:actuate="onLoad">
            <text:p/>
          </draw:image>
        </draw:frame>
        <draw:frame draw:name="Google Shape;582;p37" draw:style-name="gr2" draw:text-style-name="P14" draw:layer="layout" svg:width="1.793cm" svg:height="2.569cm" svg:x="3.546cm" svg:y="10.311cm">
          <draw:image xlink:href="Pictures/10000000000000DE000001434883EECA5DD31EDA.jpg" xlink:type="simple" xlink:show="embed" xlink:actuate="onLoad">
            <text:p/>
          </draw:image>
        </draw:frame>
        <draw:custom-shape draw:name="Google Shape;583;p37" draw:style-name="gr3" draw:text-style-name="P15" draw:layer="layout" svg:width="11.306cm" svg:height="1.318cm" svg:x="12.7cm" svg:y="4.46cm">
          <text:p text:style-name="P1"><text:span text:style-name="T7">・・・</text:span><text:span text:style-name="T7">J</text:span><text:span text:style-name="T7">のフルハウ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4;p37" draw:style-name="gr3" draw:text-style-name="P15" draw:layer="layout" svg:width="11.306cm" svg:height="1.318cm" svg:x="12.7cm" svg:y="7.692cm">
          <text:p text:style-name="P1"><text:span text:style-name="T7">・・・</text:span><text:span text:style-name="T7">Q</text:span><text:span text:style-name="T7">のフルハウ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5;p37" draw:style-name="gr3" draw:text-style-name="P15" draw:layer="layout" svg:width="11.306cm" svg:height="1.318cm" svg:x="12.712cm" svg:y="10.923cm">
          <text:p text:style-name="P1"><text:span text:style-name="T7">・・・</text:span><text:span text:style-name="T7">Q</text:span><text:span text:style-name="T7">のフルハウス</text:span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6;p37" draw:style-name="gr7" draw:text-style-name="P14" draw:layer="layout" svg:width="2.19cm" svg:height="2.868cm" svg:x="20.933cm" svg:y="6.865cm">
          <draw:image xlink:href="Pictures/1000020100000200000000E36FA63761C156AB1D.png" xlink:type="simple" xlink:show="embed" xlink:actuate="onLoad">
            <text:p/>
          </draw:image>
        </draw:frame>
        <draw:frame draw:name="Google Shape;587;p37" draw:style-name="gr8" draw:text-style-name="P14" draw:layer="layout" svg:width="2.014cm" svg:height="2.868cm" svg:x="21.02cm" svg:y="10.164cm">
          <draw:image xlink:href="Pictures/1000020100000200000000E36FA63761C156AB1D.png" xlink:type="simple" xlink:show="embed" xlink:actuate="onLoad">
            <text:p/>
          </draw:image>
        </draw:frame>
        <draw:frame draw:name="Google Shape;588;p37" draw:style-name="gr9" draw:text-style-name="P14" draw:layer="layout" svg:width="2.19cm" svg:height="2.868cm" svg:x="20.933cm" svg:y="3.67cm">
          <draw:image xlink:href="Pictures/1000020100000200000000E36FA63761C156AB1D.png" xlink:type="simple" xlink:show="embed" xlink:actuate="onLoad">
            <text:p/>
          </draw:image>
        </draw:frame>
        <presentation:notes draw:style-name="dp2">
          <draw:page-thumbnail draw:name="Google Shape;563;g456fdbdf8b_0_15:notes" draw:style-name="gr1" draw:layer="layout" svg:width="16.932cm" svg:height="9.524cm" svg:x="1.059cm" svg:y="1.905cm" draw:page-number="25" presentation:class="page"/>
          <draw:frame draw:name="Google Shape;564;g456fdbdf8b_0_15:notes" presentation:style-name="pr5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ルハウスのチョップ（引き分け）" draw:style-name="dp1" draw:master-page-name="TITLE_5f_AND_5f_BODY" presentation:presentation-page-layout-name="AL2T1">
        <draw:frame draw:name="Google Shape;593;p38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ルハウスのチョップ（引き分け）</text:span></text:p>
          </draw:text-box>
        </draw:frame>
        <draw:frame draw:name="Google Shape;594;p38" presentation:style-name="pr54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custom-shape draw:name="Google Shape;595;p38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596;p38" draw:style-name="gr3" draw:text-style-name="P15" draw:layer="layout" svg:width="11.306cm" svg:height="1.318cm" svg:x="15.452cm" svg:y="7.692cm">
          <text:p text:style-name="P1"><text:span text:style-name="T7">・・・チョ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7;p38" draw:style-name="gr2" draw:text-style-name="P14" draw:layer="layout" svg:width="2.188cm" svg:height="3.363cm" svg:x="3.997cm" svg:y="4.54cm">
          <draw:image xlink:href="Pictures/10000000000000DE00000143FD40239DCEA3325C.jpg" xlink:type="simple" xlink:show="embed" xlink:actuate="onLoad">
            <text:p/>
          </draw:image>
        </draw:frame>
        <draw:frame draw:name="Google Shape;598;p38" draw:style-name="gr2" draw:text-style-name="P14" draw:layer="layout" svg:width="2.188cm" svg:height="3.383cm" svg:x="1.654cm" svg:y="4.53cm">
          <draw:image xlink:href="Pictures/10000000000000DE000001433B78602D2AACF6DF.jpg" xlink:type="simple" xlink:show="embed" xlink:actuate="onLoad">
            <text:p/>
          </draw:image>
        </draw:frame>
        <draw:frame draw:name="Google Shape;599;p38" draw:style-name="gr2" draw:text-style-name="P14" draw:layer="layout" svg:width="2.188cm" svg:height="3.383cm" svg:x="6.347cm" svg:y="4.54cm">
          <draw:image xlink:href="Pictures/10000000000000DE00000143303AEE133D0C7AF2.jpg" xlink:type="simple" xlink:show="embed" xlink:actuate="onLoad">
            <text:p/>
          </draw:image>
        </draw:frame>
        <draw:frame draw:name="Google Shape;600;p38" draw:style-name="gr2" draw:text-style-name="P14" draw:layer="layout" svg:width="2.188cm" svg:height="3.383cm" svg:x="8.698cm" svg:y="4.53cm">
          <draw:image xlink:href="Pictures/10000000000000DE000001436DCA0E56EA03AD71.jpg" xlink:type="simple" xlink:show="embed" xlink:actuate="onLoad">
            <text:p/>
          </draw:image>
        </draw:frame>
        <draw:frame draw:name="Google Shape;601;p38" draw:style-name="gr2" draw:text-style-name="P14" draw:layer="layout" svg:width="2.188cm" svg:height="3.383cm" svg:x="11.048cm" svg:y="4.535cm">
          <draw:image xlink:href="Pictures/10000000000000DE0000014363CCD7CBBF2D61AB.jpg" xlink:type="simple" xlink:show="embed" xlink:actuate="onLoad">
            <text:p/>
          </draw:image>
        </draw:frame>
        <draw:frame draw:name="Google Shape;602;p38" draw:style-name="gr2" draw:text-style-name="P14" draw:layer="layout" svg:width="2.188cm" svg:height="3.383cm" svg:x="6.366cm" svg:y="8.809cm">
          <draw:image xlink:href="Pictures/10000000000000DE00000143303AEE133D0C7AF2.jpg" xlink:type="simple" xlink:show="embed" xlink:actuate="onLoad">
            <text:p/>
          </draw:image>
        </draw:frame>
        <draw:frame draw:name="Google Shape;603;p38" draw:style-name="gr2" draw:text-style-name="P14" draw:layer="layout" svg:width="2.188cm" svg:height="3.383cm" svg:x="8.716cm" svg:y="8.798cm">
          <draw:image xlink:href="Pictures/10000000000000DE000001436DCA0E56EA03AD71.jpg" xlink:type="simple" xlink:show="embed" xlink:actuate="onLoad">
            <text:p/>
          </draw:image>
        </draw:frame>
        <draw:frame draw:name="Google Shape;604;p38" draw:style-name="gr2" draw:text-style-name="P14" draw:layer="layout" svg:width="2.188cm" svg:height="3.383cm" svg:x="11.067cm" svg:y="8.803cm">
          <draw:image xlink:href="Pictures/10000000000000DE0000014363CCD7CBBF2D61AB.jpg" xlink:type="simple" xlink:show="embed" xlink:actuate="onLoad">
            <text:p/>
          </draw:image>
        </draw:frame>
        <draw:frame draw:name="Google Shape;605;p38" draw:style-name="gr2" draw:text-style-name="P14" draw:layer="layout" svg:width="2.188cm" svg:height="3.408cm" svg:x="3.997cm" svg:y="8.784cm">
          <draw:image xlink:href="Pictures/10000000000000DE0000014372CFC3D8BD884442.jpg" xlink:type="simple" xlink:show="embed" xlink:actuate="onLoad">
            <text:p/>
          </draw:image>
        </draw:frame>
        <draw:frame draw:name="Google Shape;606;p38" draw:style-name="gr2" draw:text-style-name="P14" draw:layer="layout" svg:width="2.188cm" svg:height="3.408cm" svg:x="1.654cm" svg:y="8.784cm">
          <draw:image xlink:href="Pictures/10000000000000DE000001432A393D03AB696FDE.jpg" xlink:type="simple" xlink:show="embed" xlink:actuate="onLoad">
            <text:p/>
          </draw:image>
        </draw:frame>
        <draw:custom-shape draw:name="Google Shape;607;p38" draw:style-name="gr11" draw:text-style-name="P15" draw:layer="layout" svg:width="4.637cm" svg:height="8.273cm" svg:x="1.588cm" svg:y="4.1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0;g45653f6f75_0_1131:notes" draw:style-name="gr1" draw:layer="layout" svg:width="16.932cm" svg:height="9.524cm" svg:x="1.059cm" svg:y="1.905cm" draw:page-number="26" presentation:class="page"/>
          <draw:frame draw:name="Google Shape;591;g45653f6f75_0_1131:notes" presentation:style-name="pr5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ォーカード同士の場合" draw:style-name="dp1" draw:master-page-name="TITLE_5f_AND_5f_BODY" presentation:presentation-page-layout-name="AL2T1">
        <draw:frame draw:name="Google Shape;612;p39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ォーカード同士の場合</text:span></text:p>
          </draw:text-box>
        </draw:frame>
        <draw:frame draw:name="Google Shape;613;p39" presentation:style-name="pr56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14;p39" draw:style-name="gr2" draw:text-style-name="P14" draw:layer="layout" svg:width="1.768cm" svg:height="2.573cm" svg:x="1.666cm" svg:y="7.057cm">
          <draw:image xlink:href="Pictures/10000000000000DE000001433B78602D2AACF6DF.jpg" xlink:type="simple" xlink:show="embed" xlink:actuate="onLoad">
            <text:p/>
          </draw:image>
        </draw:frame>
        <draw:frame draw:name="Google Shape;615;p39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616;p39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617;p39" draw:style-name="gr2" draw:text-style-name="P14" draw:layer="layout" svg:width="1.768cm" svg:height="2.573cm" svg:x="5.445cm" svg:y="3.825cm">
          <draw:image xlink:href="Pictures/10000000000000DE0000014324A14FCF692AB12D.jpg" xlink:type="simple" xlink:show="embed" xlink:actuate="onLoad">
            <text:p/>
          </draw:image>
        </draw:frame>
        <draw:frame draw:name="Google Shape;618;p39" draw:style-name="gr2" draw:text-style-name="P14" draw:layer="layout" svg:width="1.793cm" svg:height="2.554cm" svg:x="1.634cm" svg:y="10.321cm">
          <draw:image xlink:href="Pictures/10000000000000DE000001435D1A20C8C4A00095.jpg" xlink:type="simple" xlink:show="embed" xlink:actuate="onLoad">
            <text:p/>
          </draw:image>
        </draw:frame>
        <draw:frame draw:name="Google Shape;619;p39" draw:style-name="gr2" draw:text-style-name="P14" draw:layer="layout" svg:width="1.744cm" svg:height="2.537cm" svg:x="1.674cm" svg:y="3.849cm">
          <draw:image xlink:href="Pictures/10000000000000DE0000014372CFC3D8BD884442.jpg" xlink:type="simple" xlink:show="embed" xlink:actuate="onLoad">
            <text:p/>
          </draw:image>
        </draw:frame>
        <draw:frame draw:name="Google Shape;620;p39" draw:style-name="gr2" draw:text-style-name="P14" draw:layer="layout" svg:width="1.768cm" svg:height="2.573cm" svg:x="5.459cm" svg:y="7.065cm">
          <draw:image xlink:href="Pictures/10000000000000DE00000143303AEE133D0C7AF2.jpg" xlink:type="simple" xlink:show="embed" xlink:actuate="onLoad">
            <text:p/>
          </draw:image>
        </draw:frame>
        <draw:frame draw:name="Google Shape;621;p39" draw:style-name="gr2" draw:text-style-name="P14" draw:layer="layout" svg:width="1.768cm" svg:height="2.573cm" svg:x="7.358cm" svg:y="7.057cm">
          <draw:image xlink:href="Pictures/10000000000000DE000001436DCA0E56EA03AD71.jpg" xlink:type="simple" xlink:show="embed" xlink:actuate="onLoad">
            <text:p/>
          </draw:image>
        </draw:frame>
        <draw:frame draw:name="Google Shape;622;p39" draw:style-name="gr2" draw:text-style-name="P14" draw:layer="layout" svg:width="1.768cm" svg:height="2.573cm" svg:x="9.258cm" svg:y="7.061cm">
          <draw:image xlink:href="Pictures/10000000000000DE0000014363CCD7CBBF2D61AB.jpg" xlink:type="simple" xlink:show="embed" xlink:actuate="onLoad">
            <text:p/>
          </draw:image>
        </draw:frame>
        <draw:frame draw:name="Google Shape;623;p39" draw:style-name="gr2" draw:text-style-name="P14" draw:layer="layout" svg:width="1.768cm" svg:height="2.573cm" svg:x="5.474cm" svg:y="10.311cm">
          <draw:image xlink:href="Pictures/10000000000000DE00000143303AEE133D0C7AF2.jpg" xlink:type="simple" xlink:show="embed" xlink:actuate="onLoad">
            <text:p/>
          </draw:image>
        </draw:frame>
        <draw:frame draw:name="Google Shape;624;p39" draw:style-name="gr2" draw:text-style-name="P14" draw:layer="layout" svg:width="1.768cm" svg:height="2.573cm" svg:x="7.373cm" svg:y="10.304cm">
          <draw:image xlink:href="Pictures/10000000000000DE000001436DCA0E56EA03AD71.jpg" xlink:type="simple" xlink:show="embed" xlink:actuate="onLoad">
            <text:p/>
          </draw:image>
        </draw:frame>
        <draw:frame draw:name="Google Shape;625;p39" draw:style-name="gr2" draw:text-style-name="P14" draw:layer="layout" svg:width="1.768cm" svg:height="2.573cm" svg:x="9.273cm" svg:y="10.307cm">
          <draw:image xlink:href="Pictures/10000000000000DE0000014363CCD7CBBF2D61AB.jpg" xlink:type="simple" xlink:show="embed" xlink:actuate="onLoad">
            <text:p/>
          </draw:image>
        </draw:frame>
        <draw:frame draw:name="Google Shape;626;p39" draw:style-name="gr2" draw:text-style-name="P14" draw:layer="layout" svg:width="1.768cm" svg:height="2.573cm" svg:x="3.541cm" svg:y="3.832cm">
          <draw:image xlink:href="Pictures/10000000000000DE000001437E58492D36CF088A.jpg" xlink:type="simple" xlink:show="embed" xlink:actuate="onLoad">
            <text:p/>
          </draw:image>
        </draw:frame>
        <draw:frame draw:name="Google Shape;627;p39" draw:style-name="gr2" draw:text-style-name="P14" draw:layer="layout" svg:width="1.793cm" svg:height="2.609cm" svg:x="3.556cm" svg:y="7.057cm">
          <draw:image xlink:href="Pictures/10000000000000DE00000143836ACD61695DF9CC.jpg" xlink:type="simple" xlink:show="embed" xlink:actuate="onLoad">
            <text:p/>
          </draw:image>
        </draw:frame>
        <draw:frame draw:name="Google Shape;628;p39" draw:style-name="gr2" draw:text-style-name="P14" draw:layer="layout" svg:width="1.793cm" svg:height="2.537cm" svg:x="3.554cm" svg:y="10.318cm">
          <draw:image xlink:href="Pictures/10000000000000DE00000143836ACD61695DF9CC.jpg" xlink:type="simple" xlink:show="embed" xlink:actuate="onLoad">
            <text:p/>
          </draw:image>
        </draw:frame>
        <presentation:notes draw:style-name="dp2">
          <draw:page-thumbnail draw:name="Google Shape;609;g45653f6f75_0_1162:notes" draw:style-name="gr1" draw:layer="layout" svg:width="16.932cm" svg:height="9.524cm" svg:x="1.059cm" svg:y="1.905cm" draw:page-number="27" presentation:class="page"/>
          <draw:frame draw:name="Google Shape;610;g45653f6f75_0_1162:notes" presentation:style-name="pr5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ォーカード同士の場合" draw:style-name="dp1" draw:master-page-name="TITLE_5f_AND_5f_BODY" presentation:presentation-page-layout-name="AL2T1">
        <draw:frame draw:name="Google Shape;633;p40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ォーカード同士の場合</text:span></text:p>
          </draw:text-box>
        </draw:frame>
        <draw:frame draw:name="Google Shape;634;p40" presentation:style-name="pr58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35;p40" draw:style-name="gr2" draw:text-style-name="P14" draw:layer="layout" svg:width="1.768cm" svg:height="2.573cm" svg:x="1.666cm" svg:y="7.057cm">
          <draw:image xlink:href="Pictures/10000000000000DE000001433B78602D2AACF6DF.jpg" xlink:type="simple" xlink:show="embed" xlink:actuate="onLoad">
            <text:p/>
          </draw:image>
        </draw:frame>
        <draw:frame draw:name="Google Shape;636;p40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637;p40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638;p40" draw:style-name="gr2" draw:text-style-name="P14" draw:layer="layout" svg:width="1.768cm" svg:height="2.573cm" svg:x="5.445cm" svg:y="3.825cm">
          <draw:image xlink:href="Pictures/10000000000000DE0000014324A14FCF692AB12D.jpg" xlink:type="simple" xlink:show="embed" xlink:actuate="onLoad">
            <text:p/>
          </draw:image>
        </draw:frame>
        <draw:frame draw:name="Google Shape;639;p40" draw:style-name="gr2" draw:text-style-name="P14" draw:layer="layout" svg:width="1.793cm" svg:height="2.554cm" svg:x="1.634cm" svg:y="10.321cm">
          <draw:image xlink:href="Pictures/10000000000000DE000001435D1A20C8C4A00095.jpg" xlink:type="simple" xlink:show="embed" xlink:actuate="onLoad">
            <text:p/>
          </draw:image>
        </draw:frame>
        <draw:frame draw:name="Google Shape;640;p40" draw:style-name="gr2" draw:text-style-name="P14" draw:layer="layout" svg:width="1.744cm" svg:height="2.537cm" svg:x="1.674cm" svg:y="3.849cm">
          <draw:image xlink:href="Pictures/10000000000000DE0000014372CFC3D8BD884442.jpg" xlink:type="simple" xlink:show="embed" xlink:actuate="onLoad">
            <text:p/>
          </draw:image>
        </draw:frame>
        <draw:frame draw:name="Google Shape;641;p40" draw:style-name="gr2" draw:text-style-name="P14" draw:layer="layout" svg:width="1.768cm" svg:height="2.573cm" svg:x="5.459cm" svg:y="7.065cm">
          <draw:image xlink:href="Pictures/10000000000000DE00000143303AEE133D0C7AF2.jpg" xlink:type="simple" xlink:show="embed" xlink:actuate="onLoad">
            <text:p/>
          </draw:image>
        </draw:frame>
        <draw:frame draw:name="Google Shape;642;p40" draw:style-name="gr2" draw:text-style-name="P14" draw:layer="layout" svg:width="1.768cm" svg:height="2.573cm" svg:x="7.358cm" svg:y="7.057cm">
          <draw:image xlink:href="Pictures/10000000000000DE000001436DCA0E56EA03AD71.jpg" xlink:type="simple" xlink:show="embed" xlink:actuate="onLoad">
            <text:p/>
          </draw:image>
        </draw:frame>
        <draw:frame draw:name="Google Shape;643;p40" draw:style-name="gr2" draw:text-style-name="P14" draw:layer="layout" svg:width="1.768cm" svg:height="2.573cm" svg:x="9.258cm" svg:y="7.061cm">
          <draw:image xlink:href="Pictures/10000000000000DE0000014363CCD7CBBF2D61AB.jpg" xlink:type="simple" xlink:show="embed" xlink:actuate="onLoad">
            <text:p/>
          </draw:image>
        </draw:frame>
        <draw:frame draw:name="Google Shape;644;p40" draw:style-name="gr2" draw:text-style-name="P14" draw:layer="layout" svg:width="1.768cm" svg:height="2.573cm" svg:x="5.474cm" svg:y="10.311cm">
          <draw:image xlink:href="Pictures/10000000000000DE00000143303AEE133D0C7AF2.jpg" xlink:type="simple" xlink:show="embed" xlink:actuate="onLoad">
            <text:p/>
          </draw:image>
        </draw:frame>
        <draw:frame draw:name="Google Shape;645;p40" draw:style-name="gr2" draw:text-style-name="P14" draw:layer="layout" svg:width="1.768cm" svg:height="2.573cm" svg:x="7.373cm" svg:y="10.304cm">
          <draw:image xlink:href="Pictures/10000000000000DE000001436DCA0E56EA03AD71.jpg" xlink:type="simple" xlink:show="embed" xlink:actuate="onLoad">
            <text:p/>
          </draw:image>
        </draw:frame>
        <draw:frame draw:name="Google Shape;646;p40" draw:style-name="gr2" draw:text-style-name="P14" draw:layer="layout" svg:width="1.768cm" svg:height="2.573cm" svg:x="9.273cm" svg:y="10.307cm">
          <draw:image xlink:href="Pictures/10000000000000DE0000014363CCD7CBBF2D61AB.jpg" xlink:type="simple" xlink:show="embed" xlink:actuate="onLoad">
            <text:p/>
          </draw:image>
        </draw:frame>
        <draw:custom-shape draw:name="Google Shape;647;p40" draw:style-name="gr3" draw:text-style-name="P15" draw:layer="layout" svg:width="11.306cm" svg:height="1.318cm" svg:x="12.7cm" svg:y="4.46cm">
          <text:p text:style-name="P1"><text:span text:style-name="T7">・・・</text:span><text:span text:style-name="T7">J</text:span><text:span text:style-name="T7">のフォー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8;p40" draw:style-name="gr3" draw:text-style-name="P15" draw:layer="layout" svg:width="11.306cm" svg:height="1.318cm" svg:x="12.7cm" svg:y="7.692cm">
          <text:p text:style-name="P1"><text:span text:style-name="T7">・・・</text:span><text:span text:style-name="T7">Q</text:span><text:span text:style-name="T7">のフォー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9;p40" draw:style-name="gr3" draw:text-style-name="P15" draw:layer="layout" svg:width="11.306cm" svg:height="1.318cm" svg:x="12.712cm" svg:y="10.923cm">
          <text:p text:style-name="P1"><text:span text:style-name="T7">・・・</text:span><text:span text:style-name="T7">Q</text:span><text:span text:style-name="T7">のフォーカード</text:span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0;p40" draw:style-name="gr7" draw:text-style-name="P14" draw:layer="layout" svg:width="2.19cm" svg:height="2.868cm" svg:x="20.933cm" svg:y="6.865cm">
          <draw:image xlink:href="Pictures/1000020100000200000000E36FA63761C156AB1D.png" xlink:type="simple" xlink:show="embed" xlink:actuate="onLoad">
            <text:p/>
          </draw:image>
        </draw:frame>
        <draw:frame draw:name="Google Shape;651;p40" draw:style-name="gr8" draw:text-style-name="P14" draw:layer="layout" svg:width="2.014cm" svg:height="2.868cm" svg:x="21.02cm" svg:y="10.164cm">
          <draw:image xlink:href="Pictures/1000020100000200000000E36FA63761C156AB1D.png" xlink:type="simple" xlink:show="embed" xlink:actuate="onLoad">
            <text:p/>
          </draw:image>
        </draw:frame>
        <draw:frame draw:name="Google Shape;652;p40" draw:style-name="gr9" draw:text-style-name="P14" draw:layer="layout" svg:width="2.19cm" svg:height="2.868cm" svg:x="20.933cm" svg:y="3.67cm">
          <draw:image xlink:href="Pictures/1000020100000200000000E36FA63761C156AB1D.png" xlink:type="simple" xlink:show="embed" xlink:actuate="onLoad">
            <text:p/>
          </draw:image>
        </draw:frame>
        <draw:frame draw:name="Google Shape;653;p40" draw:style-name="gr2" draw:text-style-name="P14" draw:layer="layout" svg:width="1.768cm" svg:height="2.573cm" svg:x="3.541cm" svg:y="3.832cm">
          <draw:image xlink:href="Pictures/10000000000000DE000001437E58492D36CF088A.jpg" xlink:type="simple" xlink:show="embed" xlink:actuate="onLoad">
            <text:p/>
          </draw:image>
        </draw:frame>
        <draw:frame draw:name="Google Shape;654;p40" draw:style-name="gr2" draw:text-style-name="P14" draw:layer="layout" svg:width="1.793cm" svg:height="2.609cm" svg:x="3.556cm" svg:y="7.057cm">
          <draw:image xlink:href="Pictures/10000000000000DE00000143836ACD61695DF9CC.jpg" xlink:type="simple" xlink:show="embed" xlink:actuate="onLoad">
            <text:p/>
          </draw:image>
        </draw:frame>
        <draw:frame draw:name="Google Shape;655;p40" draw:style-name="gr2" draw:text-style-name="P14" draw:layer="layout" svg:width="1.793cm" svg:height="2.537cm" svg:x="3.554cm" svg:y="10.318cm">
          <draw:image xlink:href="Pictures/10000000000000DE00000143836ACD61695DF9CC.jpg" xlink:type="simple" xlink:show="embed" xlink:actuate="onLoad">
            <text:p/>
          </draw:image>
        </draw:frame>
        <presentation:notes draw:style-name="dp2">
          <draw:page-thumbnail draw:name="Google Shape;630;g456fdbdf8b_0_41:notes" draw:style-name="gr1" draw:layer="layout" svg:width="16.932cm" svg:height="9.524cm" svg:x="1.059cm" svg:y="1.905cm" draw:page-number="28" presentation:class="page"/>
          <draw:frame draw:name="Google Shape;631;g456fdbdf8b_0_41:notes" presentation:style-name="pr5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ォーカードのチョップ（引き分け）" draw:style-name="dp1" draw:master-page-name="TITLE_5f_AND_5f_BODY" presentation:presentation-page-layout-name="AL2T1">
        <draw:frame draw:name="Google Shape;660;p41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ォーカードのチョップ（引き分け）</text:span></text:p>
          </draw:text-box>
        </draw:frame>
        <draw:frame draw:name="Google Shape;661;p41" presentation:style-name="pr60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custom-shape draw:name="Google Shape;662;p41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663;p41" draw:style-name="gr3" draw:text-style-name="P15" draw:layer="layout" svg:width="11.306cm" svg:height="1.318cm" svg:x="15.452cm" svg:y="7.692cm">
          <text:p text:style-name="P1"><text:span text:style-name="T7">・・・チョ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4;p41" draw:style-name="gr2" draw:text-style-name="P14" draw:layer="layout" svg:width="2.188cm" svg:height="3.383cm" svg:x="1.654cm" svg:y="4.53cm">
          <draw:image xlink:href="Pictures/10000000000000DE000001433B78602D2AACF6DF.jpg" xlink:type="simple" xlink:show="embed" xlink:actuate="onLoad">
            <text:p/>
          </draw:image>
        </draw:frame>
        <draw:frame draw:name="Google Shape;665;p41" draw:style-name="gr2" draw:text-style-name="P14" draw:layer="layout" svg:width="2.188cm" svg:height="3.383cm" svg:x="6.347cm" svg:y="4.54cm">
          <draw:image xlink:href="Pictures/10000000000000DE00000143303AEE133D0C7AF2.jpg" xlink:type="simple" xlink:show="embed" xlink:actuate="onLoad">
            <text:p/>
          </draw:image>
        </draw:frame>
        <draw:frame draw:name="Google Shape;666;p41" draw:style-name="gr2" draw:text-style-name="P14" draw:layer="layout" svg:width="2.188cm" svg:height="3.383cm" svg:x="8.698cm" svg:y="4.53cm">
          <draw:image xlink:href="Pictures/10000000000000DE000001436DCA0E56EA03AD71.jpg" xlink:type="simple" xlink:show="embed" xlink:actuate="onLoad">
            <text:p/>
          </draw:image>
        </draw:frame>
        <draw:frame draw:name="Google Shape;667;p41" draw:style-name="gr2" draw:text-style-name="P14" draw:layer="layout" svg:width="2.188cm" svg:height="3.383cm" svg:x="11.048cm" svg:y="4.535cm">
          <draw:image xlink:href="Pictures/10000000000000DE0000014363CCD7CBBF2D61AB.jpg" xlink:type="simple" xlink:show="embed" xlink:actuate="onLoad">
            <text:p/>
          </draw:image>
        </draw:frame>
        <draw:frame draw:name="Google Shape;668;p41" draw:style-name="gr2" draw:text-style-name="P14" draw:layer="layout" svg:width="2.188cm" svg:height="3.383cm" svg:x="6.366cm" svg:y="8.809cm">
          <draw:image xlink:href="Pictures/10000000000000DE00000143303AEE133D0C7AF2.jpg" xlink:type="simple" xlink:show="embed" xlink:actuate="onLoad">
            <text:p/>
          </draw:image>
        </draw:frame>
        <draw:frame draw:name="Google Shape;669;p41" draw:style-name="gr2" draw:text-style-name="P14" draw:layer="layout" svg:width="2.188cm" svg:height="3.383cm" svg:x="8.716cm" svg:y="8.798cm">
          <draw:image xlink:href="Pictures/10000000000000DE000001436DCA0E56EA03AD71.jpg" xlink:type="simple" xlink:show="embed" xlink:actuate="onLoad">
            <text:p/>
          </draw:image>
        </draw:frame>
        <draw:frame draw:name="Google Shape;670;p41" draw:style-name="gr2" draw:text-style-name="P14" draw:layer="layout" svg:width="2.188cm" svg:height="3.383cm" svg:x="11.067cm" svg:y="8.803cm">
          <draw:image xlink:href="Pictures/10000000000000DE0000014363CCD7CBBF2D61AB.jpg" xlink:type="simple" xlink:show="embed" xlink:actuate="onLoad">
            <text:p/>
          </draw:image>
        </draw:frame>
        <draw:frame draw:name="Google Shape;671;p41" draw:style-name="gr2" draw:text-style-name="P14" draw:layer="layout" svg:width="2.188cm" svg:height="3.408cm" svg:x="1.654cm" svg:y="8.784cm">
          <draw:image xlink:href="Pictures/10000000000000DE000001432A393D03AB696FDE.jpg" xlink:type="simple" xlink:show="embed" xlink:actuate="onLoad">
            <text:p/>
          </draw:image>
        </draw:frame>
        <draw:custom-shape draw:name="Google Shape;672;p41" draw:style-name="gr11" draw:text-style-name="P15" draw:layer="layout" svg:width="2.408cm" svg:height="8.273cm" svg:x="1.587cm" svg:y="4.2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3;p41" draw:style-name="gr2" draw:text-style-name="P14" draw:layer="layout" svg:width="2.188cm" svg:height="3.383cm" svg:x="3.997cm" svg:y="4.53cm">
          <draw:image xlink:href="Pictures/10000000000000DE00000143836ACD61695DF9CC.jpg" xlink:type="simple" xlink:show="embed" xlink:actuate="onLoad">
            <text:p/>
          </draw:image>
        </draw:frame>
        <draw:frame draw:name="Google Shape;674;p41" draw:style-name="gr2" draw:text-style-name="P14" draw:layer="layout" svg:width="2.188cm" svg:height="3.383cm" svg:x="4.01cm" svg:y="8.809cm">
          <draw:image xlink:href="Pictures/10000000000000DE00000143836ACD61695DF9CC.jpg" xlink:type="simple" xlink:show="embed" xlink:actuate="onLoad">
            <text:p/>
          </draw:image>
        </draw:frame>
        <presentation:notes draw:style-name="dp2">
          <draw:page-thumbnail draw:name="Google Shape;657;g45653f6f75_0_1191:notes" draw:style-name="gr1" draw:layer="layout" svg:width="16.932cm" svg:height="9.524cm" svg:x="1.059cm" svg:y="1.905cm" draw:page-number="29" presentation:class="page"/>
          <draw:frame draw:name="Google Shape;658;g45653f6f75_0_1191:notes" presentation:style-name="pr6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トレートフラッシュ同士の場合" draw:style-name="dp1" draw:master-page-name="TITLE_5f_AND_5f_BODY" presentation:presentation-page-layout-name="AL2T1">
        <draw:frame draw:name="Google Shape;679;p42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トレートフラッシュ同士の場合</text:span></text:p>
          </draw:text-box>
        </draw:frame>
        <draw:frame draw:name="Google Shape;680;p42" presentation:style-name="pr62" draw:text-style-name="P16" draw:layer="layout" svg:width="23.667cm" svg:height="9.489cm" svg:x="0.886cm" svg:y="3.201cm" presentation:class="outline" presentation:placeholder="true" presentation:user-transformed="true">
          <draw:text-box/>
        </draw:frame>
        <draw:frame draw:name="Google Shape;681;p42" draw:style-name="gr2" draw:text-style-name="P14" draw:layer="layout" svg:width="2.084cm" svg:height="3.184cm" svg:x="3.883cm" svg:y="4.548cm">
          <draw:image xlink:href="Pictures/10000000000000DE00000143DE5F10DB3AC66D86.jpg" xlink:type="simple" xlink:show="embed" xlink:actuate="onLoad">
            <text:p/>
          </draw:image>
        </draw:frame>
        <draw:frame draw:name="Google Shape;682;p42" draw:style-name="gr2" draw:text-style-name="P14" draw:layer="layout" svg:width="2.056cm" svg:height="3.14cm" svg:x="1.675cm" svg:y="4.569cm">
          <draw:image xlink:href="Pictures/10000000000000DE0000014372CFC3D8BD884442.jpg" xlink:type="simple" xlink:show="embed" xlink:actuate="onLoad">
            <text:p/>
          </draw:image>
        </draw:frame>
        <draw:frame draw:name="Google Shape;683;p42" draw:style-name="gr2" draw:text-style-name="P14" draw:layer="layout" svg:width="2.084cm" svg:height="3.186cm" svg:x="6.12cm" svg:y="4.546cm">
          <draw:image xlink:href="Pictures/10000000000000DE000001436DCA0E56EA03AD71.jpg" xlink:type="simple" xlink:show="embed" xlink:actuate="onLoad">
            <text:p/>
          </draw:image>
        </draw:frame>
        <draw:frame draw:name="Google Shape;684;p42" draw:style-name="gr2" draw:text-style-name="P14" draw:layer="layout" svg:width="2.113cm" svg:height="3.186cm" svg:x="8.357cm" svg:y="4.546cm">
          <draw:image xlink:href="Pictures/10000000000000DE00000143083124FDF56E35CF.jpg" xlink:type="simple" xlink:show="embed" xlink:actuate="onLoad">
            <text:p/>
          </draw:image>
        </draw:frame>
        <draw:frame draw:name="Google Shape;685;p42" draw:style-name="gr2" draw:text-style-name="P14" draw:layer="layout" svg:width="2.084cm" svg:height="3.186cm" svg:x="10.623cm" svg:y="4.546cm">
          <draw:image xlink:href="Pictures/10000000000000DE000001437242D9D0EE19F770.jpg" xlink:type="simple" xlink:show="embed" xlink:actuate="onLoad">
            <text:p/>
          </draw:image>
        </draw:frame>
        <draw:frame draw:name="Google Shape;686;p42" draw:style-name="gr2" draw:text-style-name="P14" draw:layer="layout" svg:width="2.084cm" svg:height="3.184cm" svg:x="6.111cm" svg:y="8.84cm">
          <draw:image xlink:href="Pictures/10000000000000DE00000143DE5F10DB3AC66D86.jpg" xlink:type="simple" xlink:show="embed" xlink:actuate="onLoad">
            <text:p/>
          </draw:image>
        </draw:frame>
        <draw:frame draw:name="Google Shape;687;p42" draw:style-name="gr2" draw:text-style-name="P14" draw:layer="layout" svg:width="2.056cm" svg:height="3.14cm" svg:x="3.903cm" svg:y="8.862cm">
          <draw:image xlink:href="Pictures/10000000000000DE0000014372CFC3D8BD884442.jpg" xlink:type="simple" xlink:show="embed" xlink:actuate="onLoad">
            <text:p/>
          </draw:image>
        </draw:frame>
        <draw:frame draw:name="Google Shape;688;p42" draw:style-name="gr2" draw:text-style-name="P14" draw:layer="layout" svg:width="2.084cm" svg:height="3.186cm" svg:x="8.348cm" svg:y="8.839cm">
          <draw:image xlink:href="Pictures/10000000000000DE000001436DCA0E56EA03AD71.jpg" xlink:type="simple" xlink:show="embed" xlink:actuate="onLoad">
            <text:p/>
          </draw:image>
        </draw:frame>
        <draw:frame draw:name="Google Shape;689;p42" draw:style-name="gr2" draw:text-style-name="P14" draw:layer="layout" svg:width="2.113cm" svg:height="3.186cm" svg:x="10.585cm" svg:y="8.839cm">
          <draw:image xlink:href="Pictures/10000000000000DE00000143083124FDF56E35CF.jpg" xlink:type="simple" xlink:show="embed" xlink:actuate="onLoad">
            <text:p/>
          </draw:image>
        </draw:frame>
        <draw:frame draw:name="Google Shape;690;p42" draw:style-name="gr2" draw:text-style-name="P14" draw:layer="layout" svg:width="2.084cm" svg:height="3.186cm" svg:x="1.667cm" svg:y="8.839cm">
          <draw:image xlink:href="Pictures/10000000000000DE00000143FC4788266C3E598D.jpg" xlink:type="simple" xlink:show="embed" xlink:actuate="onLoad">
            <text:p/>
          </draw:image>
        </draw:frame>
        <presentation:notes draw:style-name="dp2">
          <draw:page-thumbnail draw:name="Google Shape;676;g45653f6f75_0_1211:notes" draw:style-name="gr1" draw:layer="layout" svg:width="16.932cm" svg:height="9.524cm" svg:x="1.059cm" svg:y="1.905cm" draw:page-number="30" presentation:class="page"/>
          <draw:frame draw:name="Google Shape;677;g45653f6f75_0_1211:notes" presentation:style-name="pr6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トレートフラッシュ同士の場合" draw:style-name="dp1" draw:master-page-name="TITLE_5f_AND_5f_BODY" presentation:presentation-page-layout-name="AL2T1">
        <draw:frame draw:name="Google Shape;695;p43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トレートフラッシュ同士の場合</text:span></text:p>
          </draw:text-box>
        </draw:frame>
        <draw:frame draw:name="Google Shape;696;p43" presentation:style-name="pr64" draw:text-style-name="P16" draw:layer="layout" svg:width="23.667cm" svg:height="9.489cm" svg:x="0.886cm" svg:y="3.201cm" presentation:class="outline" presentation:placeholder="true" presentation:user-transformed="true">
          <draw:text-box/>
        </draw:frame>
        <draw:frame draw:name="Google Shape;697;p43" draw:style-name="gr2" draw:text-style-name="P14" draw:layer="layout" svg:width="2.084cm" svg:height="3.184cm" svg:x="3.883cm" svg:y="4.548cm">
          <draw:image xlink:href="Pictures/10000000000000DE00000143DE5F10DB3AC66D86.jpg" xlink:type="simple" xlink:show="embed" xlink:actuate="onLoad">
            <text:p/>
          </draw:image>
        </draw:frame>
        <draw:frame draw:name="Google Shape;698;p43" draw:style-name="gr2" draw:text-style-name="P14" draw:layer="layout" svg:width="2.056cm" svg:height="3.14cm" svg:x="1.675cm" svg:y="4.569cm">
          <draw:image xlink:href="Pictures/10000000000000DE0000014372CFC3D8BD884442.jpg" xlink:type="simple" xlink:show="embed" xlink:actuate="onLoad">
            <text:p/>
          </draw:image>
        </draw:frame>
        <draw:custom-shape draw:name="Google Shape;699;p43" draw:style-name="gr3" draw:text-style-name="P15" draw:layer="layout" svg:width="11.306cm" svg:height="1.318cm" svg:x="12.7cm" svg:y="5.307cm">
          <text:p text:style-name="P1"><text:span text:style-name="T7">・・・</text:span><text:span text:style-name="T7">A</text:span><text:span text:style-name="T7">ハイのストレートフラッシ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43" draw:style-name="gr3" draw:text-style-name="P15" draw:layer="layout" svg:width="11.306cm" svg:height="1.318cm" svg:x="12.7cm" svg:y="9.597cm">
          <text:p text:style-name="P1"><text:span text:style-name="T7">・・・</text:span><text:span text:style-name="T7">K</text:span><text:span text:style-name="T7">ハイのストレート・フラッシ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1;p43" draw:style-name="gr7" draw:text-style-name="P14" draw:layer="layout" svg:width="2.19cm" svg:height="2.868cm" svg:x="22.857cm" svg:y="4.777cm">
          <draw:image xlink:href="Pictures/1000020100000200000000E36FA63761C156AB1D.png" xlink:type="simple" xlink:show="embed" xlink:actuate="onLoad">
            <text:p/>
          </draw:image>
        </draw:frame>
        <draw:frame draw:name="Google Shape;702;p43" draw:style-name="gr8" draw:text-style-name="P14" draw:layer="layout" svg:width="2.014cm" svg:height="2.868cm" svg:x="22.945cm" svg:y="9.258cm">
          <draw:image xlink:href="Pictures/1000020100000200000000E36FA63761C156AB1D.png" xlink:type="simple" xlink:show="embed" xlink:actuate="onLoad">
            <text:p/>
          </draw:image>
        </draw:frame>
        <draw:frame draw:name="Google Shape;703;p43" draw:style-name="gr2" draw:text-style-name="P14" draw:layer="layout" svg:width="2.084cm" svg:height="3.186cm" svg:x="6.12cm" svg:y="4.546cm">
          <draw:image xlink:href="Pictures/10000000000000DE000001436DCA0E56EA03AD71.jpg" xlink:type="simple" xlink:show="embed" xlink:actuate="onLoad">
            <text:p/>
          </draw:image>
        </draw:frame>
        <draw:frame draw:name="Google Shape;704;p43" draw:style-name="gr2" draw:text-style-name="P14" draw:layer="layout" svg:width="2.113cm" svg:height="3.186cm" svg:x="8.357cm" svg:y="4.546cm">
          <draw:image xlink:href="Pictures/10000000000000DE00000143083124FDF56E35CF.jpg" xlink:type="simple" xlink:show="embed" xlink:actuate="onLoad">
            <text:p/>
          </draw:image>
        </draw:frame>
        <draw:frame draw:name="Google Shape;705;p43" draw:style-name="gr2" draw:text-style-name="P14" draw:layer="layout" svg:width="2.084cm" svg:height="3.186cm" svg:x="10.623cm" svg:y="4.546cm">
          <draw:image xlink:href="Pictures/10000000000000DE000001437242D9D0EE19F770.jpg" xlink:type="simple" xlink:show="embed" xlink:actuate="onLoad">
            <text:p/>
          </draw:image>
        </draw:frame>
        <draw:frame draw:name="Google Shape;706;p43" draw:style-name="gr2" draw:text-style-name="P14" draw:layer="layout" svg:width="2.084cm" svg:height="3.184cm" svg:x="6.111cm" svg:y="8.84cm">
          <draw:image xlink:href="Pictures/10000000000000DE00000143DE5F10DB3AC66D86.jpg" xlink:type="simple" xlink:show="embed" xlink:actuate="onLoad">
            <text:p/>
          </draw:image>
        </draw:frame>
        <draw:frame draw:name="Google Shape;707;p43" draw:style-name="gr2" draw:text-style-name="P14" draw:layer="layout" svg:width="2.056cm" svg:height="3.14cm" svg:x="3.903cm" svg:y="8.862cm">
          <draw:image xlink:href="Pictures/10000000000000DE0000014372CFC3D8BD884442.jpg" xlink:type="simple" xlink:show="embed" xlink:actuate="onLoad">
            <text:p/>
          </draw:image>
        </draw:frame>
        <draw:frame draw:name="Google Shape;708;p43" draw:style-name="gr2" draw:text-style-name="P14" draw:layer="layout" svg:width="2.084cm" svg:height="3.186cm" svg:x="8.348cm" svg:y="8.839cm">
          <draw:image xlink:href="Pictures/10000000000000DE000001436DCA0E56EA03AD71.jpg" xlink:type="simple" xlink:show="embed" xlink:actuate="onLoad">
            <text:p/>
          </draw:image>
        </draw:frame>
        <draw:frame draw:name="Google Shape;709;p43" draw:style-name="gr2" draw:text-style-name="P14" draw:layer="layout" svg:width="2.113cm" svg:height="3.186cm" svg:x="10.585cm" svg:y="8.839cm">
          <draw:image xlink:href="Pictures/10000000000000DE00000143083124FDF56E35CF.jpg" xlink:type="simple" xlink:show="embed" xlink:actuate="onLoad">
            <text:p/>
          </draw:image>
        </draw:frame>
        <draw:frame draw:name="Google Shape;710;p43" draw:style-name="gr2" draw:text-style-name="P14" draw:layer="layout" svg:width="2.084cm" svg:height="3.186cm" svg:x="1.667cm" svg:y="8.839cm">
          <draw:image xlink:href="Pictures/10000000000000DE00000143FC4788266C3E598D.jpg" xlink:type="simple" xlink:show="embed" xlink:actuate="onLoad">
            <text:p/>
          </draw:image>
        </draw:frame>
        <presentation:notes draw:style-name="dp2">
          <draw:page-thumbnail draw:name="Google Shape;692;g456fdbdf8b_0_67:notes" draw:style-name="gr1" draw:layer="layout" svg:width="16.932cm" svg:height="9.524cm" svg:x="1.059cm" svg:y="1.905cm" draw:page-number="31" presentation:class="page"/>
          <draw:frame draw:name="Google Shape;693;g456fdbdf8b_0_67:notes" presentation:style-name="pr6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トレートフラッシュ同士の場合" draw:style-name="dp1" draw:master-page-name="TITLE_5f_AND_5f_BODY" presentation:presentation-page-layout-name="AL2T1">
        <draw:frame draw:name="Google Shape;715;p44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トレートフラッシュ同士の場合</text:span></text:p>
          </draw:text-box>
        </draw:frame>
        <draw:frame draw:name="Google Shape;716;p44" presentation:style-name="pr66" draw:text-style-name="P16" draw:layer="layout" svg:width="23.667cm" svg:height="9.489cm" svg:x="0.886cm" svg:y="3.201cm" presentation:class="outline" presentation:placeholder="true" presentation:user-transformed="true">
          <draw:text-box/>
        </draw:frame>
        <draw:frame draw:name="Google Shape;717;p44" draw:style-name="gr2" draw:text-style-name="P14" draw:layer="layout" svg:width="2.084cm" svg:height="3.184cm" svg:x="3.883cm" svg:y="4.548cm">
          <draw:image xlink:href="Pictures/10000000000000DE00000143DE5F10DB3AC66D86.jpg" xlink:type="simple" xlink:show="embed" xlink:actuate="onLoad">
            <text:p/>
          </draw:image>
        </draw:frame>
        <draw:frame draw:name="Google Shape;718;p44" draw:style-name="gr2" draw:text-style-name="P14" draw:layer="layout" svg:width="2.056cm" svg:height="3.14cm" svg:x="1.675cm" svg:y="4.569cm">
          <draw:image xlink:href="Pictures/10000000000000DE0000014372CFC3D8BD884442.jpg" xlink:type="simple" xlink:show="embed" xlink:actuate="onLoad">
            <text:p/>
          </draw:image>
        </draw:frame>
        <draw:frame draw:name="Google Shape;719;p44" draw:style-name="gr2" draw:text-style-name="P14" draw:layer="layout" svg:width="2.084cm" svg:height="3.186cm" svg:x="6.12cm" svg:y="4.546cm">
          <draw:image xlink:href="Pictures/10000000000000DE000001436DCA0E56EA03AD71.jpg" xlink:type="simple" xlink:show="embed" xlink:actuate="onLoad">
            <text:p/>
          </draw:image>
        </draw:frame>
        <draw:frame draw:name="Google Shape;720;p44" draw:style-name="gr2" draw:text-style-name="P14" draw:layer="layout" svg:width="2.113cm" svg:height="3.186cm" svg:x="8.357cm" svg:y="4.546cm">
          <draw:image xlink:href="Pictures/10000000000000DE00000143083124FDF56E35CF.jpg" xlink:type="simple" xlink:show="embed" xlink:actuate="onLoad">
            <text:p/>
          </draw:image>
        </draw:frame>
        <draw:frame draw:name="Google Shape;721;p44" draw:style-name="gr2" draw:text-style-name="P14" draw:layer="layout" svg:width="2.084cm" svg:height="3.186cm" svg:x="10.623cm" svg:y="4.546cm">
          <draw:image xlink:href="Pictures/10000000000000DE000001437242D9D0EE19F770.jpg" xlink:type="simple" xlink:show="embed" xlink:actuate="onLoad">
            <text:p/>
          </draw:image>
        </draw:frame>
        <draw:frame draw:name="Google Shape;722;p44" draw:style-name="gr2" draw:text-style-name="P14" draw:layer="layout" svg:width="2.014cm" svg:height="3.186cm" svg:x="1.694cm" svg:y="8.816cm">
          <draw:image xlink:href="Pictures/10000000000000DE000001432A393D03AB696FDE.jpg" xlink:type="simple" xlink:show="embed" xlink:actuate="onLoad">
            <text:p/>
          </draw:image>
        </draw:frame>
        <draw:frame draw:name="Google Shape;723;p44" draw:style-name="gr2" draw:text-style-name="P14" draw:layer="layout" svg:width="2.084cm" svg:height="3.186cm" svg:x="3.883cm" svg:y="8.839cm">
          <draw:image xlink:href="Pictures/10000000000000DE0000014324A14FCF692AB12D.jpg" xlink:type="simple" xlink:show="embed" xlink:actuate="onLoad">
            <text:p/>
          </draw:image>
        </draw:frame>
        <draw:frame draw:name="Google Shape;724;p44" draw:style-name="gr2" draw:text-style-name="P14" draw:layer="layout" svg:width="2.084cm" svg:height="3.186cm" svg:x="6.122cm" svg:y="8.839cm">
          <draw:image xlink:href="Pictures/10000000000000DE00000143836ACD61695DF9CC.jpg" xlink:type="simple" xlink:show="embed" xlink:actuate="onLoad">
            <text:p/>
          </draw:image>
        </draw:frame>
        <draw:frame draw:name="Google Shape;725;p44" draw:style-name="gr2" draw:text-style-name="P14" draw:layer="layout" svg:width="2.084cm" svg:height="3.186cm" svg:x="8.36cm" svg:y="8.839cm">
          <draw:image xlink:href="Pictures/10000000000000DE00000143AD9463861194D4BB.jpg" xlink:type="simple" xlink:show="embed" xlink:actuate="onLoad">
            <text:p/>
          </draw:image>
        </draw:frame>
        <draw:frame draw:name="Google Shape;726;p44" draw:style-name="gr2" draw:text-style-name="P14" draw:layer="layout" svg:width="2.084cm" svg:height="3.186cm" svg:x="10.599cm" svg:y="8.836cm">
          <draw:image xlink:href="Pictures/10000000000000DE00000143DFCD1FC8F64C2050.jpg" xlink:type="simple" xlink:show="embed" xlink:actuate="onLoad">
            <text:p/>
          </draw:image>
        </draw:frame>
        <draw:custom-shape draw:name="Google Shape;727;p44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728;p44" draw:style-name="gr3" draw:text-style-name="P15" draw:layer="layout" svg:width="11.306cm" svg:height="1.318cm" svg:x="15.452cm" svg:y="7.692cm">
          <text:p text:style-name="P1"><text:span text:style-name="T7">・・・柄違いのチョップはな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2;g45653f6f75_0_1245:notes" draw:style-name="gr1" draw:layer="layout" svg:width="16.932cm" svg:height="9.524cm" svg:x="1.059cm" svg:y="1.905cm" draw:page-number="32" presentation:class="page"/>
          <draw:frame draw:name="Google Shape;713;g45653f6f75_0_1245:notes" presentation:style-name="pr6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まとめ" draw:style-name="dp1" draw:master-page-name="TITLE_5f_AND_5f_BODY" presentation:presentation-page-layout-name="AL2T1">
        <draw:frame draw:name="Google Shape;733;p45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まとめ</text:span></text:p>
          </draw:text-box>
        </draw:frame>
        <draw:frame draw:name="Google Shape;734;p45" presentation:style-name="pr10" draw:text-style-name="P9" draw:layer="layout" svg:width="23.667cm" svg:height="9.489cm" svg:x="0.886cm" svg:y="3.201cm" presentation:class="outline" presentation:user-transformed="true">
          <draw:text-box>
            <text:p text:style-name="P11"><text:span text:style-name="T5">・同じ役同士の強さ</text:span></text:p>
            <text:p text:style-name="P12"><text:span text:style-name="T5">　ポーカーでは、同じ役同士で争うことは頻繁にある。絶対に覚えてほしい。</text:span></text:p>
            <text:p text:style-name="P12"><text:span text:style-name="T5">・チョップ</text:span><text:span text:style-name="T5">(</text:span><text:span text:style-name="T5">引き分け</text:span><text:span text:style-name="T5">)</text:span></text:p>
            <text:p text:style-name="P13"><text:span text:style-name="T5">　チョップを知らずに、降りてしまうと損をする。絶対に覚えてほしい。</text:span></text:p>
          </draw:text-box>
        </draw:frame>
        <presentation:notes draw:style-name="dp2">
          <draw:page-thumbnail draw:name="Google Shape;730;g45653f6f75_0_1271:notes" draw:style-name="gr1" draw:layer="layout" svg:width="16.932cm" svg:height="9.524cm" svg:x="1.059cm" svg:y="1.905cm" draw:page-number="33" presentation:class="page"/>
          <draw:frame draw:name="Google Shape;731;g45653f6f75_0_1271:notes" presentation:style-name="pr6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7"/>
    <meta:generator>LibreOfficeDev/6.0.5.2$Linux_X86_64 LibreOffice_project/</meta:generator>
  </office:meta>
</office:document-meta>
</file>